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settings.xml"/>
  <manifest:file-entry manifest:media-type="text/xml" manifest:full-path="Object 2/styles.xml"/>
  <manifest:file-entry manifest:media-type="text/xml" manifest:full-path="Object 2/content.xml"/>
  <manifest:file-entry manifest:media-type="application/vnd.oasis.opendocument.spreadsheet" manifest:version="1.2" manifest:full-path="Object 2/"/>
  <manifest:file-entry manifest:media-type="text/xml" manifest:full-path="Object 7/settings.xml"/>
  <manifest:file-entry manifest:media-type="text/xml" manifest:full-path="Object 7/styles.xml"/>
  <manifest:file-entry manifest:media-type="text/xml" manifest:full-path="Object 7/content.xml"/>
  <manifest:file-entry manifest:media-type="application/vnd.oasis.opendocument.spreadsheet" manifest:version="1.2" manifest:full-path="Object 7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styles.xml"/>
  <manifest:file-entry manifest:media-type="text/xml" manifest:full-path="Object 4/content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spreadshee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" manifest:full-path="ObjectReplacements/Object 3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8"/>
  <manifest:file-entry manifest:media-type="application/x-openoffice-gdimetafile;windows_formatname=&quot;GDIMetaFile&quot;" manifest:full-path="ObjectReplacements/Object 4"/>
  <manifest:file-entry manifest:media-type="" manifest:full-path="ObjectReplacements/Object 9"/>
  <manifest:file-entry manifest:media-type="text/xml" manifest:full-path="styles.xml"/>
  <manifest:file-entry manifest:media-type="text/xml" manifest:full-path="Object 9/settings.xml"/>
  <manifest:file-entry manifest:media-type="text/xml" manifest:full-path="Object 9/styles.xml"/>
  <manifest:file-entry manifest:media-type="text/xml" manifest:full-path="Object 9/content.xml"/>
  <manifest:file-entry manifest:media-type="application/vnd.oasis.opendocument.spreadsheet" manifest:full-path="Object 9/"/>
  <manifest:file-entry manifest:media-type="text/xml" manifest:full-path="Object 6/styles.xml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spreadshee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Symmetric_20_Arrow" draw:fill="none" draw:textarea-horizontal-align="center" draw:textarea-vertical-align="middle"/>
    </style:style>
    <style:style style:name="gr2" style:family="graphic" style:parent-style-name="standard">
      <style:graphic-properties draw:marker-end="Symmetric_20_Arrow" draw:fill="none" draw:fill-color="#e6e6ff" draw:textarea-horizontal-align="center" draw:textarea-vertical-align="middle"/>
    </style:style>
    <style:style style:name="gr3" style:family="graphic" style:parent-style-name="standard">
      <style:graphic-properties draw:marker-end="Symmetric_20_Arrow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" draw:marker-end-width="0.3cm" draw:fill="none" draw:textarea-horizontal-align="center" draw:textarea-vertical-align="middle"/>
    </style:style>
    <style:style style:name="gr5" style:family="graphic" style:parent-style-name="standard">
      <style:graphic-properties draw:marker-end="Symmetric_20_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marker-end="Symmetric_20_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09cm" fo:min-width="3.4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1cm" fo:min-width="2.8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81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e6e6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813cm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e6e6ff" draw:textarea-horizontal-align="center" draw:textarea-vertical-align="middle"/>
    </style:style>
    <style:style style:name="gr17" style:family="graphic" style:parent-style-name="standard">
      <style:graphic-properties draw:fill="none" draw:fill-color="#e6e6ff" draw:textarea-horizontal-align="center" draw:textarea-vertical-align="middle"/>
    </style:style>
    <style:style style:name="gr18" style:family="graphic" style:parent-style-name="standard">
      <style:graphic-properties draw:stroke="none" draw:fill="none" fo:min-height="0.424cm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813cm"/>
    </style:style>
    <style:style style:name="gr2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textarea-horizontal-align="center" draw:textarea-vertical-align="middl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5.724cm"/>
    </style:style>
    <style:style style:name="gr25" style:family="graphic" style:parent-style-name="standard">
      <style:graphic-properties draw:stroke="none" draw:fill="none" fo:min-height="0.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9.0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7.965c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29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cm" fo:min-width="22.481cm"/>
    </style:style>
    <style:style style:name="gr32" style:family="graphic" style:parent-style-name="standard">
      <style:graphic-properties draw:marker-end="" draw:marker-end-width="0.3cm" draw:textarea-horizontal-align="center" draw:textarea-vertical-align="middle"/>
    </style:style>
    <style:style style:name="gr33" style:family="graphic" style:parent-style-name="standard">
      <style:graphic-properties draw:fill="none" draw:textarea-vertical-align="middle" draw:auto-grow-height="false" fo:min-height="0.749cm" fo:min-width="0.499cm"/>
    </style:style>
    <style:style style:name="gr34" style:family="graphic" style:parent-style-name="standard">
      <style:graphic-properties draw:stroke="solid" draw:stroke-dash="Ultrafine_20_Dashed" svg:stroke-color="#0066cc" draw:fill="none" draw:textarea-vertical-align="middle" draw:auto-grow-height="false" fo:min-height="0.749cm" fo:min-width="0.499cm"/>
    </style:style>
    <style:style style:name="gr35" style:family="graphic" style:parent-style-name="standard">
      <style:graphic-properties draw:stroke="none" draw:stroke-dash="Ultrafine_20_Dashed" draw:fill="none" fo:min-height="0.595cm"/>
    </style:style>
    <style:style style:name="gr36" style:family="graphic" style:parent-style-name="standard">
      <style:graphic-properties draw:stroke="none" draw:stroke-dash="Ultrafine_20_Dashed" draw:fill="none" fo:min-height="0.594cm"/>
    </style:style>
    <style:style style:name="gr37" style:family="graphic" style:parent-style-name="standard">
      <style:graphic-properties draw:stroke="solid" draw:stroke-dash="Ultrafine_20_Dashed" svg:stroke-color="#0066cc" draw:marker-end="Arrow" draw:marker-end-width="0.3cm" draw:fill="solid" draw:fill-color="#0066cc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6.15cm"/>
    </style:style>
    <style:style style:name="gr39" style:family="graphic" style:parent-style-name="standard">
      <style:graphic-properties draw:fill="solid" draw:fill-color="#e6e6e6" draw:textarea-horizontal-align="center" draw:textarea-vertical-align="middle"/>
    </style:style>
    <style:style style:name="gr40" style:family="graphic" style:parent-style-name="standard">
      <style:graphic-properties draw:marker-end="" draw:marker-end-width="0.3cm" draw:fill="solid" draw:fill-color="#e6e6e6" draw:textarea-horizontal-align="center" draw:textarea-vertical-align="middle"/>
    </style:style>
    <style:style style:name="gr41" style:family="graphic" style:parent-style-name="standard">
      <style:graphic-properties draw:fill="solid" draw:fill-color="#e6e6e6" draw:textarea-horizontal-align="center" draw:textarea-vertical-align="middle"/>
    </style:style>
    <style:style style:name="gr42" style:family="graphic" style:parent-style-name="standard">
      <style:graphic-properties draw:fill="none" draw:fill-color="#e6e6ff" draw:textarea-vertical-align="middle" draw:auto-grow-height="false" fo:min-height="0.749cm" fo:min-width="0.499cm"/>
    </style:style>
    <style:style style:name="gr43" style:family="graphic" style:parent-style-name="standard">
      <style:graphic-properties draw:marker-end="" draw:marker-end-width="0.3cm" draw:fill="solid" draw:fill-color="#e6e6ff" draw:textarea-horizontal-align="center" draw:textarea-vertical-align="middle"/>
    </style:style>
    <style:style style:name="gr44" style:family="graphic" style:parent-style-name="standard">
      <style:graphic-properties draw:fill="solid" draw:fill-color="#e6e6ff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4.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4.627cm"/>
    </style:style>
    <style:style style:name="gr4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961cm" fo:min-width="2.183cm"/>
    </style:style>
    <style:style style:name="gr4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1.365cm" fo:min-width="2.1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2.741cm"/>
    </style:style>
    <style:style style:name="gr50" style:family="graphic" style:parent-style-name="standard">
      <style:graphic-properties draw:fill="solid" draw:fill-color="#e6e6ff" draw:textarea-horizontal-align="center" draw:textarea-vertical-align="middle" draw:shadow="visible"/>
    </style:style>
    <style:style style:name="gr51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52" style:family="graphic" style:parent-style-name="standard">
      <style:graphic-properties svg:stroke-color="#0066cc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9.959cm"/>
    </style:style>
    <style:style style:name="gr5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1.102cm" fo:min-width="3.232cm"/>
    </style:style>
    <style:style style:name="gr5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1.102cm" fo:min-width="1.848cm"/>
    </style:style>
    <style:style style:name="gr57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58" style:family="graphic" style:parent-style-name="standard">
      <style:graphic-properties draw:fill="none" draw:textarea-horizontal-align="justify" draw:textarea-vertical-align="middle" draw:auto-grow-height="false"/>
    </style:style>
    <style:style style:name="gr5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0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61" style:family="graphic" style:parent-style-name="standard">
      <style:graphic-properties draw:stroke="solid" draw:stroke-dash="Ultrafine_20_Dashed" draw:fill="solid" draw:fill-color="#e6e6ff" draw:textarea-horizontal-align="center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5cm" fo:min-width="1.564cm"/>
    </style:style>
    <style:style style:name="gr6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09cm" fo:min-width="3.812cm"/>
    </style:style>
    <style:style style:name="gr64" style:family="graphic" style:parent-style-name="standard">
      <style:graphic-properties draw:stroke="solid" draw:stroke-dash="Ultrafine_20_Dashed" draw:fill="none" draw:textarea-vertical-align="middle" draw:auto-grow-height="false" fo:min-height="0.749cm" fo:min-width="0.499cm"/>
    </style:style>
    <style:style style:name="gr6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24cm" fo:min-width="6.212cm"/>
    </style:style>
    <style:style style:name="gr66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67" style:family="graphic" style:parent-style-name="standard">
      <style:graphic-properties draw:fill="none" draw:textarea-horizontal-align="justify" draw:textarea-vertical-align="middle" draw:auto-grow-height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4.13cm"/>
    </style:style>
    <style:style style:name="gr6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6.08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7.131cm"/>
    </style:style>
    <style:style style:name="gr72" style:family="graphic" style:parent-style-name="standard">
      <style:graphic-properties draw:marker-end="Symmetric_20_Arrow" draw:marker-end-width="0.3cm" draw:fill="solid" draw:fill-color="#e6e6ff" draw:textarea-horizontal-align="center" draw:textarea-vertical-align="middle"/>
    </style:style>
    <style:style style:name="gr7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4.33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0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201cm"/>
    </style:style>
    <style:style style:name="gr77" style:family="graphic" style:parent-style-name="standard">
      <style:graphic-properties draw:stroke="dash" draw:stroke-dash="Ultrafine_20_Dashed" draw:fill="none" draw:fill-color="#e6e6ff" draw:textarea-horizontal-align="justify" draw:textarea-vertical-align="middle" draw:auto-grow-height="false" fo:min-height="0cm" fo:min-width="0cm" fo:wrap-option="no-wrap"/>
    </style:style>
    <style:style style:name="gr78" style:family="graphic" style:parent-style-name="standard">
      <style:graphic-properties draw:stroke="dash" draw:stroke-dash="Ultrafine_20_Dashed" draw:fill="none" draw:fill-color="#e6e6ff" draw:textarea-horizontal-align="justify" draw:textarea-vertical-align="middle" draw:auto-grow-height="false" fo:min-height="0cm" fo:min-width="0cm" fo:wrap-option="no-wrap"/>
    </style:style>
    <style:style style:name="gr79" style:family="graphic" style:parent-style-name="standard">
      <style:graphic-properties svg:stroke-color="#0066cc" draw:marker-end="Arrow" draw:marker-end-width="0.3cm" draw:fill="solid" draw:fill-color="#e6e6ff" draw:textarea-horizontal-align="center" draw:textarea-vertical-align="middle"/>
    </style:style>
    <style:style style:name="gr8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1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9cm" fo:min-width="1.564cm"/>
    </style:style>
    <style:style style:name="gr83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84" style:family="graphic" style:parent-style-name="standard">
      <style:graphic-properties svg:stroke-color="#0066cc" draw:fill="none" draw:textarea-vertical-align="middle" draw:auto-grow-height="false" fo:min-height="0.749cm" fo:min-width="0.499cm"/>
    </style:style>
    <style:style style:name="gr85" style:family="graphic" style:parent-style-name="standard">
      <style:graphic-properties svg:stroke-color="#0066cc" draw:marker-end="Arrow" draw:marker-end-width="0.3cm" draw:textarea-horizontal-align="center" draw:textarea-vertical-align="middle"/>
    </style:style>
    <style:style style:name="gr86" style:family="graphic" style:parent-style-name="standard">
      <style:graphic-properties draw:stroke="none" draw:fill="none" fo:min-height="0.425cm"/>
    </style:style>
    <style:style style:name="gr87" style:family="graphic" style:parent-style-name="standard">
      <style:graphic-properties draw:stroke="dash" draw:stroke-dash="Ultrafine_20_Dashed" draw:fill="none" draw:fill-color="#e6e6ff" draw:textarea-horizontal-align="center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3cm" fo:min-width="1.56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8.09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009cm"/>
    </style:style>
    <style:style style:name="gr91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9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10.4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8.389cm"/>
    </style:style>
    <style:style style:name="gr95" style:family="graphic" style:parent-style-name="standard">
      <style:graphic-properties draw:stroke="none" draw:fill="none" draw:ole-draw-aspect="1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74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3cm" fo:min-width="0.725cm"/>
    </style:style>
    <style:style style:name="gr98" style:family="graphic" style:parent-style-name="standard">
      <style:graphic-properties draw:marker-end="Arrow" draw:marker-end-width="0.25cm" draw:textarea-horizontal-align="center" draw:textarea-vertical-align="middle"/>
    </style:style>
    <style:style style:name="gr99" style:family="graphic" style:parent-style-name="standard">
      <style:graphic-properties draw:stroke="dash" draw:stroke-dash="Ultrafine_20_Dashed" draw:marker-end="Arrow" draw:marker-end-width="0.25cm" draw:textarea-horizontal-align="center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7.11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3.47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5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60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389cm"/>
    </style:style>
    <style:style style:name="gr105" style:family="graphic" style:parent-style-name="standard">
      <style:graphic-properties draw:marker-start="Symmetric_20_Arrow" draw:marker-end="" draw:marker-end-width="0.25cm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5.03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288cm"/>
    </style:style>
    <style:style style:name="gr108" style:family="graphic" style:parent-style-name="standard">
      <style:graphic-properties draw:stroke="dash" draw:stroke-dash="Ultrafine_20_Dashed" draw:fill="solid" draw:fill-color="#e6e6ff" draw:textarea-horizontal-align="center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25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6.409cm"/>
    </style:style>
    <style:style style:name="gr111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04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217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91cm"/>
    </style:style>
    <style:style style:name="gr115" style:family="graphic" style:parent-style-name="standard">
      <style:graphic-properties svg:stroke-color="#0066cc" draw:marker-end="Line_20_Arrow" draw:marker-end-width="0.3cm" draw:textarea-horizontal-align="center" draw:textarea-vertical-align="middle"/>
    </style:style>
    <style:style style:name="gr116" style:family="graphic" style:parent-style-name="standard">
      <style:graphic-properties draw:stroke="dash" draw:stroke-dash="Ultrafine_20_Dashed" svg:stroke-color="#0066cc" draw:marker-end="Arrow" draw:marker-end-width="0.3cm" draw:fill="solid" draw:fill-color="#e6e6ff" draw:textarea-horizontal-align="center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101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3.25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05cm"/>
    </style:style>
    <style:style style:name="gr12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1" style:family="graphic" style:parent-style-name="standard">
      <style:graphic-properties draw:stroke="solid" draw:stroke-dash="Ultrafine_20_Dashed" svg:stroke-color="#0066cc" draw:marker-end="Arrow" draw:marker-end-width="0.3cm" draw:fill="solid" draw:fill-color="#e6e6ff" draw:textarea-horizontal-align="center" draw:textarea-vertical-align="middle"/>
    </style:style>
    <style:style style:name="gr122" style:family="graphic" style:parent-style-name="standard">
      <style:graphic-properties draw:stroke="solid" draw:stroke-dash="Ultrafine_20_Dashed" svg:stroke-width="0cm" svg:stroke-color="#0066cc" draw:marker-start-width="0.2cm" draw:marker-end="Symmetric_20_Arrow" draw:marker-end-width="0.3cm" draw:fill="solid" draw:fill-color="#e6e6ff" draw:textarea-horizontal-align="center" draw:textarea-vertical-align="middle" fo:padding-top="0.125cm" fo:padding-bottom="0.125cm" fo:padding-left="0.25cm" fo:padding-right="0.2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1.368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20.123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6.352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536cm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r2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color="#0066cc"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P18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>
      <style:paragraph-properties fo:text-align="center"/>
      <style:text-properties fo:color="#0066cc" fo:font-size="10pt" style:font-size-asian="10pt" style:font-size-complex="10pt"/>
    </style:style>
    <style:style style:name="P25" style:family="paragraph">
      <style:paragraph-properties fo:margin-left="0cm" fo:margin-right="0cm" fo:text-indent="0cm"/>
    </style:style>
    <style:style style:name="P26" style:family="paragraph">
      <style:text-properties fo:font-size="12pt"/>
    </style:style>
    <style:style style:name="P27" style:family="paragraph">
      <style:paragraph-properties fo:margin-left="0cm" fo:margin-right="0cm" fo:text-indent="0cm"/>
      <style:text-properties fo:font-size="13pt"/>
    </style:style>
    <style:style style:name="P28" style:family="paragraph">
      <style:text-properties fo:font-size="12pt" style:font-size-asian="12pt"/>
    </style:style>
    <style:style style:name="P29" style:family="paragraph">
      <style:paragraph-properties fo:margin-left="0cm" fo:margin-right="0cm" fo:text-indent="0cm"/>
      <style:text-properties fo:font-size="12pt"/>
    </style:style>
    <style:style style:name="P30" style:family="paragraph">
      <style:paragraph-properties fo:margin-left="0cm" fo:margin-right="0cm" fo:text-indent="0cm"/>
      <style:text-properties fo:font-size="12pt" style:font-size-asian="12pt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style:text-properties fo:font-size="12pt" style:text-underline-style="solid" style:text-underline-width="auto" style:text-underline-color="font-color" style:font-size-asian="12pt"/>
    </style:style>
    <style:style style:name="P34" style:family="paragraph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P35" style:family="paragraph">
      <style:text-properties fo:color="#0066cc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66cc" fo:font-size="10pt" style:font-size-asian="10pt" style:font-size-complex="10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color="#0066cc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color="#0066cc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2pt"/>
    </style:style>
    <style:style style:name="T24" style:family="text">
      <style:text-properties fo:font-size="13pt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style:text-underline-style="solid" style:text-underline-width="auto" style:text-underline-color="font-color" style:font-size-asian="12pt"/>
    </style:style>
    <style:style style:name="T27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28" style:family="text">
      <style:text-properties fo:color="#0066cc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rect draw:style-name="gr1" draw:text-style-name="P2" xml:id="id4" draw:id="id4" draw:layer="layout" svg:width="6cm" svg:height="0.705cm" svg:x="7.3cm" svg:y="4.08cm">
          <text:p text:style-name="P1"><text:span text:style-name="T1">パース処理 </text:span><text:span text:style-name="T1">/ </text:span><text:span text:style-name="T1">パーサ</text:span></text:p>
        </draw:rect>
        <draw:rect draw:style-name="gr2" draw:text-style-name="P2" xml:id="id5" draw:id="id5" draw:layer="layout" svg:width="6cm" svg:height="0.706cm" svg:x="7.3cm" svg:y="5.536cm">
          <text:p text:style-name="P1"><text:span text:style-name="T1">アナライズ処理 </text:span><text:span text:style-name="T1">/ </text:span><text:span text:style-name="T1">アナライザ</text:span></text:p>
        </draw:rect>
        <draw:rect draw:style-name="gr1" draw:text-style-name="P2" xml:id="id6" draw:id="id6" draw:layer="layout" svg:width="6cm" svg:height="0.706cm" svg:x="7.3cm" svg:y="6.874cm">
          <text:p text:style-name="P1"><text:span text:style-name="T1">リライト処理 </text:span><text:span text:style-name="T1">/ </text:span><text:span text:style-name="T1">リライタ</text:span></text:p>
        </draw:rect>
        <draw:rect draw:style-name="gr2" draw:text-style-name="P2" xml:id="id8" draw:id="id8" draw:layer="layout" svg:width="4.5cm" svg:height="0.823cm" svg:x="11cm" svg:y="9.5cm">
          <text:p text:style-name="P1"><text:span text:style-name="T1">プラン処理 </text:span><text:span text:style-name="T1">/ </text:span><text:span text:style-name="T1">プランナ</text:span></text:p>
        </draw:rect>
        <draw:rect draw:style-name="gr1" draw:text-style-name="P2" xml:id="id9" draw:id="id9" draw:layer="layout" svg:width="4.5cm" svg:height="1.212cm" svg:x="4.8cm" svg:y="9.498cm">
          <text:p text:style-name="P1"><text:span text:style-name="T1">遺伝的アルゴリズムによる</text:span></text:p>
          <text:p text:style-name="P1"><text:span text:style-name="T1">問い合わせ最適化</text:span></text:p>
        </draw:rect>
        <draw:rect draw:style-name="gr2" draw:text-style-name="P2" xml:id="id10" draw:id="id10" draw:layer="layout" svg:width="6.4cm" svg:height="1.07cm" svg:x="7.1cm" svg:y="11.43cm">
          <text:p text:style-name="P1"><text:span text:style-name="T1">エグゼキュート処理</text:span><text:span text:style-name="T1">/</text:span></text:p>
          <text:p text:style-name="P1"><text:span text:style-name="T1">エクゼキュータ</text:span></text:p>
        </draw:rect>
        <draw:custom-shape draw:style-name="gr3" draw:text-style-name="P2" xml:id="id7" draw:id="id7" draw:layer="layout" svg:width="4cm" svg:height="1.425cm" svg:x="8.3cm" svg:y="7.96cm">
          <text:p text:style-name="P1"><text:span text:style-name="T1">問い合わせが</text:span></text:p>
          <text:p text:style-name="P1"><text:span text:style-name="T1">複雑か否か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2" draw:id="id2" draw:layer="layout" svg:width="11.5cm" svg:height="9.397cm" svg:x="4.5cm" svg:y="3.60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" draw:text-style-name="P2" xml:id="id1" draw:id="id1" draw:layer="layout" svg:width="3.7cm" svg:height="0.705cm" svg:x="0.5cm" svg:y="7.581cm">
          <text:p text:style-name="P1"><text:span text:style-name="T1">クライアント</text:span></text:p>
        </draw:rect>
        <draw:connector draw:style-name="gr4" draw:text-style-name="P1" draw:layer="layout" svg:x1="2.35cm" svg:y1="7.581cm" svg:x2="10.25cm" svg:y2="3.603cm" draw:start-shape="id1" draw:start-glue-point="0" draw:end-shape="id2" svg:d="M2350 7581v-4479h7900v501">
          <text:p/>
        </draw:connector>
        <draw:connector draw:style-name="gr5" draw:text-style-name="P1" draw:layer="layout" svg:x1="10.25cm" svg:y1="13cm" svg:x2="2.35cm" svg:y2="8.286cm" draw:start-shape="id2" draw:start-glue-point="2" draw:end-shape="id1" draw:end-glue-point="2" svg:d="M10250 13000v501h-7900v-5215">
          <text:p/>
        </draw:connector>
        <draw:connector draw:style-name="gr5" draw:text-style-name="P1" draw:layer="layout" draw:type="line" svg:x1="10.25cm" svg:y1="3.603cm" svg:x2="10.3cm" svg:y2="4.08cm" draw:start-shape="id3" draw:start-glue-point="0" draw:end-shape="id4" draw:end-glue-point="0" svg:d="M10250 3603l50 477">
          <text:p/>
        </draw:connector>
        <draw:connector draw:style-name="gr5" draw:text-style-name="P1" draw:layer="layout" draw:type="line" svg:x1="10.3cm" svg:y1="4.785cm" svg:x2="10.3cm" svg:y2="5.536cm" draw:start-shape="id4" draw:start-glue-point="2" draw:end-shape="id5" draw:end-glue-point="0" svg:d="M10300 4785v751">
          <text:p/>
        </draw:connector>
        <draw:connector draw:style-name="gr5" draw:text-style-name="P1" draw:layer="layout" draw:type="line" svg:x1="10.3cm" svg:y1="6.242cm" svg:x2="10.3cm" svg:y2="6.874cm" draw:start-shape="id5" draw:start-glue-point="2" draw:end-shape="id6" draw:end-glue-point="0" svg:d="M10300 6242v632">
          <text:p/>
        </draw:connector>
        <draw:connector draw:style-name="gr5" draw:text-style-name="P1" draw:layer="layout" draw:type="line" svg:x1="10.3cm" svg:y1="7.58cm" svg:x2="10.3cm" svg:y2="7.96cm" draw:start-shape="id6" draw:start-glue-point="2" draw:end-shape="id7" draw:end-glue-point="4" svg:d="M10300 7580v380">
          <text:p/>
        </draw:connector>
        <draw:connector draw:style-name="gr5" draw:text-style-name="P1" draw:layer="layout" svg:x1="12.3cm" svg:y1="8.673cm" svg:x2="13.25cm" svg:y2="9.5cm" draw:start-shape="id7" draw:start-glue-point="7" draw:end-shape="id8" draw:end-glue-point="0" svg:d="M12300 8673h950v827">
          <text:p/>
        </draw:connector>
        <draw:connector draw:style-name="gr5" draw:text-style-name="P1" draw:layer="layout" svg:x1="8.3cm" svg:y1="8.673cm" svg:x2="7.05cm" svg:y2="9.498cm" draw:start-shape="id7" draw:start-glue-point="5" draw:end-shape="id9" draw:end-glue-point="0" svg:d="M8300 8673h-1250v825">
          <text:p/>
        </draw:connector>
        <draw:connector draw:style-name="gr5" draw:text-style-name="P1" draw:layer="layout" svg:x1="13.25cm" svg:y1="10.323cm" svg:x2="10.3cm" svg:y2="11.43cm" draw:start-shape="id8" draw:start-glue-point="2" draw:end-shape="id10" draw:end-glue-point="0" svg:d="M13250 10323v554h-2950v553">
          <text:p/>
        </draw:connector>
        <draw:connector draw:style-name="gr5" draw:text-style-name="P1" draw:layer="layout" draw:line-skew="-0.07cm" svg:x1="7.05cm" svg:y1="10.71cm" svg:x2="10.3cm" svg:y2="11.43cm" draw:start-shape="id9" draw:start-glue-point="2" draw:end-shape="id10" draw:end-glue-point="0" svg:d="M7050 10710v290h3250v430">
          <text:p/>
        </draw:connector>
        <draw:connector draw:style-name="gr6" draw:text-style-name="P1" xml:id="id3" draw:id="id3" draw:layer="layout" draw:type="line" svg:x1="10.25cm" svg:y1="3.603cm" svg:x2="10.25cm" svg:y2="3.603cm" draw:start-shape="id2" draw:start-glue-point="0" draw:end-shape="id2" svg:d="M10250 3603z">
          <text:p/>
        </draw:connector>
        <draw:connector draw:style-name="gr7" draw:text-style-name="P1" draw:layer="layout" draw:type="line" svg:x1="10.3cm" svg:y1="12.5cm" svg:x2="10.25cm" svg:y2="13cm" draw:start-shape="id10" draw:start-glue-point="2" draw:end-shape="id2" draw:end-glue-point="2" svg:d="M10300 12500l-50 500">
          <text:p/>
        </draw:connector>
        <draw:frame draw:style-name="gr8" draw:text-style-name="P3" draw:layer="layout" svg:width="3.969cm" svg:height="0.818cm" svg:x="2.421cm" svg:y="0.6cm">
          <draw:text-box>
            <text:p><text:span text:style-name="T2">SQL</text:span><text:span text:style-name="T2">の処理フロー</text:span></text:p>
          </draw:text-box>
        </draw:frame>
        <draw:frame draw:style-name="gr9" draw:text-style-name="P4" draw:layer="layout" svg:width="3.326cm" svg:height="2.341cm" svg:x="11.2cm" svg:y="4.89cm">
          <draw:text-box>
            <text:p><text:span text:style-name="T1">ローパースツリー</text:span></text:p>
            <text:p><text:span text:style-name="T1"/></text:p>
            <text:p><text:span text:style-name="T1"/></text:p>
            <text:p><text:span text:style-name="T1">問い合わせツリー</text:span></text:p>
          </draw:text-box>
        </draw:frame>
        <draw:frame draw:style-name="gr10" draw:text-style-name="P4" draw:layer="layout" svg:width="3.326cm" svg:height="0.812cm" svg:x="11.501cm" svg:y="10.835cm">
          <draw:text-box>
            <text:p><text:span text:style-name="T1">問い合わせプラン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rect draw:style-name="gr12" draw:text-style-name="P6" draw:layer="layout" svg:width="3.9cm" svg:height="1.392cm" svg:x="5.4cm" svg:y="4.629cm">
          <text:p text:style-name="P5"><text:span text:style-name="T1">テーブル</text:span><text:span text:style-name="T1">A</text:span></text:p>
          <text:p text:style-name="P5"><text:span text:style-name="T1"/></text:p>
          <text:p text:style-name="P5"><text:span text:style-name="T1"/></text:p>
        </draw:rect>
        <draw:frame draw:style-name="gr13" draw:text-style-name="P4" draw:layer="layout" svg:width="3.326cm" svg:height="0.725cm" svg:x="5.194cm" svg:y="1.2cm">
          <draw:text-box>
            <text:p><text:span text:style-name="T1">問い合わせツリー</text:span></text:p>
          </draw:text-box>
        </draw:frame>
        <draw:rect draw:style-name="gr14" draw:text-style-name="P1" draw:layer="layout" svg:width="6cm" svg:height="6.07cm" svg:x="4cm" svg:y="2.228cm">
          <text:p/>
        </draw:rect>
        <draw:custom-shape draw:style-name="gr15" draw:text-style-name="P1" draw:layer="layout" svg:width="2cm" svg:height="0.7cm" svg:x="5.9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2cm" svg:height="0.7cm" svg:x="5.9cm" svg:y="1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3.326cm" svg:height="0.725cm" svg:x="5.395cm" svg:y="8.9cm">
          <draw:text-box>
            <text:p><text:span text:style-name="T1">問い合わせプラン</text:span></text:p>
          </draw:text-box>
        </draw:frame>
        <draw:rect draw:style-name="gr16" draw:text-style-name="P6" draw:layer="layout" svg:width="4.9cm" svg:height="1.1cm" svg:x="4.6cm" svg:y="7cm">
          <text:p text:style-name="P5"><text:span text:style-name="T1">[3]</text:span><text:span text:style-name="T1">コスト最小のパスから</text:span></text:p>
          <text:p text:style-name="P5"><text:span text:style-name="T1"><text:s text:c="3"/></text:span><text:span text:style-name="T1">問い合わせプランを生成</text:span></text:p>
        </draw:rect>
        <draw:custom-shape draw:style-name="gr15" draw:text-style-name="P1" draw:layer="layout" svg:width="2cm" svg:height="0.6cm" svg:x="6cm" svg:y="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6" draw:layer="layout" svg:width="4.9cm" svg:height="2.4cm" svg:x="4.6cm" svg:y="3.8cm">
          <text:p/>
        </draw:rect>
        <draw:frame draw:style-name="gr18" draw:text-style-name="P6" draw:layer="layout" svg:width="4.57cm" svg:height="0.725cm" svg:x="4.5cm" svg:y="3.817cm">
          <draw:text-box>
            <text:p text:style-name="P5"><text:span text:style-name="T1">[2]</text:span><text:span text:style-name="T1">パス単位でコスト推定</text:span></text:p>
          </draw:text-box>
        </draw:frame>
        <draw:rect draw:style-name="gr19" draw:text-style-name="P2" draw:layer="layout" svg:width="1.5cm" svg:height="0.465cm" svg:x="6.1cm" svg:y="5.371cm">
          <text:p text:style-name="P1"><text:span text:style-name="T1">パス</text:span><text:span text:style-name="T1">1</text:span></text:p>
        </draw:rect>
        <draw:rect draw:style-name="gr19" draw:text-style-name="P2" draw:layer="layout" svg:width="1.5cm" svg:height="0.465cm" svg:x="7.7cm" svg:y="5.371cm">
          <text:p text:style-name="P1"><text:span text:style-name="T1">パス</text:span><text:span text:style-name="T1">2</text:span></text:p>
        </draw:rect>
        <draw:rect draw:style-name="gr12" draw:text-style-name="P6" xml:id="id11" draw:id="id11" draw:layer="layout" svg:width="3.9cm" svg:height="1.5cm" svg:x="13.9cm" svg:y="4.2cm">
          <text:p text:style-name="P5"><text:span text:style-name="T1">テーブル</text:span><text:span text:style-name="T1">A</text:span></text:p>
          <text:p text:style-name="P5"><text:span text:style-name="T1"/></text:p>
          <text:p text:style-name="P5"><text:span text:style-name="T1"/></text:p>
        </draw:rect>
        <draw:frame draw:style-name="gr13" draw:text-style-name="P4" draw:layer="layout" svg:width="3.326cm" svg:height="0.725cm" svg:x="16.594cm" svg:y="1.2cm">
          <draw:text-box>
            <text:p><text:span text:style-name="T1">問い合わせツリー</text:span></text:p>
          </draw:text-box>
        </draw:frame>
        <draw:rect draw:style-name="gr14" draw:text-style-name="P1" draw:layer="layout" svg:width="9cm" svg:height="8.5cm" svg:x="13.5cm" svg:y="2cm">
          <text:p/>
        </draw:rect>
        <draw:custom-shape draw:style-name="gr15" draw:text-style-name="P1" draw:layer="layout" svg:width="2cm" svg:height="0.6cm" svg:x="17.45cm" svg:y="10.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2cm" svg:height="0.6cm" svg:x="17.25cm" svg:y="1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6" draw:text-style-name="P6" draw:layer="layout" svg:width="5.5cm" svg:height="1.1cm" svg:x="15.7cm" svg:y="8.9cm">
          <text:p text:style-name="P5"><text:span text:style-name="T1">[3]</text:span><text:span text:style-name="T1">コスト最小のパスツリーから</text:span></text:p>
          <text:p text:style-name="P5"><text:span text:style-name="T1"><text:s text:c="3"/></text:span><text:span text:style-name="T1">問い合わせプランを生成</text:span></text:p>
        </draw:rect>
        <draw:custom-shape draw:style-name="gr15" draw:text-style-name="P1" draw:layer="layout" svg:width="2cm" svg:height="0.6cm" svg:x="17.45cm" svg:y="8.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6" draw:layer="layout" svg:width="8.7cm" svg:height="4.4cm" svg:x="13.7cm" svg:y="3.7cm">
          <text:p/>
        </draw:rect>
        <draw:frame draw:style-name="gr18" draw:text-style-name="P6" draw:layer="layout" svg:width="6.8cm" svg:height="0.725cm" svg:x="13.7cm" svg:y="3.626cm">
          <draw:text-box>
            <text:p text:style-name="P5"><text:span text:style-name="T1">[2]</text:span><text:span text:style-name="T1">パス単位でコスト推定</text:span></text:p>
          </draw:text-box>
        </draw:frame>
        <draw:rect draw:style-name="gr19" draw:text-style-name="P2" draw:layer="layout" svg:width="1.5cm" svg:height="0.5cm" svg:x="14.6cm" svg:y="5cm">
          <text:p text:style-name="P1"><text:span text:style-name="T1">パス</text:span><text:span text:style-name="T1">_A1</text:span></text:p>
        </draw:rect>
        <draw:rect draw:style-name="gr19" draw:text-style-name="P2" draw:layer="layout" svg:width="1.5cm" svg:height="0.5cm" svg:x="16.2cm" svg:y="5cm">
          <text:p text:style-name="P1"><text:span text:style-name="T1">パス</text:span><text:span text:style-name="T1">_A2</text:span></text:p>
        </draw:rect>
        <draw:frame draw:style-name="gr20" draw:text-style-name="P4" draw:layer="layout" svg:width="3.326cm" svg:height="1.017cm" svg:x="16.794cm" svg:y="10.9cm">
          <draw:text-box>
            <text:p><text:span text:style-name="T1">問い合わせプラン</text:span></text:p>
          </draw:text-box>
        </draw:frame>
        <draw:rect draw:style-name="gr12" draw:text-style-name="P6" xml:id="id13" draw:id="id13" draw:layer="layout" svg:width="3.9cm" svg:height="1.5cm" svg:x="18.3cm" svg:y="4.2cm">
          <text:p text:style-name="P5"><text:span text:style-name="T1">テーブル</text:span><text:span text:style-name="T1">B</text:span></text:p>
          <text:p text:style-name="P5"><text:span text:style-name="T1"/></text:p>
          <text:p text:style-name="P5"><text:span text:style-name="T1"/></text:p>
        </draw:rect>
        <draw:rect draw:style-name="gr12" draw:text-style-name="P6" xml:id="id12" draw:id="id12" draw:layer="layout" svg:width="7.8cm" svg:height="1.7cm" svg:x="14.2cm" svg:y="6.3cm">
          <text:p text:style-name="P5"><text:span text:style-name="T1">リレーション</text:span><text:span text:style-name="T1">{AB}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rect>
        <draw:rect draw:style-name="gr19" draw:text-style-name="P2" xml:id="id15" draw:id="id15" draw:layer="layout" svg:width="1.5cm" svg:height="0.5cm" svg:x="16.4cm" svg:y="6.8cm">
          <text:p text:style-name="P1"><text:span text:style-name="T1">パス</text:span><text:span text:style-name="T1">_A1</text:span></text:p>
        </draw:rect>
        <draw:connector draw:style-name="gr21" draw:text-style-name="P1" draw:layer="layout" draw:type="line" svg:x1="15.85cm" svg:y1="5.7cm" svg:x2="18.1cm" svg:y2="6.3cm" draw:start-shape="id11" draw:start-glue-point="2" draw:end-shape="id12" draw:end-glue-point="0" svg:d="M15850 5700l2250 600">
          <text:p/>
        </draw:connector>
        <draw:connector draw:style-name="gr21" draw:text-style-name="P1" draw:layer="layout" draw:type="line" svg:x1="20.25cm" svg:y1="5.7cm" svg:x2="18.1cm" svg:y2="6.3cm" draw:start-shape="id13" draw:start-glue-point="2" draw:end-shape="id12" draw:end-glue-point="0" svg:d="M20250 5700l-2150 600">
          <text:p/>
        </draw:connector>
        <draw:rect draw:style-name="gr19" draw:text-style-name="P2" xml:id="id16" draw:id="id16" draw:layer="layout" svg:width="1.5cm" svg:height="0.5cm" svg:x="16.4cm" svg:y="7.4cm">
          <text:p text:style-name="P1"><text:span text:style-name="T1">パス</text:span><text:span text:style-name="T1">_B1</text:span></text:p>
        </draw:rect>
        <draw:rect draw:style-name="gr19" draw:text-style-name="P2" draw:layer="layout" svg:width="1.5cm" svg:height="0.5cm" svg:x="20.5cm" svg:y="5cm">
          <text:p text:style-name="P1"><text:span text:style-name="T1">パス</text:span><text:span text:style-name="T1">_B1</text:span></text:p>
        </draw:rect>
        <draw:rect draw:style-name="gr22" draw:text-style-name="P2" draw:layer="layout" svg:width="9.5cm" svg:height="0.5cm" svg:x="12cm" svg:y="6.4cm">
          <text:p/>
        </draw:rect>
        <draw:frame draw:style-name="gr18" draw:text-style-name="P7" draw:layer="layout" svg:width="2.9cm" svg:height="0.725cm" svg:x="16.7cm" svg:y="5.626cm">
          <draw:text-box>
            <text:p text:style-name="P5"><text:span text:style-name="T3">テーブル結合</text:span></text:p>
          </draw:text-box>
        </draw:frame>
        <draw:rect draw:style-name="gr19" draw:text-style-name="P2" xml:id="id14" draw:id="id14" draw:layer="layout" svg:width="1.7cm" svg:height="0.5cm" svg:x="14.3cm" svg:y="7.2cm">
          <text:p text:style-name="P1"><text:span text:style-name="T1">パス</text:span><text:span text:style-name="T1">_JOIN</text:span></text:p>
        </draw:rect>
        <draw:connector draw:style-name="gr23" draw:text-style-name="P1" draw:layer="layout" draw:type="line" svg:x1="16cm" svg:y1="7.45cm" svg:x2="16.4cm" svg:y2="7.05cm" draw:start-shape="id14" draw:start-glue-point="1" draw:end-shape="id15" draw:end-glue-point="3" svg:d="M16000 7450l400-400">
          <text:p/>
        </draw:connector>
        <draw:connector draw:style-name="gr23" draw:text-style-name="P1" draw:layer="layout" draw:type="line" svg:x1="16cm" svg:y1="7.45cm" svg:x2="16.4cm" svg:y2="7.65cm" draw:start-shape="id14" draw:start-glue-point="1" draw:end-shape="id16" draw:end-glue-point="3" svg:d="M16000 7450l400 200">
          <text:p/>
        </draw:connector>
        <draw:rect draw:style-name="gr19" draw:text-style-name="P2" xml:id="id18" draw:id="id18" draw:layer="layout" svg:width="1.5cm" svg:height="0.5cm" svg:x="20.4cm" svg:y="6.8cm">
          <text:p text:style-name="P1"><text:span text:style-name="T1">パス</text:span><text:span text:style-name="T1">_A2</text:span></text:p>
        </draw:rect>
        <draw:rect draw:style-name="gr19" draw:text-style-name="P2" xml:id="id19" draw:id="id19" draw:layer="layout" svg:width="1.5cm" svg:height="0.5cm" svg:x="20.4cm" svg:y="7.4cm">
          <text:p text:style-name="P1"><text:span text:style-name="T1">パス</text:span><text:span text:style-name="T1">_B1</text:span></text:p>
        </draw:rect>
        <draw:rect draw:style-name="gr19" draw:text-style-name="P2" xml:id="id17" draw:id="id17" draw:layer="layout" svg:width="1.7cm" svg:height="0.5cm" svg:x="18.1cm" svg:y="7.2cm">
          <text:p text:style-name="P1"><text:span text:style-name="T1">パス</text:span><text:span text:style-name="T1">_JOIN</text:span></text:p>
        </draw:rect>
        <draw:connector draw:style-name="gr23" draw:text-style-name="P1" draw:layer="layout" draw:type="line" svg:x1="19.8cm" svg:y1="7.45cm" svg:x2="20.4cm" svg:y2="7.05cm" draw:start-shape="id17" draw:start-glue-point="1" draw:end-shape="id18" draw:end-glue-point="3" svg:d="M19800 7450l600-400">
          <text:p/>
        </draw:connector>
        <draw:connector draw:style-name="gr23" draw:text-style-name="P1" draw:layer="layout" draw:type="line" svg:x1="19.8cm" svg:y1="7.45cm" svg:x2="20.4cm" svg:y2="7.65cm" draw:start-shape="id17" draw:start-glue-point="1" draw:end-shape="id19" draw:end-glue-point="3" svg:d="M19800 7450l600 200">
          <text:p/>
        </draw:connector>
        <draw:frame draw:style-name="gr24" draw:text-style-name="P8" draw:layer="layout" svg:width="16.224cm" svg:height="0.818cm" svg:x="3.046cm" svg:y="0.441cm">
          <draw:text-box>
            <text:p><text:span text:style-name="T4">(1)</text:span><text:span text:style-name="T4">単一テーブルのプラン処理</text:span><text:span text:style-name="T5"><text:tab/></text:span><text:span text:style-name="T5"><text:tab/></text:span><text:span text:style-name="T5"><text:tab/></text:span><text:span text:style-name="T5">　　　</text:span><text:span text:style-name="T4">(3)</text:span><text:span text:style-name="T4">複数テーブルのプラン処理</text:span></text:p>
          </draw:text-box>
        </draw:frame>
        <draw:frame draw:style-name="gr25" draw:text-style-name="P9" draw:layer="layout" svg:width="7.5cm" svg:height="0.818cm" svg:x="3.5cm" svg:y="9.682cm">
          <draw:text-box>
            <text:p><text:span text:style-name="T4">(2)</text:span><text:span text:style-name="T4">問い合わせプラン生成の例</text:span></text:p>
          </draw:text-box>
        </draw:frame>
        <draw:rect draw:style-name="gr19" draw:text-style-name="P2" draw:layer="layout" svg:width="1.5cm" svg:height="0.465cm" svg:x="3.8cm" svg:y="12.772cm">
          <text:p text:style-name="P1"><text:span text:style-name="T1">SeqScan</text:span></text:p>
        </draw:rect>
        <draw:frame draw:style-name="gr26" draw:text-style-name="P4" draw:layer="layout" svg:width="9.974cm" svg:height="1.199cm" svg:x="3.1cm" svg:y="10.57cm">
          <draw:text-box>
            <text:p><text:span text:style-name="T1">SELECT * FROM pgbench_accounts </text:span></text:p>
            <text:p><text:span text:style-name="T1"><text:tab/></text:span><text:span text:style-name="T1"><text:tab/></text:span><text:span text:style-name="T1">WHERE bid &lt; 100 ORDER BY bid LIMIT 10;</text:span></text:p>
          </draw:text-box>
        </draw:frame>
        <draw:custom-shape draw:style-name="gr15" draw:text-style-name="P1" draw:layer="layout" svg:width="1.1cm" svg:height="1cm" svg:x="5.9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9" draw:text-style-name="P2" xml:id="id22" draw:id="id22" draw:layer="layout" svg:width="1.5cm" svg:height="0.465cm" svg:x="11.2cm" svg:y="13.273cm">
          <text:p text:style-name="P1"><text:span text:style-name="T1">SeqScan</text:span></text:p>
        </draw:rect>
        <draw:rect draw:style-name="gr19" draw:text-style-name="P2" xml:id="id21" draw:id="id21" draw:layer="layout" svg:width="1.5cm" svg:height="0.465cm" svg:x="9.3cm" svg:y="12.874cm">
          <text:p text:style-name="P1"><text:span text:style-name="T1">Sort</text:span></text:p>
        </draw:rect>
        <draw:rect draw:style-name="gr19" draw:text-style-name="P2" xml:id="id20" draw:id="id20" draw:layer="layout" svg:width="1.5cm" svg:height="0.465cm" svg:x="7.4cm" svg:y="12.475cm">
          <text:p text:style-name="P1"><text:span text:style-name="T1">Limit</text:span></text:p>
        </draw:rect>
        <draw:connector draw:style-name="gr23" draw:text-style-name="P1" draw:layer="layout" svg:x1="8.9cm" svg:y1="12.707cm" svg:x2="9.3cm" svg:y2="13.106cm" draw:start-shape="id20" draw:start-glue-point="1" draw:end-shape="id21" draw:end-glue-point="3" svg:d="M8900 12707h200v399h200">
          <text:p/>
        </draw:connector>
        <draw:connector draw:style-name="gr23" draw:text-style-name="P1" draw:layer="layout" svg:x1="10.8cm" svg:y1="13.106cm" svg:x2="11.2cm" svg:y2="13.505cm" draw:start-shape="id21" draw:start-glue-point="1" draw:end-shape="id22" draw:end-glue-point="3" svg:d="M10800 13106h200v399h200">
          <text:p/>
        </draw:connector>
        <draw:frame draw:style-name="gr27" draw:text-style-name="P4" draw:layer="layout" svg:width="8.465cm" svg:height="0.725cm" svg:x="4cm" svg:y="11.646cm">
          <draw:text-box>
            <text:p><text:span text:style-name="T1">パス</text:span><text:span text:style-name="T1"><text:tab/></text:span><text:span text:style-name="T1"><text:tab/></text:span><text:span text:style-name="T1"><text:tab/></text:span><text:span text:style-name="T1">問い合わせプラン</text:span><text:span text:style-name="T1">(</text:span><text:span text:style-name="T1">ツリー</text:span><text:span text:style-name="T1">)</text:span></text:p>
          </draw:text-box>
        </draw:frame>
        <draw:custom-shape draw:style-name="gr28" draw:text-style-name="P2" draw:layer="layout" svg:width="2.5cm" svg:height="1cm" svg:x="10.1cm" svg:y="3.4cm">
          <text:p text:style-name="P1"><text:span text:style-name="T1">テーブル</text:span><text:span text:style-name="T1">A</text:span><text:span text:style-name="T1">の</text:span></text:p>
          <text:p text:style-name="P1"><text:span text:style-name="T1">RelOptInfo</text:span></text:p>
          <draw:enhanced-geometry svg:viewBox="0 0 21600 21600" draw:glue-points="10800 0 0 10800 10800 21600 21600 10800 ?f40 ?f41" draw:text-areas="0 0 21600 21600" draw:type="rectangular-callout" draw:modifiers="-6036.94522191124 40265.33466533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9" draw:text-style-name="P2" draw:layer="layout" svg:width="5cm" svg:height="0.5cm" svg:x="4.5cm" svg:y="2.6cm">
          <text:p text:style-name="P1"><text:span text:style-name="T1">[1]</text:span><text:span text:style-name="T1">前処理</text:span></text:p>
        </draw:rect>
        <draw:custom-shape draw:style-name="gr15" draw:text-style-name="P1" draw:layer="layout" svg:width="2cm" svg:height="0.5cm" svg:x="5.9cm" svg:y="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9" draw:text-style-name="P2" draw:layer="layout" svg:width="5cm" svg:height="0.5cm" svg:x="15.7cm" svg:y="2.5cm">
          <text:p text:style-name="P1"><text:span text:style-name="T1">[1]</text:span><text:span text:style-name="T1">前処理</text:span></text:p>
        </draw:rect>
        <draw:custom-shape draw:style-name="gr15" draw:text-style-name="P1" draw:layer="layout" svg:width="2cm" svg:height="0.5cm" svg:x="17.1cm" svg:y="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1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rect draw:style-name="gr29" draw:text-style-name="P6" draw:layer="layout" svg:width="4.982cm" svg:height="5.8cm" svg:x="1.2cm" svg:y="3.4cm">
          <text:p text:style-name="P5"><text:span text:style-name="T5">Query</text:span></text:p>
          <text:p text:style-name="P5"><text:span text:style-name="T1"/></text:p>
          <text:p text:style-name="P5"><text:span text:style-name="T1">List <text:s text:c="5"/>*rtable;</text:span></text:p>
          <text:p text:style-name="P5"><text:span text:style-name="T1">FromExpr <text:s/>*jointree;</text:span></text:p>
          <text:p text:style-name="P5"><text:span text:style-name="T1">List <text:s text:c="5"/>*targetList;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List <text:s text:c="5"/>*sortClause;</text:span></text:p>
          <text:p text:style-name="P5"><text:span text:style-name="T1">Node <text:s text:c="5"/>*limitOffset;</text:span></text:p>
          <text:p text:style-name="P5"><text:span text:style-name="T1">Node <text:s text:c="5"/>*limitCount;</text:span></text:p>
          <text:p text:style-name="P5"><text:span text:style-name="T1"/></text:p>
        </draw:rect>
        <draw:rect draw:style-name="gr19" draw:text-style-name="P1" xml:id="id25" draw:id="id25" draw:layer="layout" svg:width="4.5cm" svg:height="0.7cm" svg:x="8cm" svg:y="4.5cm">
          <text:p><text:span text:style-name="T5">FromExpr</text:span></text:p>
        </draw:rect>
        <draw:rect draw:style-name="gr30" draw:text-style-name="P6" draw:layer="layout" svg:width="6.5cm" svg:height="4.5cm" svg:x="39.5cm" svg:y="25cm">
          <text:p text:style-name="P5"><text:span text:style-name="T1">Expr <text:s text:c="11"/>xpr;</text:span></text:p>
          <text:p text:style-name="P5"><text:span text:style-name="T1">Oid <text:s text:c="12"/>consttype;</text:span></text:p>
          <text:p text:style-name="P5"><text:span text:style-name="T1">int32 <text:s text:c="10"/>consttypmod;</text:span></text:p>
          <text:p text:style-name="P5"><text:span text:style-name="T1">Oid <text:s text:c="12"/>constcollid;</text:span></text:p>
          <text:p text:style-name="P5"><text:span text:style-name="T1">int <text:s text:c="12"/>constlen;</text:span></text:p>
          <text:p text:style-name="P5"><text:span text:style-name="T1">Datum <text:s text:c="10"/>constvalue;</text:span></text:p>
          <text:p text:style-name="P5"><text:span text:style-name="T1">bool <text:s text:c="11"/>constisnull;</text:span></text:p>
          <text:p text:style-name="P5"><text:span text:style-name="T1">bool <text:s text:c="11"/>constbyval;</text:span></text:p>
          <text:p text:style-name="P5"><text:span text:style-name="T1">int <text:s text:c="12"/>location;</text:span></text:p>
        </draw:rect>
        <draw:frame draw:style-name="gr31" draw:text-style-name="P10" draw:layer="layout" svg:width="23.602cm" svg:height="2.246cm" svg:x="2.8cm" svg:y="0.501cm">
          <draw:text-box>
            <text:p><text:span text:style-name="T6">SELECT </text:span><text:span text:style-name="T7">aid,abalance</text:span><text:span text:style-name="T6"> FROM </text:span><text:span text:style-name="T7">pgbench_accounts</text:span><text:span text:style-name="T6"> WHERE <text:s/></text:span><text:span text:style-name="T7">aid &lt; 500</text:span><text:span text:style-name="T6"> <text:s/></text:span><text:span text:style-name="T7">ORDER BY aid OFFSET 9 LIMIT 5</text:span><text:span text:style-name="T8">;</text:span></text:p>
            <text:p><text:span text:style-name="T8"><text:tab/></text:span><text:span text:style-name="T9">　　　↓</text:span><text:span text:style-name="T9"><text:tab/></text:span><text:span text:style-name="T9"><text:tab/></text:span><text:span text:style-name="T9"><text:tab/></text:span><text:span text:style-name="T9">　</text:span><text:span text:style-name="T9"><text:tab/></text:span><text:span text:style-name="T9">↓</text:span><text:span text:style-name="T9"><text:tab/></text:span><text:span text:style-name="T9"><text:tab/></text:span><text:span text:style-name="T9"><text:tab/></text:span><text:span text:style-name="T9">　　</text:span><text:span text:style-name="T9"><text:tab/></text:span><text:span text:style-name="T9"> <text:s/>↓</text:span><text:span text:style-name="T9"><text:tab/></text:span><text:span text:style-name="T9"><text:tab/></text:span><text:span text:style-name="T9"><text:tab/></text:span><text:span text:style-name="T9"><text:tab/></text:span><text:span text:style-name="T9">↓</text:span></text:p>
            <text:p><text:span text:style-name="T10"><text:tab/></text:span><text:span text:style-name="T10">　　　</text:span><text:span text:style-name="T10">(1)</text:span><text:span text:style-name="T10"><text:tab/></text:span><text:span text:style-name="T10"><text:tab/></text:span><text:span text:style-name="T10"><text:tab/></text:span><text:span text:style-name="T10">　</text:span><text:span text:style-name="T10"><text:tab/></text:span><text:span text:style-name="T10">(2)</text:span><text:span text:style-name="T10"><text:tab/></text:span><text:span text:style-name="T10"><text:tab/></text:span><text:span text:style-name="T10"><text:tab/></text:span><text:span text:style-name="T10">　　</text:span><text:span text:style-name="T10"><text:tab/></text:span><text:span text:style-name="T10"> <text:s/></text:span><text:span text:style-name="T10">(3)</text:span><text:span text:style-name="T10"><text:tab/></text:span><text:span text:style-name="T10"><text:tab/></text:span><text:span text:style-name="T10"><text:tab/></text:span><text:span text:style-name="T10">(4)</text:span></text:p>
          </draw:text-box>
        </draw:frame>
        <draw:rect draw:style-name="gr19" draw:text-style-name="P5" xml:id="id26" draw:id="id26" draw:layer="layout" svg:width="3.5cm" svg:height="0.7cm" svg:x="13.2cm" svg:y="4.5cm">
          <text:p text:style-name="P5"><text:span text:style-name="T5">RangeTableRef</text:span></text:p>
        </draw:rect>
        <draw:rect draw:style-name="gr19" draw:text-style-name="P5" xml:id="id29" draw:id="id29" draw:layer="layout" svg:width="3.5cm" svg:height="0.7cm" svg:x="13.2cm" svg:y="5.4cm">
          <text:p text:style-name="P5"><text:span text:style-name="T5">OpeExpr</text:span></text:p>
        </draw:rect>
        <draw:rect draw:style-name="gr19" draw:text-style-name="P5" xml:id="id35" draw:id="id35" draw:layer="layout" svg:width="2.2cm" svg:height="0.7cm" svg:x="17cm" svg:y="5.4cm">
          <text:p text:style-name="P5"><text:span text:style-name="T5">VarExpr</text:span></text:p>
        </draw:rect>
        <draw:rect draw:style-name="gr19" draw:text-style-name="P5" xml:id="id27" draw:id="id27" draw:layer="layout" svg:width="4.5cm" svg:height="0.7cm" svg:x="8cm" svg:y="6.3cm">
          <text:p text:style-name="P5"><text:span text:style-name="T5">TargetEntry</text:span></text:p>
        </draw:rect>
        <draw:rect draw:style-name="gr19" draw:text-style-name="P5" xml:id="id28" draw:id="id28" draw:layer="layout" svg:width="3.2cm" svg:height="0.7cm" svg:x="13.2cm" svg:y="6.3cm">
          <text:p text:style-name="P5"><text:span text:style-name="T5">VarExpr</text:span></text:p>
        </draw:rect>
        <draw:rect draw:style-name="gr19" draw:text-style-name="P1" xml:id="id23" draw:id="id23" draw:layer="layout" svg:width="4.5cm" svg:height="0.7cm" svg:x="8cm" svg:y="3.5cm">
          <text:p><text:span text:style-name="T5">RangeTableEntry</text:span></text:p>
        </draw:rect>
        <draw:rect draw:style-name="gr19" draw:text-style-name="P1" xml:id="id24" draw:id="id24" draw:layer="layout" svg:width="1.5cm" svg:height="0.7cm" svg:x="13.2cm" svg:y="3.5cm">
          <text:p><text:span text:style-name="T5">Alias</text:span></text:p>
        </draw:rect>
        <draw:rect draw:style-name="gr19" draw:text-style-name="P11" xml:id="id30" draw:id="id30" draw:layer="layout" svg:width="0.8cm" svg:height="0.7cm" svg:x="15cm" svg:y="3.5cm">
          <text:p text:style-name="P1"><text:span text:style-name="T5">aid</text:span></text:p>
        </draw:rect>
        <draw:rect draw:style-name="gr19" draw:text-style-name="P5" xml:id="id36" draw:id="id36" draw:layer="layout" svg:width="2.2cm" svg:height="0.7cm" svg:x="19.6cm" svg:y="5.4cm">
          <text:p text:style-name="P5"><text:span text:style-name="T5">CONST</text:span></text:p>
        </draw:rect>
        <draw:rect draw:style-name="gr19" draw:text-style-name="P11" xml:id="id31" draw:id="id31" draw:layer="layout" svg:width="0.8cm" svg:height="0.7cm" svg:x="16cm" svg:y="3.5cm">
          <text:p text:style-name="P1"><text:span text:style-name="T5">bid</text:span></text:p>
        </draw:rect>
        <draw:rect draw:style-name="gr19" draw:text-style-name="P11" xml:id="id32" draw:id="id32" draw:layer="layout" svg:width="2.2cm" svg:height="0.7cm" svg:x="17cm" svg:y="3.5cm">
          <text:p text:style-name="P1"><text:span text:style-name="T5">abalance</text:span></text:p>
        </draw:rect>
        <draw:rect draw:style-name="gr19" draw:text-style-name="P11" xml:id="id34" draw:id="id34" draw:layer="layout" svg:width="1.7cm" svg:height="0.7cm" svg:x="19.5cm" svg:y="3.5cm">
          <text:p text:style-name="P1"><text:span text:style-name="T5">filler</text:span></text:p>
        </draw:rect>
        <draw:connector draw:style-name="gr32" draw:text-style-name="P1" draw:layer="layout" draw:type="line" svg:x1="12.5cm" svg:y1="3.85cm" svg:x2="13.2cm" svg:y2="3.85cm" draw:start-shape="id23" draw:start-glue-point="1" draw:end-shape="id24" draw:end-glue-point="3" svg:d="M12500 3850h700">
          <text:p/>
        </draw:connector>
        <draw:connector draw:style-name="gr23" draw:text-style-name="P1" draw:layer="layout" draw:type="line" svg:x1="12.5cm" svg:y1="4.85cm" svg:x2="13.2cm" svg:y2="4.85cm" draw:start-shape="id25" draw:start-glue-point="1" draw:end-shape="id26" draw:end-glue-point="3" svg:d="M12500 4850h700">
          <text:p/>
        </draw:connector>
        <draw:connector draw:style-name="gr23" draw:text-style-name="P1" draw:layer="layout" draw:type="line" svg:x1="12.5cm" svg:y1="6.65cm" svg:x2="13.2cm" svg:y2="6.65cm" draw:start-shape="id27" draw:start-glue-point="1" draw:end-shape="id28" draw:end-glue-point="3" svg:d="M12500 6650h700">
          <text:p/>
        </draw:connector>
        <draw:connector draw:style-name="gr23" draw:text-style-name="P1" draw:layer="layout" svg:x1="13.2cm" svg:y1="4.85cm" svg:x2="13.2cm" svg:y2="5.75cm" draw:start-shape="id26" draw:start-glue-point="3" draw:end-shape="id29" draw:end-glue-point="3" svg:d="M13200 4850h-501v900h501">
          <text:p/>
        </draw:connector>
        <draw:connector draw:style-name="gr23" draw:text-style-name="P1" draw:layer="layout" draw:line-skew="0.914cm" svg:x1="8cm" svg:y1="3.85cm" svg:x2="5.072cm" svg:y2="4.733cm" draw:start-shape="id23" draw:start-glue-point="3" svg:d="M8000 3850h-800v883h-2128">
          <text:p/>
        </draw:connector>
        <draw:connector draw:style-name="gr23" draw:text-style-name="P1" draw:layer="layout" draw:line-skew="0.608cm" svg:x1="5.685cm" svg:y1="5.088cm" svg:x2="8cm" svg:y2="4.85cm" draw:end-shape="id25" draw:end-glue-point="3" svg:d="M5685 5088h1515v-238h800">
          <text:p/>
        </draw:connector>
        <draw:connector draw:style-name="gr23" draw:text-style-name="P1" draw:layer="layout" draw:line-skew="1.075cm" svg:x1="5.75cm" svg:y1="5.507cm" svg:x2="8cm" svg:y2="6.65cm" draw:end-shape="id27" draw:end-glue-point="3" svg:d="M5750 5507h1950v1143h300">
          <text:p/>
        </draw:connector>
        <draw:connector draw:style-name="gr23" draw:text-style-name="P1" draw:layer="layout" svg:x1="14.7cm" svg:y1="3.85cm" svg:x2="15cm" svg:y2="3.85cm" draw:start-shape="id24" draw:start-glue-point="1" draw:end-shape="id30" draw:end-glue-point="3" svg:d="M14700 3850h300">
          <text:p/>
        </draw:connector>
        <draw:connector draw:style-name="gr23" draw:text-style-name="P1" draw:layer="layout" draw:type="line" svg:x1="15.8cm" svg:y1="3.85cm" svg:x2="16cm" svg:y2="3.85cm" draw:start-shape="id30" draw:start-glue-point="1" draw:end-shape="id31" draw:end-glue-point="3" svg:d="M15800 3850h200">
          <text:p/>
        </draw:connector>
        <draw:connector draw:style-name="gr23" draw:text-style-name="P1" xml:id="id33" draw:id="id33" draw:layer="layout" draw:type="line" svg:x1="17cm" svg:y1="3.85cm" svg:x2="17cm" svg:y2="3.85cm" draw:start-shape="id32" draw:start-glue-point="3" draw:end-shape="id32" draw:end-glue-point="3" svg:d="M17000 3850z">
          <text:p/>
        </draw:connector>
        <draw:connector draw:style-name="gr23" draw:text-style-name="P1" draw:layer="layout" draw:type="line" svg:x1="16.8cm" svg:y1="3.85cm" svg:x2="17cm" svg:y2="3.85cm" draw:start-shape="id31" draw:start-glue-point="1" draw:end-shape="id33" draw:end-glue-point="0" svg:d="M16800 3850h200">
          <text:p/>
        </draw:connector>
        <draw:connector draw:style-name="gr23" draw:text-style-name="P1" draw:layer="layout" draw:type="line" svg:x1="19.2cm" svg:y1="3.85cm" svg:x2="19.5cm" svg:y2="3.85cm" draw:start-shape="id32" draw:start-glue-point="1" draw:end-shape="id34" draw:end-glue-point="3" svg:d="M19200 3850h300">
          <text:p/>
        </draw:connector>
        <draw:connector draw:style-name="gr23" draw:text-style-name="P1" draw:layer="layout" draw:type="line" svg:x1="16.7cm" svg:y1="5.75cm" svg:x2="17cm" svg:y2="5.75cm" draw:start-shape="id29" draw:start-glue-point="1" draw:end-shape="id35" draw:end-glue-point="3" svg:d="M16700 5750h300">
          <text:p/>
        </draw:connector>
        <draw:connector draw:style-name="gr23" draw:text-style-name="P1" draw:layer="layout" draw:type="line" svg:x1="19.2cm" svg:y1="5.75cm" svg:x2="19.6cm" svg:y2="5.75cm" draw:start-shape="id35" draw:start-glue-point="1" draw:end-shape="id36" draw:end-glue-point="3" svg:d="M19200 5750h400">
          <text:p/>
        </draw:connector>
        <draw:custom-shape draw:style-name="gr33" draw:text-style-name="P1" draw:layer="layout" svg:width="0.2cm" svg:height="0.5cm" svg:x="7.8cm" svg:y="6.8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rect draw:style-name="gr19" draw:text-style-name="P5" draw:layer="layout" svg:width="4.5cm" svg:height="0.7cm" svg:x="8cm" svg:y="7.2cm">
          <text:p text:style-name="P5"><text:span text:style-name="T5">TargetEntry</text:span></text:p>
        </draw:rect>
        <draw:rect draw:style-name="gr19" draw:text-style-name="P5" draw:layer="layout" svg:width="3.2cm" svg:height="0.7cm" svg:x="13.2cm" svg:y="7.2cm">
          <text:p text:style-name="P5"><text:span text:style-name="T5">VarExpr</text:span></text:p>
        </draw:rect>
        <draw:connector draw:style-name="gr23" draw:text-style-name="P1" draw:layer="layout" draw:type="line" svg:x1="12.5cm" svg:y1="7.55cm" svg:x2="13.2cm" svg:y2="7.55cm" svg:d="M12500 7550h700">
          <text:p/>
        </draw:connector>
        <draw:rect draw:style-name="gr16" draw:text-style-name="P5" xml:id="id37" draw:id="id37" draw:layer="layout" svg:width="4.5cm" svg:height="0.7cm" svg:x="8cm" svg:y="8.501cm">
          <text:p text:style-name="P5"><text:span text:style-name="T5">SORTGROUPCLAUSE</text:span></text:p>
        </draw:rect>
        <draw:connector draw:style-name="gr23" draw:text-style-name="P1" draw:layer="layout" draw:line-skew="1.075cm" svg:x1="5.75cm" svg:y1="7.708cm" svg:x2="8cm" svg:y2="8.851cm" draw:end-shape="id37" draw:end-glue-point="3" svg:d="M5750 7708h1950v1143h300">
          <text:p/>
        </draw:connector>
        <draw:rect draw:style-name="gr16" draw:text-style-name="P5" xml:id="id38" draw:id="id38" draw:layer="layout" svg:width="4.5cm" svg:height="0.7cm" svg:x="8cm" svg:y="9.602cm">
          <text:p text:style-name="P5"><text:span text:style-name="T5">FuncExpr</text:span></text:p>
        </draw:rect>
        <draw:connector draw:style-name="gr23" draw:text-style-name="P1" draw:layer="layout" draw:line-skew="0.575cm" svg:x1="5.75cm" svg:y1="8.109cm" svg:x2="8cm" svg:y2="9.952cm" draw:end-shape="id38" draw:end-glue-point="3" svg:d="M5750 8109h1450v1843h800">
          <text:p/>
        </draw:connector>
        <draw:rect draw:style-name="gr16" draw:text-style-name="P5" xml:id="id39" draw:id="id39" draw:layer="layout" svg:width="3.2cm" svg:height="0.7cm" svg:x="13.2cm" svg:y="9.6cm">
          <text:p text:style-name="P5"><text:span text:style-name="T5">CONST</text:span></text:p>
        </draw:rect>
        <draw:connector draw:style-name="gr17" draw:text-style-name="P1" draw:layer="layout" draw:type="line" svg:x1="12.5cm" svg:y1="9.952cm" svg:x2="13.2cm" svg:y2="9.95cm" draw:start-shape="id38" draw:start-glue-point="1" draw:end-shape="id39" draw:end-glue-point="3" svg:d="M12500 9952l700-2">
          <text:p/>
        </draw:connector>
        <draw:connector draw:style-name="gr23" draw:text-style-name="P1" draw:layer="layout" svg:x1="5.75cm" svg:y1="8.51cm" svg:x2="8cm" svg:y2="10.952cm" draw:end-shape="id40" draw:end-glue-point="3" svg:d="M5750 8510h875v2442h1375">
          <text:p/>
        </draw:connector>
        <draw:rect draw:style-name="gr16" draw:text-style-name="P5" xml:id="id40" draw:id="id40" draw:layer="layout" svg:width="4.5cm" svg:height="0.7cm" svg:x="8cm" svg:y="10.602cm">
          <text:p text:style-name="P5"><text:span text:style-name="T5">FuncExpr</text:span></text:p>
        </draw:rect>
        <draw:rect draw:style-name="gr16" draw:text-style-name="P5" xml:id="id41" draw:id="id41" draw:layer="layout" svg:width="3.2cm" svg:height="0.7cm" svg:x="13.2cm" svg:y="10.6cm">
          <text:p text:style-name="P5"><text:span text:style-name="T5">CONST</text:span></text:p>
        </draw:rect>
        <draw:connector draw:style-name="gr17" draw:text-style-name="P1" draw:layer="layout" draw:type="line" svg:x1="12.5cm" svg:y1="10.952cm" svg:x2="13.2cm" svg:y2="10.95cm" draw:start-shape="id40" draw:start-glue-point="1" draw:end-shape="id41" draw:end-glue-point="3" svg:d="M12500 10952l700-2">
          <text:p/>
        </draw:connector>
        <draw:custom-shape draw:style-name="gr34" draw:text-style-name="P1" draw:layer="layout" svg:width="0.5cm" svg:height="3cm" svg:x="17cm" svg:y="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10" draw:layer="layout" svg:width="1.752cm" svg:height="0.916cm" svg:x="17.559cm" svg:y="9.481cm">
          <draw:text-box>
            <text:p><text:span text:style-name="T10">(4)</text:span><text:span text:style-name="T10"><text:tab/></text:span></text:p>
          </draw:text-box>
        </draw:frame>
        <draw:custom-shape draw:style-name="gr34" draw:text-style-name="P1" draw:layer="layout" svg:width="0.5cm" svg:height="1.5cm" svg:x="17.001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0" draw:layer="layout" svg:width="1.752cm" svg:height="0.916cm" svg:x="17.56cm" svg:y="6.791cm">
          <draw:text-box>
            <text:p><text:span text:style-name="T10">(1)</text:span><text:span text:style-name="T10"><text:tab/></text:span></text:p>
          </draw:text-box>
        </draw:frame>
        <draw:line draw:style-name="gr37" draw:text-style-name="P1" draw:layer="layout" svg:x1="22cm" svg:y1="5.7cm" svg:x2="23cm" svg:y2="5.7cm">
          <text:p/>
        </draw:line>
        <draw:frame draw:style-name="gr36" draw:text-style-name="P10" draw:layer="layout" svg:width="1.752cm" svg:height="0.916cm" svg:x="22.86cm" svg:y="5.291cm">
          <draw:text-box>
            <text:p><text:span text:style-name="T10">(3)</text:span><text:span text:style-name="T10"><text:tab/></text:span></text:p>
          </draw:text-box>
        </draw:frame>
        <draw:frame draw:style-name="gr36" draw:text-style-name="P10" draw:layer="layout" svg:width="1.752cm" svg:height="0.916cm" svg:x="22.86cm" svg:y="3.491cm">
          <draw:text-box>
            <text:p><text:span text:style-name="T10">(2)</text:span><text:span text:style-name="T10"><text:tab/></text:span></text:p>
          </draw:text-box>
        </draw:frame>
        <draw:line draw:style-name="gr37" draw:text-style-name="P1" draw:layer="layout" svg:x1="22cm" svg:y1="3.9cm" svg:x2="23cm" svg:y2="3.9cm">
          <text:p/>
        </draw:line>
        <presentation:notes draw:style-name="dp2">
          <draw:page-thumbnail draw:style-name="gr11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office:forms form:automatic-focus="false" form:apply-design-mode="false"/>
        <draw:rect draw:style-name="gr30" draw:text-style-name="P6" draw:layer="layout" svg:width="6.5cm" svg:height="4.5cm" svg:x="39.5cm" svg:y="25cm">
          <text:p text:style-name="P5"><text:span text:style-name="T1">Expr <text:s text:c="11"/>xpr;</text:span></text:p>
          <text:p text:style-name="P5"><text:span text:style-name="T1">Oid <text:s text:c="12"/>consttype;</text:span></text:p>
          <text:p text:style-name="P5"><text:span text:style-name="T1">int32 <text:s text:c="10"/>consttypmod;</text:span></text:p>
          <text:p text:style-name="P5"><text:span text:style-name="T1">Oid <text:s text:c="12"/>constcollid;</text:span></text:p>
          <text:p text:style-name="P5"><text:span text:style-name="T1">int <text:s text:c="12"/>constlen;</text:span></text:p>
          <text:p text:style-name="P5"><text:span text:style-name="T1">Datum <text:s text:c="10"/>constvalue;</text:span></text:p>
          <text:p text:style-name="P5"><text:span text:style-name="T1">bool <text:s text:c="11"/>constisnull;</text:span></text:p>
          <text:p text:style-name="P5"><text:span text:style-name="T1">bool <text:s text:c="11"/>constbyval;</text:span></text:p>
          <text:p text:style-name="P5"><text:span text:style-name="T1">int <text:s text:c="12"/>location;</text:span></text:p>
        </draw:rect>
        <draw:frame draw:style-name="gr38" draw:text-style-name="P10" draw:layer="layout" svg:width="26.65cm" svg:height="1.952cm" svg:x="0.85cm" svg:y="1.8cm">
          <draw:text-box>
            <text:p><text:span text:style-name="T5">SELECT </text:span><text:span text:style-name="T4">a.aid, t.tid, t.tbalance</text:span><text:span text:style-name="T5"> FROM </text:span><text:span text:style-name="T4">pgbench_accounts AS a</text:span><text:span text:style-name="T5">, </text:span><text:span text:style-name="T4">pgbench_tellers AS t</text:span><text:span text:style-name="T5"> WHERE <text:s/></text:span><text:span text:style-name="T4">t.tbalance = 1040</text:span><text:span text:style-name="T11"> AND </text:span><text:span text:style-name="T4">a.aid = t.tid</text:span></text:p>
            <text:p><text:span text:style-name="T4"><text:tab/></text:span><text:span text:style-name="T4"><text:tab/></text:span><text:span text:style-name="T11">　　↓</text:span><text:span text:style-name="T11"><text:tab/></text:span><text:span text:style-name="T11"><text:tab/></text:span><text:span text:style-name="T11"><text:tab/></text:span><text:span text:style-name="T11">　　　　　　↓</text:span><text:span text:style-name="T11"><text:tab/></text:span><text:span text:style-name="T11"><text:tab/></text:span><text:span text:style-name="T11">　　　　↓</text:span><text:span text:style-name="T11"><text:tab/></text:span><text:span text:style-name="T11"><text:tab/></text:span><text:span text:style-name="T11"><text:tab/></text:span><text:span text:style-name="T11"><text:tab/></text:span><text:span text:style-name="T11">　　　↓</text:span><text:span text:style-name="T11"><text:tab/></text:span><text:span text:style-name="T11"><text:tab/></text:span><text:span text:style-name="T11"><text:tab/></text:span><text:span text:style-name="T11">　↓</text:span></text:p>
            <text:p><text:span text:style-name="T12"><text:tab/></text:span><text:span text:style-name="T12"><text:tab/></text:span><text:span text:style-name="T12"> <text:s text:c="2"/></text:span><text:span text:style-name="T12">(1)</text:span><text:span text:style-name="T12">　</text:span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(2)</text:span><text:span text:style-name="T12"><text:tab/></text:span><text:span text:style-name="T12"><text:tab/></text:span><text:span text:style-name="T12"><text:tab/></text:span><text:span text:style-name="T12"> (3)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4)</text:span><text:span text:style-name="T12"><text:tab/></text:span><text:span text:style-name="T12"><text:tab/></text:span><text:span text:style-name="T12"><text:tab/></text:span><text:span text:style-name="T12"> (5)</text:span></text:p>
          </draw:text-box>
        </draw:frame>
        <draw:rect draw:style-name="gr29" draw:text-style-name="P6" draw:layer="layout" svg:width="4.982cm" svg:height="2.6cm" svg:x="0.9cm" svg:y="4cm">
          <text:p text:style-name="P5"><text:span text:style-name="T5">Query</text:span></text:p>
          <text:p text:style-name="P5"><text:span text:style-name="T1"/></text:p>
          <text:p text:style-name="P5"><text:span text:style-name="T1">List <text:s text:c="5"/>*rtable;</text:span></text:p>
          <text:p text:style-name="P5"><text:span text:style-name="T1">FromExpr <text:s/>*jointree;</text:span></text:p>
          <text:p text:style-name="P5"><text:span text:style-name="T1">List <text:s text:c="5"/>*targetList;</text:span></text:p>
        </draw:rect>
        <draw:rect draw:style-name="gr19" draw:text-style-name="P1" xml:id="id44" draw:id="id44" draw:layer="layout" svg:width="4.5cm" svg:height="0.7cm" svg:x="7.9cm" svg:y="7.9cm">
          <text:p><text:span text:style-name="T5">FromExpr</text:span></text:p>
        </draw:rect>
        <draw:rect draw:style-name="gr39" draw:text-style-name="P5" xml:id="id45" draw:id="id45" draw:layer="layout" svg:width="3.5cm" svg:height="0.7cm" svg:x="13.1cm" svg:y="7.9cm">
          <text:p text:style-name="P5"><text:span text:style-name="T5">RangeTableRef</text:span></text:p>
        </draw:rect>
        <draw:rect draw:style-name="gr19" draw:text-style-name="P5" xml:id="id48" draw:id="id48" draw:layer="layout" svg:width="3.5cm" svg:height="0.7cm" svg:x="13.1cm" svg:y="9.2cm">
          <text:p text:style-name="P5"><text:span text:style-name="T5">OpeExpr</text:span></text:p>
        </draw:rect>
        <draw:rect draw:style-name="gr19" draw:text-style-name="P5" xml:id="id54" draw:id="id54" draw:layer="layout" svg:width="2.2cm" svg:height="0.7cm" svg:x="16.9cm" svg:y="9.2cm">
          <text:p text:style-name="P5"><text:span text:style-name="T5">VarExpr</text:span></text:p>
        </draw:rect>
        <draw:rect draw:style-name="gr16" draw:text-style-name="P5" xml:id="id46" draw:id="id46" draw:layer="layout" svg:width="4.5cm" svg:height="0.7cm" svg:x="7.8cm" svg:y="11.2cm">
          <text:p text:style-name="P5"><text:span text:style-name="T5">TargetEntry</text:span></text:p>
        </draw:rect>
        <draw:rect draw:style-name="gr16" draw:text-style-name="P5" xml:id="id47" draw:id="id47" draw:layer="layout" svg:width="3.2cm" svg:height="0.7cm" svg:x="13cm" svg:y="11.2cm">
          <text:p text:style-name="P5"><text:span text:style-name="T5">VarExpr</text:span></text:p>
        </draw:rect>
        <draw:rect draw:style-name="gr39" draw:text-style-name="P1" xml:id="id42" draw:id="id42" draw:layer="layout" svg:width="4.5cm" svg:height="0.7cm" svg:x="8cm" svg:y="4.1cm">
          <text:p><text:span text:style-name="T5">RangeTableEntry</text:span></text:p>
        </draw:rect>
        <draw:rect draw:style-name="gr39" draw:text-style-name="P1" xml:id="id43" draw:id="id43" draw:layer="layout" svg:width="1.5cm" svg:height="0.7cm" svg:x="13.2cm" svg:y="4.1cm">
          <text:p><text:span text:style-name="T5">Alias</text:span></text:p>
        </draw:rect>
        <draw:rect draw:style-name="gr39" draw:text-style-name="P11" xml:id="id49" draw:id="id49" draw:layer="layout" svg:width="0.8cm" svg:height="0.7cm" svg:x="15cm" svg:y="4.1cm">
          <text:p text:style-name="P1"><text:span text:style-name="T5">aid</text:span></text:p>
        </draw:rect>
        <draw:rect draw:style-name="gr19" draw:text-style-name="P5" xml:id="id55" draw:id="id55" draw:layer="layout" svg:width="2.2cm" svg:height="0.7cm" svg:x="19.5cm" svg:y="9.2cm">
          <text:p text:style-name="P5"><text:span text:style-name="T5">CONST</text:span></text:p>
        </draw:rect>
        <draw:rect draw:style-name="gr39" draw:text-style-name="P11" xml:id="id50" draw:id="id50" draw:layer="layout" svg:width="0.8cm" svg:height="0.7cm" svg:x="16cm" svg:y="4.1cm">
          <text:p text:style-name="P1"><text:span text:style-name="T5">bid</text:span></text:p>
        </draw:rect>
        <draw:rect draw:style-name="gr39" draw:text-style-name="P11" xml:id="id51" draw:id="id51" draw:layer="layout" svg:width="2.2cm" svg:height="0.7cm" svg:x="17cm" svg:y="4.1cm">
          <text:p text:style-name="P1"><text:span text:style-name="T5">abalance</text:span></text:p>
        </draw:rect>
        <draw:rect draw:style-name="gr39" draw:text-style-name="P11" xml:id="id53" draw:id="id53" draw:layer="layout" svg:width="1.7cm" svg:height="0.7cm" svg:x="19.5cm" svg:y="4.1cm">
          <text:p text:style-name="P1"><text:span text:style-name="T5">filler</text:span></text:p>
        </draw:rect>
        <draw:connector draw:style-name="gr40" draw:text-style-name="P1" draw:layer="layout" draw:type="line" svg:x1="12.5cm" svg:y1="4.45cm" svg:x2="13.2cm" svg:y2="4.45cm" draw:start-shape="id42" draw:start-glue-point="1" draw:end-shape="id43" draw:end-glue-point="3" svg:d="M12500 4450h700">
          <text:p/>
        </draw:connector>
        <draw:connector draw:style-name="gr23" draw:text-style-name="P1" draw:layer="layout" draw:type="line" svg:x1="12.4cm" svg:y1="8.25cm" svg:x2="13.1cm" svg:y2="8.25cm" draw:start-shape="id44" draw:start-glue-point="1" draw:end-shape="id45" draw:end-glue-point="3" svg:d="M12400 8250h700">
          <text:p/>
        </draw:connector>
        <draw:connector draw:style-name="gr17" draw:text-style-name="P1" draw:layer="layout" draw:type="line" svg:x1="12.3cm" svg:y1="11.55cm" svg:x2="13cm" svg:y2="11.55cm" draw:start-shape="id46" draw:start-glue-point="1" draw:end-shape="id47" draw:end-glue-point="3" svg:d="M12300 11550h700">
          <text:p/>
        </draw:connector>
        <draw:connector draw:style-name="gr23" draw:text-style-name="P1" draw:layer="layout" svg:x1="13.1cm" svg:y1="8.25cm" svg:x2="13.1cm" svg:y2="9.55cm" draw:start-shape="id45" draw:start-glue-point="3" draw:end-shape="id48" draw:end-glue-point="3" svg:d="M13100 8250h-501v1300h501">
          <text:p/>
        </draw:connector>
        <draw:connector draw:style-name="gr23" draw:text-style-name="P1" draw:layer="layout" draw:line-skew="0.914cm" svg:x1="8cm" svg:y1="4.45cm" svg:x2="4.872cm" svg:y2="5.333cm" draw:start-shape="id42" draw:start-glue-point="3" svg:d="M8000 4450h-900v883h-2228">
          <text:p/>
        </draw:connector>
        <draw:connector draw:style-name="gr23" draw:text-style-name="P1" draw:layer="layout" svg:x1="5.485cm" svg:y1="5.688cm" svg:x2="7.9cm" svg:y2="8.25cm" draw:end-shape="id44" draw:end-glue-point="3" svg:d="M5485 5688h957v2562h1458">
          <text:p/>
        </draw:connector>
        <draw:connector draw:style-name="gr23" draw:text-style-name="P1" draw:layer="layout" svg:x1="5.55cm" svg:y1="6.107cm" svg:x2="7.8cm" svg:y2="11.55cm" draw:end-shape="id46" draw:end-glue-point="3" svg:d="M5550 6107h875v5443h1375">
          <text:p/>
        </draw:connector>
        <draw:connector draw:style-name="gr41" draw:text-style-name="P1" draw:layer="layout" svg:x1="14.7cm" svg:y1="4.45cm" svg:x2="15cm" svg:y2="4.45cm" draw:start-shape="id43" draw:start-glue-point="1" draw:end-shape="id49" draw:end-glue-point="3" svg:d="M14700 4450h300">
          <text:p/>
        </draw:connector>
        <draw:connector draw:style-name="gr41" draw:text-style-name="P1" draw:layer="layout" draw:type="line" svg:x1="15.8cm" svg:y1="4.45cm" svg:x2="16cm" svg:y2="4.45cm" draw:start-shape="id49" draw:start-glue-point="1" draw:end-shape="id50" draw:end-glue-point="3" svg:d="M15800 4450h200">
          <text:p/>
        </draw:connector>
        <draw:connector draw:style-name="gr41" draw:text-style-name="P1" xml:id="id52" draw:id="id52" draw:layer="layout" draw:type="line" svg:x1="17cm" svg:y1="4.45cm" svg:x2="17cm" svg:y2="4.45cm" draw:start-shape="id51" draw:start-glue-point="3" draw:end-shape="id51" draw:end-glue-point="3" svg:d="M17000 4450z">
          <text:p/>
        </draw:connector>
        <draw:connector draw:style-name="gr41" draw:text-style-name="P1" draw:layer="layout" draw:type="line" svg:x1="16.8cm" svg:y1="4.45cm" svg:x2="17cm" svg:y2="4.45cm" draw:start-shape="id50" draw:start-glue-point="1" draw:end-shape="id52" draw:end-glue-point="0" svg:d="M16800 4450h200">
          <text:p/>
        </draw:connector>
        <draw:connector draw:style-name="gr41" draw:text-style-name="P1" draw:layer="layout" draw:type="line" svg:x1="19.2cm" svg:y1="4.45cm" svg:x2="19.5cm" svg:y2="4.45cm" draw:start-shape="id51" draw:start-glue-point="1" draw:end-shape="id53" draw:end-glue-point="3" svg:d="M19200 4450h300">
          <text:p/>
        </draw:connector>
        <draw:connector draw:style-name="gr23" draw:text-style-name="P1" draw:layer="layout" draw:type="line" svg:x1="16.6cm" svg:y1="9.55cm" svg:x2="16.9cm" svg:y2="9.55cm" draw:start-shape="id48" draw:start-glue-point="1" draw:end-shape="id54" draw:end-glue-point="3" svg:d="M16600 9550h300">
          <text:p/>
        </draw:connector>
        <draw:connector draw:style-name="gr23" draw:text-style-name="P1" draw:layer="layout" draw:type="line" svg:x1="19.1cm" svg:y1="9.55cm" svg:x2="19.5cm" svg:y2="9.55cm" draw:start-shape="id54" draw:start-glue-point="1" draw:end-shape="id55" draw:end-glue-point="3" svg:d="M19100 9550h400">
          <text:p/>
        </draw:connector>
        <draw:custom-shape draw:style-name="gr42" draw:text-style-name="P1" draw:layer="layout" svg:width="0.2cm" svg:height="0.5cm" svg:x="7.6cm" svg:y="11.7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rect draw:style-name="gr16" draw:text-style-name="P5" draw:layer="layout" svg:width="4.5cm" svg:height="0.7cm" svg:x="7.8cm" svg:y="12.1cm">
          <text:p text:style-name="P5"><text:span text:style-name="T5">TargetEntry</text:span></text:p>
        </draw:rect>
        <draw:rect draw:style-name="gr16" draw:text-style-name="P5" draw:layer="layout" svg:width="3.2cm" svg:height="0.7cm" svg:x="13cm" svg:y="12.1cm">
          <text:p text:style-name="P5"><text:span text:style-name="T5">VarExpr</text:span></text:p>
        </draw:rect>
        <draw:connector draw:style-name="gr17" draw:text-style-name="P1" draw:layer="layout" draw:type="line" svg:x1="12.3cm" svg:y1="12.45cm" svg:x2="13cm" svg:y2="12.45cm" svg:d="M12300 12450h700">
          <text:p/>
        </draw:connector>
        <draw:connector draw:style-name="gr17" draw:text-style-name="P1" draw:layer="layout" draw:type="line" svg:x1="12.3cm" svg:y1="12.45cm" svg:x2="13cm" svg:y2="12.45cm" svg:d="M12300 12450h700">
          <text:p/>
        </draw:connector>
        <draw:custom-shape draw:style-name="gr42" draw:text-style-name="P1" draw:layer="layout" svg:width="0.2cm" svg:height="0.5cm" svg:x="7.6cm" svg:y="12.6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rect draw:style-name="gr16" draw:text-style-name="P5" draw:layer="layout" svg:width="4.5cm" svg:height="0.7cm" svg:x="7.8cm" svg:y="13cm">
          <text:p text:style-name="P5"><text:span text:style-name="T5">TargetEntry</text:span></text:p>
        </draw:rect>
        <draw:rect draw:style-name="gr16" draw:text-style-name="P5" draw:layer="layout" svg:width="3.2cm" svg:height="0.7cm" svg:x="13cm" svg:y="13cm">
          <text:p text:style-name="P5"><text:span text:style-name="T5">VarExpr</text:span></text:p>
        </draw:rect>
        <draw:connector draw:style-name="gr17" draw:text-style-name="P1" draw:layer="layout" draw:type="line" svg:x1="12.3cm" svg:y1="13.35cm" svg:x2="13cm" svg:y2="13.35cm" svg:d="M12300 13350h700">
          <text:p/>
        </draw:connector>
        <draw:rect draw:style-name="gr39" draw:text-style-name="P1" xml:id="id56" draw:id="id56" draw:layer="layout" svg:width="2cm" svg:height="0.7cm" svg:x="13.2cm" svg:y="5cm">
          <text:p><text:span text:style-name="T5">Alias a</text:span></text:p>
        </draw:rect>
        <draw:connector draw:style-name="gr41" draw:text-style-name="P1" draw:layer="layout" svg:x1="13.2cm" svg:y1="4.45cm" svg:x2="13.2cm" svg:y2="5.35cm" draw:start-shape="id43" draw:start-glue-point="3" draw:end-shape="id56" draw:end-glue-point="3" svg:d="M13200 4450h-501v900h501">
          <text:p/>
        </draw:connector>
        <draw:rect draw:style-name="gr12" draw:text-style-name="P1" xml:id="id57" draw:id="id57" draw:layer="layout" svg:width="4.5cm" svg:height="0.7cm" svg:x="8.001cm" svg:y="5.9cm">
          <text:p><text:span text:style-name="T5">RangeTableEntry</text:span></text:p>
        </draw:rect>
        <draw:rect draw:style-name="gr12" draw:text-style-name="P1" xml:id="id58" draw:id="id58" draw:layer="layout" svg:width="1.5cm" svg:height="0.7cm" svg:x="13.201cm" svg:y="5.9cm">
          <text:p><text:span text:style-name="T5">Alias</text:span></text:p>
        </draw:rect>
        <draw:rect draw:style-name="gr12" draw:text-style-name="P11" xml:id="id59" draw:id="id59" draw:layer="layout" svg:width="0.8cm" svg:height="0.7cm" svg:x="15.001cm" svg:y="5.9cm">
          <text:p text:style-name="P1"><text:span text:style-name="T5">tid</text:span></text:p>
        </draw:rect>
        <draw:rect draw:style-name="gr12" draw:text-style-name="P11" xml:id="id60" draw:id="id60" draw:layer="layout" svg:width="0.8cm" svg:height="0.7cm" svg:x="16.001cm" svg:y="5.9cm">
          <text:p text:style-name="P1"><text:span text:style-name="T5">bid</text:span></text:p>
        </draw:rect>
        <draw:rect draw:style-name="gr12" draw:text-style-name="P11" xml:id="id61" draw:id="id61" draw:layer="layout" svg:width="2.2cm" svg:height="0.7cm" svg:x="17.001cm" svg:y="5.9cm">
          <text:p text:style-name="P1"><text:span text:style-name="T5">tbalance</text:span></text:p>
        </draw:rect>
        <draw:rect draw:style-name="gr12" draw:text-style-name="P11" xml:id="id63" draw:id="id63" draw:layer="layout" svg:width="1.7cm" svg:height="0.7cm" svg:x="19.501cm" svg:y="5.9cm">
          <text:p text:style-name="P1"><text:span text:style-name="T5">filler</text:span></text:p>
        </draw:rect>
        <draw:connector draw:style-name="gr43" draw:text-style-name="P1" draw:layer="layout" draw:type="line" svg:x1="12.501cm" svg:y1="6.25cm" svg:x2="13.201cm" svg:y2="6.25cm" draw:start-shape="id57" draw:start-glue-point="1" draw:end-shape="id58" draw:end-glue-point="3" svg:d="M12501 6250h700">
          <text:p/>
        </draw:connector>
        <draw:connector draw:style-name="gr44" draw:text-style-name="P1" draw:layer="layout" svg:x1="14.701cm" svg:y1="6.25cm" svg:x2="15.001cm" svg:y2="6.25cm" draw:start-shape="id58" draw:start-glue-point="1" draw:end-shape="id59" draw:end-glue-point="3" svg:d="M14701 6250h300">
          <text:p/>
        </draw:connector>
        <draw:connector draw:style-name="gr44" draw:text-style-name="P1" draw:layer="layout" draw:type="line" svg:x1="15.801cm" svg:y1="6.25cm" svg:x2="16.001cm" svg:y2="6.25cm" draw:start-shape="id59" draw:start-glue-point="1" draw:end-shape="id60" draw:end-glue-point="3" svg:d="M15801 6250h200">
          <text:p/>
        </draw:connector>
        <draw:connector draw:style-name="gr44" draw:text-style-name="P1" xml:id="id62" draw:id="id62" draw:layer="layout" draw:type="line" svg:x1="17.001cm" svg:y1="6.25cm" svg:x2="17.001cm" svg:y2="6.25cm" draw:start-shape="id61" draw:start-glue-point="3" draw:end-shape="id61" draw:end-glue-point="3" svg:d="M17001 6250z">
          <text:p/>
        </draw:connector>
        <draw:connector draw:style-name="gr44" draw:text-style-name="P1" draw:layer="layout" draw:type="line" svg:x1="16.801cm" svg:y1="6.25cm" svg:x2="17.001cm" svg:y2="6.25cm" draw:start-shape="id60" draw:start-glue-point="1" draw:end-shape="id62" draw:end-glue-point="0" svg:d="M16801 6250h200">
          <text:p/>
        </draw:connector>
        <draw:connector draw:style-name="gr44" draw:text-style-name="P1" draw:layer="layout" draw:type="line" svg:x1="19.201cm" svg:y1="6.25cm" svg:x2="19.501cm" svg:y2="6.25cm" draw:start-shape="id61" draw:start-glue-point="1" draw:end-shape="id63" draw:end-glue-point="3" svg:d="M19201 6250h300">
          <text:p/>
        </draw:connector>
        <draw:rect draw:style-name="gr12" draw:text-style-name="P1" xml:id="id64" draw:id="id64" draw:layer="layout" svg:width="2cm" svg:height="0.7cm" svg:x="13.201cm" svg:y="6.8cm">
          <text:p><text:span text:style-name="T5">Alias t</text:span></text:p>
        </draw:rect>
        <draw:connector draw:style-name="gr44" draw:text-style-name="P1" draw:layer="layout" svg:x1="13.201cm" svg:y1="6.25cm" svg:x2="13.201cm" svg:y2="7.15cm" draw:start-shape="id58" draw:start-glue-point="3" draw:end-shape="id64" draw:end-glue-point="3" svg:d="M13201 6250h-501v900h501">
          <text:p/>
        </draw:connector>
        <draw:custom-shape draw:style-name="gr33" draw:text-style-name="P1" draw:layer="layout" svg:width="0.2cm" svg:height="1.4cm" svg:x="7.8cm" svg:y="4.7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rect draw:style-name="gr12" draw:text-style-name="P5" xml:id="id65" draw:id="id65" draw:layer="layout" svg:width="3.5cm" svg:height="0.7cm" svg:x="17.3cm" svg:y="7.9cm">
          <text:p text:style-name="P5"><text:span text:style-name="T5">RangeTableRef</text:span></text:p>
        </draw:rect>
        <draw:connector draw:style-name="gr23" draw:text-style-name="P1" draw:layer="layout" draw:type="line" svg:x1="16.6cm" svg:y1="8.25cm" svg:x2="17.3cm" svg:y2="8.25cm" draw:start-shape="id45" draw:start-glue-point="1" draw:end-shape="id65" draw:end-glue-point="3" svg:d="M16600 8250h700">
          <text:p/>
        </draw:connector>
        <draw:rect draw:style-name="gr16" draw:text-style-name="P5" xml:id="id66" draw:id="id66" draw:layer="layout" svg:width="3.5cm" svg:height="0.7cm" svg:x="13.1cm" svg:y="10.001cm">
          <text:p text:style-name="P5"><text:span text:style-name="T5">OpeExpr</text:span></text:p>
        </draw:rect>
        <draw:rect draw:style-name="gr16" draw:text-style-name="P5" xml:id="id67" draw:id="id67" draw:layer="layout" svg:width="2.2cm" svg:height="0.7cm" svg:x="16.9cm" svg:y="10.001cm">
          <text:p text:style-name="P5"><text:span text:style-name="T5">VarExpr</text:span></text:p>
        </draw:rect>
        <draw:rect draw:style-name="gr16" draw:text-style-name="P5" xml:id="id68" draw:id="id68" draw:layer="layout" svg:width="2.2cm" svg:height="0.7cm" svg:x="19.5cm" svg:y="10.001cm">
          <text:p text:style-name="P5"><text:span text:style-name="T5">VarExpr</text:span></text:p>
        </draw:rect>
        <draw:connector draw:style-name="gr17" draw:text-style-name="P1" draw:layer="layout" draw:type="line" svg:x1="16.6cm" svg:y1="10.351cm" svg:x2="16.9cm" svg:y2="10.351cm" draw:start-shape="id66" draw:start-glue-point="1" draw:end-shape="id67" draw:end-glue-point="3" svg:d="M16600 10351h300">
          <text:p/>
        </draw:connector>
        <draw:connector draw:style-name="gr17" draw:text-style-name="P1" draw:layer="layout" draw:type="line" svg:x1="19.1cm" svg:y1="10.351cm" svg:x2="19.5cm" svg:y2="10.351cm" draw:start-shape="id67" draw:start-glue-point="1" draw:end-shape="id68" draw:end-glue-point="3" svg:d="M19100 10351h400">
          <text:p/>
        </draw:connector>
        <draw:custom-shape draw:style-name="gr33" draw:text-style-name="P1" draw:layer="layout" svg:width="0.2cm" svg:height="0.5cm" svg:x="12.9cm" svg:y="9.7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4" draw:text-style-name="P1" draw:layer="layout" svg:width="0.522cm" svg:height="2.3cm" svg:x="16.5cm" svg:y="1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0" draw:layer="layout" svg:width="1.829cm" svg:height="0.916cm" svg:x="17.083cm" svg:y="11.952cm">
          <draw:text-box>
            <text:p><text:span text:style-name="T10">(1)</text:span><text:span text:style-name="T10"><text:tab/></text:span></text:p>
          </draw:text-box>
        </draw:frame>
        <draw:custom-shape draw:style-name="gr34" draw:text-style-name="P1" draw:layer="layout" svg:width="0.522cm" svg:height="1.5cm" svg:x="22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0" draw:layer="layout" svg:width="1.829cm" svg:height="0.916cm" svg:x="22.583cm" svg:y="4.49cm">
          <draw:text-box>
            <text:p><text:span text:style-name="T10">(2)</text:span><text:span text:style-name="T10"><text:tab/></text:span></text:p>
          </draw:text-box>
        </draw:frame>
        <draw:custom-shape draw:style-name="gr34" draw:text-style-name="P1" draw:layer="layout" svg:width="0.522cm" svg:height="1.5cm" svg:x="22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0" draw:layer="layout" svg:width="1.829cm" svg:height="0.916cm" svg:x="22.583cm" svg:y="6.49cm">
          <draw:text-box>
            <text:p><text:span text:style-name="T10">(3)</text:span><text:span text:style-name="T10"><text:tab/></text:span></text:p>
          </draw:text-box>
        </draw:frame>
        <draw:line draw:style-name="gr37" draw:text-style-name="P1" draw:layer="layout" svg:x1="22cm" svg:y1="9.6cm" svg:x2="23cm" svg:y2="9.6cm">
          <text:p/>
        </draw:line>
        <draw:line draw:style-name="gr37" draw:text-style-name="P1" draw:layer="layout" svg:x1="22cm" svg:y1="10.2cm" svg:x2="23cm" svg:y2="10.2cm">
          <text:p/>
        </draw:line>
        <draw:frame draw:style-name="gr36" draw:text-style-name="P10" draw:layer="layout" svg:width="1.829cm" svg:height="0.916cm" svg:x="23.085cm" svg:y="9.79cm">
          <draw:text-box>
            <text:p><text:span text:style-name="T10">(5)</text:span><text:span text:style-name="T10"><text:tab/></text:span></text:p>
          </draw:text-box>
        </draw:frame>
        <draw:custom-shape draw:style-name="gr28" draw:text-style-name="P12" draw:layer="layout" svg:width="4cm" svg:height="1cm" svg:x="22cm" svg:y="8cm">
          <text:p><text:span text:style-name="T13">二つのテーブルが</text:span></text:p>
          <text:p><text:span text:style-name="T13">リンクされている</text:span></text:p>
          <draw:enhanced-geometry svg:viewBox="0 0 21600 21600" draw:glue-points="10800 0 0 10800 10800 21600 21600 10800 ?f40 ?f41" draw:text-areas="0 0 21600 21600" draw:type="rectangular-callout" draw:modifiers="-6332.61684578855 4509.89010989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10" draw:layer="layout" svg:width="1.829cm" svg:height="0.916cm" svg:x="23.086cm" svg:y="9.09cm">
          <draw:text-box>
            <text:p><text:span text:style-name="T10">(4)</text:span><text:span text:style-name="T10"><text:tab/>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office:forms form:automatic-focus="false" form:apply-design-mode="false"/>
        <draw:rect draw:style-name="gr29" draw:text-style-name="P6" draw:layer="layout" svg:width="4.982cm" svg:height="11.3cm" svg:x="2.5cm" svg:y="5.7cm">
          <text:p text:style-name="P5"><text:span text:style-name="T5">Query</text:span></text:p>
          <text:p text:style-name="P5"><text:span text:style-name="T1"/></text:p>
          <text:p text:style-name="P5"><text:span text:style-name="T1">List <text:s text:c="5"/>*rtable;</text:span></text:p>
          <text:p text:style-name="P5"><text:span text:style-name="T1">FromExpr <text:s/>*jointree;</text:span></text:p>
          <text:p text:style-name="P5"><text:span text:style-name="T1">List <text:s text:c="5"/>*targetList;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List <text:s text:c="5"/>*sortClause;</text:span></text:p>
          <text:p text:style-name="P5"><text:span text:style-name="T1">Node <text:s text:c="5"/>*limitOffset;</text:span></text:p>
          <text:p text:style-name="P5"><text:span text:style-name="T1">Node <text:s text:c="5"/>*limitCount;</text:span></text:p>
          <text:p text:style-name="P5"><text:span text:style-name="T1"/></text:p>
        </draw:rect>
        <draw:rect draw:style-name="gr30" draw:text-style-name="P6" draw:layer="layout" svg:width="6.5cm" svg:height="4.5cm" svg:x="41cm" svg:y="25cm">
          <text:p text:style-name="P5"><text:span text:style-name="T1">Expr <text:s text:c="11"/>xpr;</text:span></text:p>
          <text:p text:style-name="P5"><text:span text:style-name="T1">Oid <text:s text:c="12"/>consttype;</text:span></text:p>
          <text:p text:style-name="P5"><text:span text:style-name="T1">int32 <text:s text:c="10"/>consttypmod;</text:span></text:p>
          <text:p text:style-name="P5"><text:span text:style-name="T1">Oid <text:s text:c="12"/>constcollid;</text:span></text:p>
          <text:p text:style-name="P5"><text:span text:style-name="T1">int <text:s text:c="12"/>constlen;</text:span></text:p>
          <text:p text:style-name="P5"><text:span text:style-name="T1">Datum <text:s text:c="10"/>constvalue;</text:span></text:p>
          <text:p text:style-name="P5"><text:span text:style-name="T1">bool <text:s text:c="11"/>constisnull;</text:span></text:p>
          <text:p text:style-name="P5"><text:span text:style-name="T1">bool <text:s text:c="11"/>constbyval;</text:span></text:p>
          <text:p text:style-name="P5"><text:span text:style-name="T1">int <text:s text:c="12"/>location;</text:span></text:p>
        </draw:rect>
        <draw:frame draw:style-name="gr45" draw:text-style-name="P8" draw:layer="layout" svg:width="14.65cm" svg:height="3.653cm" svg:x="2.35cm" svg:y="1.5cm">
          <draw:text-box>
            <text:p><text:span text:style-name="T5">SELECT </text:span><text:span text:style-name="T4">a.aid, t.tid, t.tbalance </text:span><text:span text:style-name="T4"><text:tab/></text:span><text:span text:style-name="T4"><text:tab/></text:span><text:span text:style-name="T4"><text:tab/></text:span><text:span text:style-name="T4"><text:tab/></text:span><text:span text:style-name="T11">← </text:span><text:span text:style-name="T12">(1)</text:span></text:p>
            <text:p><text:span text:style-name="T4"><text:tab/></text:span><text:span text:style-name="T5">FROM </text:span><text:span text:style-name="T4">pgbench_accounts AS a</text:span><text:span text:style-name="T5">,</text:span><text:span text:style-name="T5"><text:tab/></text:span><text:span text:style-name="T5"><text:tab/></text:span><text:span text:style-name="T5"><text:tab/></text:span><text:span text:style-name="T5"><text:tab/></text:span><text:span text:style-name="T11">← </text:span><text:span text:style-name="T12">(2)</text:span></text:p>
            <text:p><text:span text:style-name="T4"><text:tab/></text:span><text:span text:style-name="T4"><text:tab/></text:span><text:span text:style-name="T4"><text:tab/></text:span><text:span text:style-name="T4">pgbench_tellers AS t</text:span><text:span text:style-name="T5"> </text:span><text:span text:style-name="T5"><text:tab/></text:span><text:span text:style-name="T5"><text:tab/></text:span><text:span text:style-name="T5"><text:tab/></text:span><text:span text:style-name="T11">← </text:span><text:span text:style-name="T12">(3)</text:span></text:p>
            <text:p><text:span text:style-name="T5"><text:tab/></text:span><text:span text:style-name="T5">WHERE <text:s/></text:span><text:span text:style-name="T4">t.tbalance = 1040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← </text:span><text:span text:style-name="T12">(4)</text:span></text:p>
            <text:p><text:span text:style-name="T11"><text:tab/></text:span><text:span text:style-name="T11"><text:tab/></text:span><text:span text:style-name="T11"><text:tab/></text:span><text:span text:style-name="T11">AND </text:span><text:span text:style-name="T4">a.aid = t.tid</text:span><text:span text:style-name="T4"><text:tab/></text:span><text:span text:style-name="T4"><text:tab/></text:span><text:span text:style-name="T4"><text:tab/></text:span><text:span text:style-name="T4"><text:tab/></text:span><text:span text:style-name="T11">← </text:span><text:span text:style-name="T12">(5)</text:span></text:p>
            <text:p><text:span text:style-name="T4"><text:tab/></text:span><text:span text:style-name="T4">ORDER BY a.aid OFFSET 9 LIMIT 5;</text:span><text:span text:style-name="T4"><text:tab/></text:span><text:span text:style-name="T4"><text:tab/></text:span><text:span text:style-name="T4"><text:tab/></text:span><text:span text:style-name="T11">← </text:span><text:span text:style-name="T12">(6)</text:span></text:p>
          </draw:text-box>
        </draw:frame>
        <draw:rect draw:style-name="gr19" draw:text-style-name="P1" xml:id="id71" draw:id="id71" draw:layer="layout" svg:width="4.5cm" svg:height="0.7cm" svg:x="9.4cm" svg:y="9.6cm">
          <text:p><text:span text:style-name="T5">FromExpr</text:span></text:p>
        </draw:rect>
        <draw:rect draw:style-name="gr39" draw:text-style-name="P5" xml:id="id72" draw:id="id72" draw:layer="layout" svg:width="3.5cm" svg:height="0.7cm" svg:x="14.6cm" svg:y="9.6cm">
          <text:p text:style-name="P5"><text:span text:style-name="T5">RangeTableRef</text:span></text:p>
        </draw:rect>
        <draw:rect draw:style-name="gr19" draw:text-style-name="P5" xml:id="id75" draw:id="id75" draw:layer="layout" svg:width="3.5cm" svg:height="0.7cm" svg:x="14.6cm" svg:y="10.9cm">
          <text:p text:style-name="P5"><text:span text:style-name="T5">OpeExpr</text:span></text:p>
        </draw:rect>
        <draw:rect draw:style-name="gr19" draw:text-style-name="P5" xml:id="id81" draw:id="id81" draw:layer="layout" svg:width="2.2cm" svg:height="0.7cm" svg:x="18.4cm" svg:y="10.9cm">
          <text:p text:style-name="P5"><text:span text:style-name="T5">VarExpr</text:span></text:p>
        </draw:rect>
        <draw:rect draw:style-name="gr16" draw:text-style-name="P5" xml:id="id73" draw:id="id73" draw:layer="layout" svg:width="4.5cm" svg:height="0.7cm" svg:x="9.3cm" svg:y="12.9cm">
          <text:p text:style-name="P5"><text:span text:style-name="T5">TargetEntry</text:span></text:p>
        </draw:rect>
        <draw:rect draw:style-name="gr16" draw:text-style-name="P5" xml:id="id74" draw:id="id74" draw:layer="layout" svg:width="3.2cm" svg:height="0.7cm" svg:x="14.5cm" svg:y="12.9cm">
          <text:p text:style-name="P5"><text:span text:style-name="T5">VarExpr</text:span></text:p>
        </draw:rect>
        <draw:rect draw:style-name="gr39" draw:text-style-name="P1" xml:id="id69" draw:id="id69" draw:layer="layout" svg:width="4.5cm" svg:height="0.7cm" svg:x="9.5cm" svg:y="5.8cm">
          <text:p><text:span text:style-name="T5">RangeTableEntry</text:span></text:p>
        </draw:rect>
        <draw:rect draw:style-name="gr39" draw:text-style-name="P1" xml:id="id70" draw:id="id70" draw:layer="layout" svg:width="1.5cm" svg:height="0.7cm" svg:x="14.7cm" svg:y="5.8cm">
          <text:p><text:span text:style-name="T5">Alias</text:span></text:p>
        </draw:rect>
        <draw:rect draw:style-name="gr39" draw:text-style-name="P11" xml:id="id76" draw:id="id76" draw:layer="layout" svg:width="0.8cm" svg:height="0.7cm" svg:x="16.5cm" svg:y="5.8cm">
          <text:p text:style-name="P1"><text:span text:style-name="T5">aid</text:span></text:p>
        </draw:rect>
        <draw:rect draw:style-name="gr19" draw:text-style-name="P5" xml:id="id82" draw:id="id82" draw:layer="layout" svg:width="2.2cm" svg:height="0.7cm" svg:x="21cm" svg:y="10.9cm">
          <text:p text:style-name="P5"><text:span text:style-name="T5">CONST</text:span></text:p>
        </draw:rect>
        <draw:rect draw:style-name="gr39" draw:text-style-name="P11" xml:id="id77" draw:id="id77" draw:layer="layout" svg:width="0.8cm" svg:height="0.7cm" svg:x="17.5cm" svg:y="5.8cm">
          <text:p text:style-name="P1"><text:span text:style-name="T5">bid</text:span></text:p>
        </draw:rect>
        <draw:rect draw:style-name="gr39" draw:text-style-name="P11" xml:id="id78" draw:id="id78" draw:layer="layout" svg:width="2.2cm" svg:height="0.7cm" svg:x="18.5cm" svg:y="5.8cm">
          <text:p text:style-name="P1"><text:span text:style-name="T5">abalance</text:span></text:p>
        </draw:rect>
        <draw:rect draw:style-name="gr39" draw:text-style-name="P11" xml:id="id80" draw:id="id80" draw:layer="layout" svg:width="1.7cm" svg:height="0.7cm" svg:x="21cm" svg:y="5.8cm">
          <text:p text:style-name="P1"><text:span text:style-name="T5">filler</text:span></text:p>
        </draw:rect>
        <draw:connector draw:style-name="gr40" draw:text-style-name="P1" draw:layer="layout" draw:type="line" svg:x1="14cm" svg:y1="6.15cm" svg:x2="14.7cm" svg:y2="6.15cm" draw:start-shape="id69" draw:start-glue-point="1" draw:end-shape="id70" draw:end-glue-point="3" svg:d="M14000 6150h700">
          <text:p/>
        </draw:connector>
        <draw:connector draw:style-name="gr23" draw:text-style-name="P1" draw:layer="layout" draw:type="line" svg:x1="13.9cm" svg:y1="9.95cm" svg:x2="14.6cm" svg:y2="9.95cm" draw:start-shape="id71" draw:start-glue-point="1" draw:end-shape="id72" draw:end-glue-point="3" svg:d="M13900 9950h700">
          <text:p/>
        </draw:connector>
        <draw:connector draw:style-name="gr17" draw:text-style-name="P1" draw:layer="layout" draw:type="line" svg:x1="13.8cm" svg:y1="13.25cm" svg:x2="14.5cm" svg:y2="13.25cm" draw:start-shape="id73" draw:start-glue-point="1" draw:end-shape="id74" draw:end-glue-point="3" svg:d="M13800 13250h700">
          <text:p/>
        </draw:connector>
        <draw:connector draw:style-name="gr23" draw:text-style-name="P1" draw:layer="layout" svg:x1="14.6cm" svg:y1="9.95cm" svg:x2="14.6cm" svg:y2="11.25cm" draw:start-shape="id72" draw:start-glue-point="3" draw:end-shape="id75" draw:end-glue-point="3" svg:d="M14600 9950h-501v1300h501">
          <text:p/>
        </draw:connector>
        <draw:connector draw:style-name="gr23" draw:text-style-name="P1" draw:layer="layout" draw:line-skew="0.914cm" svg:x1="9.5cm" svg:y1="6.15cm" svg:x2="6.372cm" svg:y2="7.033cm" draw:start-shape="id69" draw:start-glue-point="3" svg:d="M9500 6150h-900v883h-2228">
          <text:p/>
        </draw:connector>
        <draw:connector draw:style-name="gr23" draw:text-style-name="P1" draw:layer="layout" svg:x1="6.985cm" svg:y1="7.388cm" svg:x2="9.4cm" svg:y2="9.95cm" draw:end-shape="id71" draw:end-glue-point="3" svg:d="M6985 7388h957v2562h1458">
          <text:p/>
        </draw:connector>
        <draw:connector draw:style-name="gr23" draw:text-style-name="P1" draw:layer="layout" svg:x1="7.05cm" svg:y1="7.807cm" svg:x2="9.3cm" svg:y2="13.25cm" draw:end-shape="id73" draw:end-glue-point="3" svg:d="M7050 7807h875v5443h1375">
          <text:p/>
        </draw:connector>
        <draw:connector draw:style-name="gr41" draw:text-style-name="P1" draw:layer="layout" svg:x1="16.2cm" svg:y1="6.15cm" svg:x2="16.5cm" svg:y2="6.15cm" draw:start-shape="id70" draw:start-glue-point="1" draw:end-shape="id76" draw:end-glue-point="3" svg:d="M16200 6150h300">
          <text:p/>
        </draw:connector>
        <draw:connector draw:style-name="gr41" draw:text-style-name="P1" draw:layer="layout" draw:type="line" svg:x1="17.3cm" svg:y1="6.15cm" svg:x2="17.5cm" svg:y2="6.15cm" draw:start-shape="id76" draw:start-glue-point="1" draw:end-shape="id77" draw:end-glue-point="3" svg:d="M17300 6150h200">
          <text:p/>
        </draw:connector>
        <draw:connector draw:style-name="gr41" draw:text-style-name="P1" xml:id="id79" draw:id="id79" draw:layer="layout" draw:type="line" svg:x1="18.5cm" svg:y1="6.15cm" svg:x2="18.5cm" svg:y2="6.15cm" draw:start-shape="id78" draw:start-glue-point="3" draw:end-shape="id78" draw:end-glue-point="3" svg:d="M18500 6150z">
          <text:p/>
        </draw:connector>
        <draw:connector draw:style-name="gr41" draw:text-style-name="P1" draw:layer="layout" draw:type="line" svg:x1="18.3cm" svg:y1="6.15cm" svg:x2="18.5cm" svg:y2="6.15cm" draw:start-shape="id77" draw:start-glue-point="1" draw:end-shape="id79" draw:end-glue-point="0" svg:d="M18300 6150h200">
          <text:p/>
        </draw:connector>
        <draw:connector draw:style-name="gr41" draw:text-style-name="P1" draw:layer="layout" draw:type="line" svg:x1="20.7cm" svg:y1="6.15cm" svg:x2="21cm" svg:y2="6.15cm" draw:start-shape="id78" draw:start-glue-point="1" draw:end-shape="id80" draw:end-glue-point="3" svg:d="M20700 6150h300">
          <text:p/>
        </draw:connector>
        <draw:connector draw:style-name="gr23" draw:text-style-name="P1" draw:layer="layout" draw:type="line" svg:x1="18.1cm" svg:y1="11.25cm" svg:x2="18.4cm" svg:y2="11.25cm" draw:start-shape="id75" draw:start-glue-point="1" draw:end-shape="id81" draw:end-glue-point="3" svg:d="M18100 11250h300">
          <text:p/>
        </draw:connector>
        <draw:connector draw:style-name="gr23" draw:text-style-name="P1" draw:layer="layout" draw:type="line" svg:x1="20.6cm" svg:y1="11.25cm" svg:x2="21cm" svg:y2="11.25cm" draw:start-shape="id81" draw:start-glue-point="1" draw:end-shape="id82" draw:end-glue-point="3" svg:d="M20600 11250h400">
          <text:p/>
        </draw:connector>
        <draw:custom-shape draw:style-name="gr42" draw:text-style-name="P1" draw:layer="layout" svg:width="0.2cm" svg:height="0.5cm" svg:x="9.1cm" svg:y="13.4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rect draw:style-name="gr16" draw:text-style-name="P5" draw:layer="layout" svg:width="4.5cm" svg:height="0.7cm" svg:x="9.3cm" svg:y="13.8cm">
          <text:p text:style-name="P5"><text:span text:style-name="T5">TargetEntry</text:span></text:p>
        </draw:rect>
        <draw:rect draw:style-name="gr16" draw:text-style-name="P5" draw:layer="layout" svg:width="3.2cm" svg:height="0.7cm" svg:x="14.5cm" svg:y="13.8cm">
          <text:p text:style-name="P5"><text:span text:style-name="T5">VarExpr</text:span></text:p>
        </draw:rect>
        <draw:connector draw:style-name="gr17" draw:text-style-name="P1" draw:layer="layout" draw:type="line" svg:x1="13.8cm" svg:y1="14.15cm" svg:x2="14.5cm" svg:y2="14.15cm" svg:d="M13800 14150h700">
          <text:p/>
        </draw:connector>
        <draw:connector draw:style-name="gr17" draw:text-style-name="P1" draw:layer="layout" draw:type="line" svg:x1="13.8cm" svg:y1="14.15cm" svg:x2="14.5cm" svg:y2="14.15cm" svg:d="M13800 14150h700">
          <text:p/>
        </draw:connector>
        <draw:custom-shape draw:style-name="gr42" draw:text-style-name="P1" draw:layer="layout" svg:width="0.2cm" svg:height="0.5cm" svg:x="9.1cm" svg:y="14.3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rect draw:style-name="gr16" draw:text-style-name="P5" draw:layer="layout" svg:width="4.5cm" svg:height="0.7cm" svg:x="9.3cm" svg:y="14.7cm">
          <text:p text:style-name="P5"><text:span text:style-name="T5">TargetEntry</text:span></text:p>
        </draw:rect>
        <draw:rect draw:style-name="gr16" draw:text-style-name="P5" draw:layer="layout" svg:width="3.2cm" svg:height="0.7cm" svg:x="14.5cm" svg:y="14.7cm">
          <text:p text:style-name="P5"><text:span text:style-name="T5">VarExpr</text:span></text:p>
        </draw:rect>
        <draw:connector draw:style-name="gr17" draw:text-style-name="P1" draw:layer="layout" draw:type="line" svg:x1="13.8cm" svg:y1="15.05cm" svg:x2="14.5cm" svg:y2="15.05cm" svg:d="M13800 15050h700">
          <text:p/>
        </draw:connector>
        <draw:rect draw:style-name="gr39" draw:text-style-name="P1" xml:id="id83" draw:id="id83" draw:layer="layout" svg:width="2cm" svg:height="0.7cm" svg:x="14.7cm" svg:y="6.7cm">
          <text:p><text:span text:style-name="T5">Alias a</text:span></text:p>
        </draw:rect>
        <draw:connector draw:style-name="gr41" draw:text-style-name="P1" draw:layer="layout" svg:x1="14.7cm" svg:y1="6.15cm" svg:x2="14.7cm" svg:y2="7.05cm" draw:start-shape="id70" draw:start-glue-point="3" draw:end-shape="id83" draw:end-glue-point="3" svg:d="M14700 6150h-501v900h501">
          <text:p/>
        </draw:connector>
        <draw:rect draw:style-name="gr12" draw:text-style-name="P1" xml:id="id84" draw:id="id84" draw:layer="layout" svg:width="4.5cm" svg:height="0.7cm" svg:x="9.501cm" svg:y="7.6cm">
          <text:p><text:span text:style-name="T5">RangeTableEntry</text:span></text:p>
        </draw:rect>
        <draw:rect draw:style-name="gr12" draw:text-style-name="P1" xml:id="id85" draw:id="id85" draw:layer="layout" svg:width="1.5cm" svg:height="0.7cm" svg:x="14.701cm" svg:y="7.6cm">
          <text:p><text:span text:style-name="T5">Alias</text:span></text:p>
        </draw:rect>
        <draw:rect draw:style-name="gr12" draw:text-style-name="P11" xml:id="id86" draw:id="id86" draw:layer="layout" svg:width="0.8cm" svg:height="0.7cm" svg:x="16.501cm" svg:y="7.6cm">
          <text:p text:style-name="P1"><text:span text:style-name="T5">tid</text:span></text:p>
        </draw:rect>
        <draw:rect draw:style-name="gr12" draw:text-style-name="P11" xml:id="id87" draw:id="id87" draw:layer="layout" svg:width="0.8cm" svg:height="0.7cm" svg:x="17.501cm" svg:y="7.6cm">
          <text:p text:style-name="P1"><text:span text:style-name="T5">bid</text:span></text:p>
        </draw:rect>
        <draw:rect draw:style-name="gr12" draw:text-style-name="P11" xml:id="id88" draw:id="id88" draw:layer="layout" svg:width="2.2cm" svg:height="0.7cm" svg:x="18.501cm" svg:y="7.6cm">
          <text:p text:style-name="P1"><text:span text:style-name="T5">tbalance</text:span></text:p>
        </draw:rect>
        <draw:rect draw:style-name="gr12" draw:text-style-name="P11" xml:id="id90" draw:id="id90" draw:layer="layout" svg:width="1.7cm" svg:height="0.7cm" svg:x="21.001cm" svg:y="7.6cm">
          <text:p text:style-name="P1"><text:span text:style-name="T5">filler</text:span></text:p>
        </draw:rect>
        <draw:connector draw:style-name="gr43" draw:text-style-name="P1" draw:layer="layout" draw:type="line" svg:x1="14.001cm" svg:y1="7.95cm" svg:x2="14.701cm" svg:y2="7.95cm" draw:start-shape="id84" draw:start-glue-point="1" draw:end-shape="id85" draw:end-glue-point="3" svg:d="M14001 7950h700">
          <text:p/>
        </draw:connector>
        <draw:connector draw:style-name="gr44" draw:text-style-name="P1" draw:layer="layout" svg:x1="16.201cm" svg:y1="7.95cm" svg:x2="16.501cm" svg:y2="7.95cm" draw:start-shape="id85" draw:start-glue-point="1" draw:end-shape="id86" draw:end-glue-point="3" svg:d="M16201 7950h300">
          <text:p/>
        </draw:connector>
        <draw:connector draw:style-name="gr44" draw:text-style-name="P1" draw:layer="layout" draw:type="line" svg:x1="17.301cm" svg:y1="7.95cm" svg:x2="17.501cm" svg:y2="7.95cm" draw:start-shape="id86" draw:start-glue-point="1" draw:end-shape="id87" draw:end-glue-point="3" svg:d="M17301 7950h200">
          <text:p/>
        </draw:connector>
        <draw:connector draw:style-name="gr44" draw:text-style-name="P1" xml:id="id89" draw:id="id89" draw:layer="layout" draw:type="line" svg:x1="18.501cm" svg:y1="7.95cm" svg:x2="18.501cm" svg:y2="7.95cm" draw:start-shape="id88" draw:start-glue-point="3" draw:end-shape="id88" draw:end-glue-point="3" svg:d="M18501 7950z">
          <text:p/>
        </draw:connector>
        <draw:connector draw:style-name="gr44" draw:text-style-name="P1" draw:layer="layout" draw:type="line" svg:x1="18.301cm" svg:y1="7.95cm" svg:x2="18.501cm" svg:y2="7.95cm" draw:start-shape="id87" draw:start-glue-point="1" draw:end-shape="id89" draw:end-glue-point="0" svg:d="M18301 7950h200">
          <text:p/>
        </draw:connector>
        <draw:connector draw:style-name="gr44" draw:text-style-name="P1" draw:layer="layout" draw:type="line" svg:x1="20.701cm" svg:y1="7.95cm" svg:x2="21.001cm" svg:y2="7.95cm" draw:start-shape="id88" draw:start-glue-point="1" draw:end-shape="id90" draw:end-glue-point="3" svg:d="M20701 7950h300">
          <text:p/>
        </draw:connector>
        <draw:rect draw:style-name="gr12" draw:text-style-name="P1" xml:id="id91" draw:id="id91" draw:layer="layout" svg:width="2cm" svg:height="0.7cm" svg:x="14.701cm" svg:y="8.5cm">
          <text:p><text:span text:style-name="T5">Alias t</text:span></text:p>
        </draw:rect>
        <draw:connector draw:style-name="gr44" draw:text-style-name="P1" draw:layer="layout" svg:x1="14.701cm" svg:y1="7.95cm" svg:x2="14.701cm" svg:y2="8.85cm" draw:start-shape="id85" draw:start-glue-point="3" draw:end-shape="id91" draw:end-glue-point="3" svg:d="M14701 7950h-501v900h501">
          <text:p/>
        </draw:connector>
        <draw:custom-shape draw:style-name="gr33" draw:text-style-name="P1" draw:layer="layout" svg:width="0.2cm" svg:height="1.4cm" svg:x="9.3cm" svg:y="6.4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rect draw:style-name="gr12" draw:text-style-name="P5" xml:id="id92" draw:id="id92" draw:layer="layout" svg:width="3.5cm" svg:height="0.7cm" svg:x="18.8cm" svg:y="9.6cm">
          <text:p text:style-name="P5"><text:span text:style-name="T5">RangeTableRef</text:span></text:p>
        </draw:rect>
        <draw:connector draw:style-name="gr23" draw:text-style-name="P1" draw:layer="layout" draw:type="line" svg:x1="18.1cm" svg:y1="9.95cm" svg:x2="18.8cm" svg:y2="9.95cm" draw:start-shape="id72" draw:start-glue-point="1" draw:end-shape="id92" draw:end-glue-point="3" svg:d="M18100 9950h700">
          <text:p/>
        </draw:connector>
        <draw:rect draw:style-name="gr16" draw:text-style-name="P5" xml:id="id93" draw:id="id93" draw:layer="layout" svg:width="3.5cm" svg:height="0.7cm" svg:x="14.6cm" svg:y="11.701cm">
          <text:p text:style-name="P5"><text:span text:style-name="T5">OpeExpr</text:span></text:p>
        </draw:rect>
        <draw:rect draw:style-name="gr16" draw:text-style-name="P5" xml:id="id94" draw:id="id94" draw:layer="layout" svg:width="2.2cm" svg:height="0.7cm" svg:x="18.4cm" svg:y="11.701cm">
          <text:p text:style-name="P5"><text:span text:style-name="T5">VarExpr</text:span></text:p>
        </draw:rect>
        <draw:rect draw:style-name="gr16" draw:text-style-name="P5" xml:id="id95" draw:id="id95" draw:layer="layout" svg:width="2.2cm" svg:height="0.7cm" svg:x="21cm" svg:y="11.701cm">
          <text:p text:style-name="P5"><text:span text:style-name="T5">VarExpr</text:span></text:p>
        </draw:rect>
        <draw:connector draw:style-name="gr17" draw:text-style-name="P1" draw:layer="layout" draw:type="line" svg:x1="18.1cm" svg:y1="12.051cm" svg:x2="18.4cm" svg:y2="12.051cm" draw:start-shape="id93" draw:start-glue-point="1" draw:end-shape="id94" draw:end-glue-point="3" svg:d="M18100 12051h300">
          <text:p/>
        </draw:connector>
        <draw:connector draw:style-name="gr17" draw:text-style-name="P1" draw:layer="layout" draw:type="line" svg:x1="20.6cm" svg:y1="12.051cm" svg:x2="21cm" svg:y2="12.051cm" draw:start-shape="id94" draw:start-glue-point="1" draw:end-shape="id95" draw:end-glue-point="3" svg:d="M20600 12051h400">
          <text:p/>
        </draw:connector>
        <draw:custom-shape draw:style-name="gr33" draw:text-style-name="P1" draw:layer="layout" svg:width="0.2cm" svg:height="0.5cm" svg:x="14.4cm" svg:y="11.4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4" draw:text-style-name="P1" draw:layer="layout" svg:width="0.522cm" svg:height="2.3cm" svg:x="18cm" svg:y="12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0" draw:layer="layout" svg:width="1.829cm" svg:height="0.916cm" svg:x="18.583cm" svg:y="13.652cm">
          <draw:text-box>
            <text:p><text:span text:style-name="T10">(1)</text:span><text:span text:style-name="T10"><text:tab/></text:span></text:p>
          </draw:text-box>
        </draw:frame>
        <draw:custom-shape draw:style-name="gr34" draw:text-style-name="P1" draw:layer="layout" svg:width="0.522cm" svg:height="1.5cm" svg:x="23.5cm" svg:y="5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0" draw:layer="layout" svg:width="1.829cm" svg:height="0.916cm" svg:x="24.083cm" svg:y="6.19cm">
          <draw:text-box>
            <text:p><text:span text:style-name="T10">(2)</text:span><text:span text:style-name="T10"><text:tab/></text:span></text:p>
          </draw:text-box>
        </draw:frame>
        <draw:custom-shape draw:style-name="gr34" draw:text-style-name="P1" draw:layer="layout" svg:width="0.522cm" svg:height="1.5cm" svg:x="23.5cm" svg:y="7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0" draw:layer="layout" svg:width="1.829cm" svg:height="0.916cm" svg:x="24.083cm" svg:y="8.19cm">
          <draw:text-box>
            <text:p><text:span text:style-name="T10">(3)</text:span><text:span text:style-name="T10"><text:tab/></text:span></text:p>
          </draw:text-box>
        </draw:frame>
        <draw:line draw:style-name="gr37" draw:text-style-name="P1" draw:layer="layout" svg:x1="23.5cm" svg:y1="11.3cm" svg:x2="24.5cm" svg:y2="11.3cm">
          <text:p/>
        </draw:line>
        <draw:line draw:style-name="gr37" draw:text-style-name="P1" draw:layer="layout" svg:x1="23.5cm" svg:y1="11.9cm" svg:x2="24.5cm" svg:y2="11.9cm">
          <text:p/>
        </draw:line>
        <draw:frame draw:style-name="gr36" draw:text-style-name="P10" draw:layer="layout" svg:width="1.829cm" svg:height="0.916cm" svg:x="24.585cm" svg:y="11.49cm">
          <draw:text-box>
            <text:p><text:span text:style-name="T10">(5)</text:span><text:span text:style-name="T10"><text:tab/></text:span></text:p>
          </draw:text-box>
        </draw:frame>
        <draw:custom-shape draw:style-name="gr28" draw:text-style-name="P12" draw:layer="layout" svg:width="4cm" svg:height="1cm" svg:x="23.5cm" svg:y="9.7cm">
          <text:p><text:span text:style-name="T13">二つのテーブルが</text:span></text:p>
          <text:p><text:span text:style-name="T13">リンクされている</text:span></text:p>
          <draw:enhanced-geometry svg:viewBox="0 0 21600 21600" draw:glue-points="10800 0 0 10800 10800 21600 21600 10800 ?f40 ?f41" draw:text-areas="0 0 21600 21600" draw:type="rectangular-callout" draw:modifiers="-6332.61684578855 4509.89010989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10" draw:layer="layout" svg:width="1.829cm" svg:height="0.916cm" svg:x="24.586cm" svg:y="10.79cm">
          <draw:text-box>
            <text:p><text:span text:style-name="T10">(4)</text:span><text:span text:style-name="T10"><text:tab/></text:span></text:p>
          </draw:text-box>
        </draw:frame>
        <draw:rect draw:style-name="gr16" draw:text-style-name="P5" xml:id="id96" draw:id="id96" draw:layer="layout" svg:width="4.5cm" svg:height="0.7cm" svg:x="9.501cm" svg:y="16.501cm">
          <text:p text:style-name="P5"><text:span text:style-name="T5">SORTGROUPCLAUSE</text:span></text:p>
        </draw:rect>
        <draw:connector draw:style-name="gr23" draw:text-style-name="P1" draw:layer="layout" draw:line-skew="1.075cm" svg:x1="7.251cm" svg:y1="15.708cm" svg:x2="9.501cm" svg:y2="16.851cm" draw:end-shape="id96" draw:end-glue-point="3" svg:d="M7251 15708h1950v1143h300">
          <text:p/>
        </draw:connector>
        <draw:rect draw:style-name="gr16" draw:text-style-name="P5" xml:id="id97" draw:id="id97" draw:layer="layout" svg:width="4.5cm" svg:height="0.7cm" svg:x="9.501cm" svg:y="17.602cm">
          <text:p text:style-name="P5"><text:span text:style-name="T5">FuncExpr</text:span></text:p>
        </draw:rect>
        <draw:connector draw:style-name="gr23" draw:text-style-name="P1" draw:layer="layout" draw:line-skew="0.575cm" svg:x1="7.251cm" svg:y1="16.109cm" svg:x2="9.501cm" svg:y2="17.952cm" draw:end-shape="id97" draw:end-glue-point="3" svg:d="M7251 16109h1450v1843h800">
          <text:p/>
        </draw:connector>
        <draw:rect draw:style-name="gr16" draw:text-style-name="P5" xml:id="id98" draw:id="id98" draw:layer="layout" svg:width="3.2cm" svg:height="0.7cm" svg:x="14.701cm" svg:y="17.6cm">
          <text:p text:style-name="P5"><text:span text:style-name="T5">CONST</text:span></text:p>
        </draw:rect>
        <draw:connector draw:style-name="gr17" draw:text-style-name="P1" draw:layer="layout" draw:type="line" svg:x1="14.001cm" svg:y1="17.952cm" svg:x2="14.701cm" svg:y2="17.95cm" draw:start-shape="id97" draw:start-glue-point="1" draw:end-shape="id98" draw:end-glue-point="3" svg:d="M14001 17952l700-2">
          <text:p/>
        </draw:connector>
        <draw:connector draw:style-name="gr23" draw:text-style-name="P1" draw:layer="layout" svg:x1="7.251cm" svg:y1="16.51cm" svg:x2="9.501cm" svg:y2="18.952cm" draw:end-shape="id99" draw:end-glue-point="3" svg:d="M7251 16510h875v2442h1375">
          <text:p/>
        </draw:connector>
        <draw:rect draw:style-name="gr16" draw:text-style-name="P5" xml:id="id99" draw:id="id99" draw:layer="layout" svg:width="4.5cm" svg:height="0.7cm" svg:x="9.501cm" svg:y="18.602cm">
          <text:p text:style-name="P5"><text:span text:style-name="T5">FuncExpr</text:span></text:p>
        </draw:rect>
        <draw:rect draw:style-name="gr16" draw:text-style-name="P5" xml:id="id100" draw:id="id100" draw:layer="layout" svg:width="3.2cm" svg:height="0.7cm" svg:x="14.701cm" svg:y="18.6cm">
          <text:p text:style-name="P5"><text:span text:style-name="T5">CONST</text:span></text:p>
        </draw:rect>
        <draw:connector draw:style-name="gr17" draw:text-style-name="P1" draw:layer="layout" draw:type="line" svg:x1="14.001cm" svg:y1="18.952cm" svg:x2="14.701cm" svg:y2="18.95cm" draw:start-shape="id99" draw:start-glue-point="1" draw:end-shape="id100" draw:end-glue-point="3" svg:d="M14001 18952l700-2">
          <text:p/>
        </draw:connector>
        <draw:custom-shape draw:style-name="gr34" draw:text-style-name="P1" draw:layer="layout" svg:width="0.5cm" svg:height="3cm" svg:x="18.501cm" svg:y="1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10" draw:layer="layout" svg:width="1.752cm" svg:height="0.916cm" svg:x="19.06cm" svg:y="17.481cm">
          <draw:text-box>
            <text:p><text:span text:style-name="T10">(6)</text:span><text:span text:style-name="T10"><text:tab/>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office:forms form:automatic-focus="false" form:apply-design-mode="false"/>
        <draw:rect draw:style-name="gr19" draw:text-style-name="P2" xml:id="id102" draw:id="id102" draw:layer="layout" svg:width="3.208cm" svg:height="0.602cm" svg:x="3.068cm" svg:y="3.249cm">
          <text:p><text:span text:style-name="T1">FromExpr</text:span></text:p>
        </draw:rect>
        <draw:rect draw:style-name="gr30" draw:text-style-name="P6" draw:layer="layout" svg:width="6.5cm" svg:height="4.5cm" svg:x="39.5cm" svg:y="25cm">
          <text:p text:style-name="P5"><text:span text:style-name="T1">Expr <text:s text:c="11"/>xpr;</text:span></text:p>
          <text:p text:style-name="P5"><text:span text:style-name="T1">Oid <text:s text:c="12"/>consttype;</text:span></text:p>
          <text:p text:style-name="P5"><text:span text:style-name="T1">int32 <text:s text:c="10"/>consttypmod;</text:span></text:p>
          <text:p text:style-name="P5"><text:span text:style-name="T1">Oid <text:s text:c="12"/>constcollid;</text:span></text:p>
          <text:p text:style-name="P5"><text:span text:style-name="T1">int <text:s text:c="12"/>constlen;</text:span></text:p>
          <text:p text:style-name="P5"><text:span text:style-name="T1">Datum <text:s text:c="10"/>constvalue;</text:span></text:p>
          <text:p text:style-name="P5"><text:span text:style-name="T1">bool <text:s text:c="11"/>constisnull;</text:span></text:p>
          <text:p text:style-name="P5"><text:span text:style-name="T1">bool <text:s text:c="11"/>constbyval;</text:span></text:p>
          <text:p text:style-name="P5"><text:span text:style-name="T1">int <text:s text:c="12"/>location;</text:span></text:p>
        </draw:rect>
        <draw:rect draw:style-name="gr19" draw:text-style-name="P6" xml:id="id103" draw:id="id103" draw:layer="layout" svg:width="2.577cm" svg:height="0.602cm" svg:x="6.963cm" svg:y="3.249cm">
          <text:p text:style-name="P5"><text:span text:style-name="T1">RangeTableRef</text:span></text:p>
        </draw:rect>
        <draw:rect draw:style-name="gr19" draw:text-style-name="P2" xml:id="id101" draw:id="id101" draw:layer="layout" svg:width="3.208cm" svg:height="0.601cm" svg:x="3.068cm" svg:y="2.39cm">
          <text:p><text:span text:style-name="T1">RangeTableEntry</text:span></text:p>
        </draw:rect>
        <draw:connector draw:style-name="gr32" draw:text-style-name="P1" draw:layer="layout" draw:type="line" svg:x1="6.276cm" svg:y1="2.69cm" svg:x2="6.963cm" svg:y2="2.691cm" draw:start-shape="id101" draw:start-glue-point="1" svg:d="M6276 2690l687 1">
          <text:p/>
        </draw:connector>
        <draw:connector draw:style-name="gr23" draw:text-style-name="P1" draw:layer="layout" draw:type="line" svg:x1="6.276cm" svg:y1="3.55cm" svg:x2="6.963cm" svg:y2="3.55cm" draw:start-shape="id102" draw:start-glue-point="1" draw:end-shape="id103" draw:end-glue-point="3" svg:d="M6276 3550h687">
          <text:p/>
        </draw:connector>
        <draw:connector draw:style-name="gr23" draw:text-style-name="P1" draw:layer="layout" svg:x1="6.963cm" svg:y1="3.55cm" svg:x2="6.963cm" svg:y2="5.912cm" draw:start-shape="id103" draw:start-glue-point="3" draw:end-shape="id104" draw:end-glue-point="3" svg:d="M6963 3550h-501v2362h501">
          <text:p/>
        </draw:connector>
        <draw:connector draw:style-name="gr23" draw:text-style-name="P1" draw:layer="layout" svg:x1="3.068cm" svg:y1="2.69cm" svg:x2="1.486cm" svg:y2="3.394cm" draw:start-shape="id101" draw:start-glue-point="3" svg:d="M3068 2690h-1041v704h-541">
          <text:p/>
        </draw:connector>
        <draw:connector draw:style-name="gr23" draw:text-style-name="P1" draw:layer="layout" svg:x1="1.486cm" svg:y1="3.727cm" svg:x2="3.068cm" svg:y2="3.55cm" draw:end-shape="id102" draw:end-glue-point="3" svg:d="M1486 3727h541v-177h1041">
          <text:p/>
        </draw:connector>
        <draw:frame draw:style-name="gr46" draw:text-style-name="P13" draw:layer="layout" svg:width="15.127cm" svg:height="1.293cm" svg:x="0.6cm" svg:y="0.641cm">
          <draw:text-box>
            <text:p><text:span text:style-name="T14">SELECT aid, bid FROM pgbench_accounts </text:span></text:p>
            <text:p><text:span text:style-name="T14"><text:s text:c="2"/></text:span><text:span text:style-name="T14">WHERE aid IN (SELECT bid FROM pgbench_tellers WHERE bid = 1);</text:span></text:p>
          </draw:text-box>
        </draw:frame>
        <draw:rect draw:style-name="gr12" draw:text-style-name="P6" draw:layer="layout" svg:width="2.577cm" svg:height="0.602cm" svg:x="6.963cm" svg:y="4.108cm">
          <text:p text:style-name="P5"><text:span text:style-name="T1">OperName =</text:span></text:p>
        </draw:rect>
        <draw:rect draw:style-name="gr12" draw:text-style-name="P2" xml:id="id106" draw:id="id106" draw:layer="layout" svg:width="3.026cm" svg:height="0.601cm" svg:x="9.513cm" svg:y="5.655cm">
          <text:p><text:span text:style-name="T1">FromExpr</text:span></text:p>
        </draw:rect>
        <draw:rect draw:style-name="gr12" draw:text-style-name="P6" xml:id="id107" draw:id="id107" draw:layer="layout" svg:width="3.026cm" svg:height="0.601cm" svg:x="9.58cm" svg:y="6.428cm">
          <text:p text:style-name="P5"><text:span text:style-name="T1">TargetEntry</text:span></text:p>
        </draw:rect>
        <draw:rect draw:style-name="gr12" draw:text-style-name="P2" xml:id="id105" draw:id="id105" draw:layer="layout" svg:width="3.026cm" svg:height="0.602cm" svg:x="9.513cm" svg:y="4.881cm">
          <text:p><text:span text:style-name="T1">RangeTableEntry</text:span></text:p>
        </draw:rect>
        <draw:connector draw:style-name="gr43" draw:text-style-name="P1" draw:layer="layout" draw:type="line" svg:x1="12.539cm" svg:y1="5.301cm" svg:x2="12.872cm" svg:y2="5.301cm" svg:d="M12539 5301h333">
          <text:p/>
        </draw:connector>
        <draw:connector draw:style-name="gr44" draw:text-style-name="P1" draw:layer="layout" draw:type="line" svg:x1="12.539cm" svg:y1="6.074cm" svg:x2="12.872cm" svg:y2="6.074cm" svg:d="M12539 6074h333">
          <text:p/>
        </draw:connector>
        <draw:connector draw:style-name="gr44" draw:text-style-name="P1" draw:layer="layout" svg:x1="9.513cm" svg:y1="5.182cm" svg:x2="8.329cm" svg:y2="5.768cm" draw:start-shape="id105" draw:start-glue-point="3" svg:d="M9513 5182h-842v586h-342">
          <text:p/>
        </draw:connector>
        <draw:connector draw:style-name="gr44" draw:text-style-name="P1" draw:layer="layout" svg:x1="8.855cm" svg:y1="6.159cm" svg:x2="9.513cm" svg:y2="5.955cm" draw:end-shape="id106" draw:end-glue-point="3" svg:d="M8855 6159h79v-204h579">
          <text:p/>
        </draw:connector>
        <draw:connector draw:style-name="gr44" draw:text-style-name="P1" draw:layer="layout" svg:x1="8.997cm" svg:y1="6.52cm" svg:x2="9.58cm" svg:y2="6.728cm" draw:end-shape="id107" draw:end-glue-point="3" svg:d="M8997 6520h41v208h542">
          <text:p/>
        </draw:connector>
        <draw:connector draw:style-name="gr44" draw:text-style-name="P1" draw:layer="layout" svg:x1="6.964cm" svg:y1="4.409cm" svg:x2="6.963cm" svg:y2="5.912cm" draw:end-shape="id104" draw:end-glue-point="3" svg:d="M6964 4409h-502v1503h501">
          <text:p/>
        </draw:connector>
        <draw:connector draw:style-name="gr44" draw:text-style-name="P1" draw:layer="layout" draw:type="line" svg:x1="12.577cm" svg:y1="6.847cm" svg:x2="12.921cm" svg:y2="6.847cm" svg:d="M12577 6847h344">
          <text:p/>
        </draw:connector>
        <draw:frame draw:style-name="gr47" draw:text-style-name="P14" draw:layer="layout" svg:width="4.169cm" svg:height="1.211cm" svg:x="7.031cm" svg:y="2cm">
          <draw:text-box>
            <text:p><text:span text:style-name="T15">.......</text:span></text:p>
          </draw:text-box>
        </draw:frame>
        <draw:frame draw:style-name="gr48" draw:text-style-name="P14" draw:layer="layout" svg:width="2.551cm" svg:height="1.615cm" svg:x="12.948cm" svg:y="5.414cm">
          <draw:text-box>
            <text:p><text:span text:style-name="T15">.....</text:span></text:p>
          </draw:text-box>
        </draw:frame>
        <draw:frame draw:style-name="gr48" draw:text-style-name="P14" draw:layer="layout" svg:width="2.551cm" svg:height="1.615cm" svg:x="12.948cm" svg:y="4.641cm">
          <draw:text-box>
            <text:p><text:span text:style-name="T15">.....</text:span></text:p>
          </draw:text-box>
        </draw:frame>
        <draw:rect draw:style-name="gr19" draw:text-style-name="P2" xml:id="id110" draw:id="id110" draw:layer="layout" svg:width="2.685cm" svg:height="0.503cm" svg:x="17.402cm" svg:y="5.692cm">
          <text:p><text:span text:style-name="T1">FromExpr</text:span></text:p>
        </draw:rect>
        <draw:rect draw:style-name="gr19" draw:text-style-name="P6" xml:id="id111" draw:id="id111" draw:layer="layout" svg:width="2.645cm" svg:height="0.503cm" svg:x="17.355cm" svg:y="6.411cm">
          <text:p text:style-name="P5"><text:span text:style-name="T1">TargetEntry</text:span></text:p>
        </draw:rect>
        <draw:rect draw:style-name="gr19" draw:text-style-name="P2" xml:id="id108" draw:id="id108" draw:layer="layout" svg:width="2.685cm" svg:height="0.503cm" svg:x="16.755cm" svg:y="2.6cm">
          <text:p><text:span text:style-name="T1">RangeTableEntry</text:span></text:p>
        </draw:rect>
        <draw:connector draw:style-name="gr23" draw:text-style-name="P1" draw:layer="layout" svg:x1="16.755cm" svg:y1="2.851cm" svg:x2="15.431cm" svg:y2="3.44cm" draw:start-shape="id108" draw:start-glue-point="3" svg:d="M16755 2851h-914v589h-410">
          <text:p/>
        </draw:connector>
        <draw:connector draw:style-name="gr23" draw:text-style-name="P1" draw:layer="layout" svg:x1="16.263cm" svg:y1="3.391cm" svg:x2="17.402cm" svg:y2="5.943cm" draw:start-shape="id109" draw:start-glue-point="1" draw:end-shape="id110" draw:end-glue-point="3" svg:d="M16263 3391h801v1768h-163v784h501">
          <text:p/>
        </draw:connector>
        <draw:connector draw:style-name="gr23" draw:text-style-name="P1" draw:layer="layout" svg:x1="15.639cm" svg:y1="4.02cm" svg:x2="17.355cm" svg:y2="6.662cm" draw:end-shape="id111" draw:end-glue-point="3" svg:d="M15639 4020h608v2642h1108">
          <text:p/>
        </draw:connector>
        <draw:frame draw:style-name="gr49" draw:text-style-name="P13" draw:layer="layout" svg:width="13.957cm" svg:height="1.293cm" svg:x="13.4cm" svg:y="0.679cm">
          <draw:text-box>
            <text:p><text:span text:style-name="T14">SELECT a.aid, a.bid </text:span></text:p>
            <text:p><text:span text:style-name="T14"><text:tab/></text:span><text:span text:style-name="T14">FROM (SELECT * FROM pgbench_accounts WHERE aid &lt;= 10) AS a;</text:span></text:p>
          </draw:text-box>
        </draw:frame>
        <draw:rect draw:style-name="gr12" draw:text-style-name="P2" xml:id="id114" draw:id="id114" draw:layer="layout" svg:width="2.532cm" svg:height="0.503cm" svg:x="22.591cm" svg:y="4.11cm">
          <text:p><text:span text:style-name="T1">FromExpr</text:span></text:p>
        </draw:rect>
        <draw:rect draw:style-name="gr12" draw:text-style-name="P6" xml:id="id115" draw:id="id115" draw:layer="layout" svg:width="2.533cm" svg:height="0.503cm" svg:x="22.647cm" svg:y="4.901cm">
          <text:p text:style-name="P5"><text:span text:style-name="T1">TargetEntry</text:span></text:p>
        </draw:rect>
        <draw:rect draw:style-name="gr12" draw:text-style-name="P2" xml:id="id112" draw:id="id112" draw:layer="layout" svg:width="2.532cm" svg:height="0.503cm" svg:x="22.591cm" svg:y="3.391cm">
          <text:p><text:span text:style-name="T1">RangeTableEntry</text:span></text:p>
        </draw:rect>
        <draw:connector draw:style-name="gr44" draw:text-style-name="P1" draw:layer="layout" draw:line-skew="1.17cm" svg:x1="22.591cm" svg:y1="3.642cm" svg:x2="20.231cm" svg:y2="4.397cm" draw:start-shape="id112" draw:start-glue-point="3" draw:end-shape="id113" svg:d="M22591 3642h-1691v755h-669">
          <text:p/>
        </draw:connector>
        <draw:connector draw:style-name="gr44" draw:text-style-name="P1" draw:layer="layout" svg:x1="22.089cm" svg:y1="4.533cm" svg:x2="22.591cm" svg:y2="4.361cm" draw:end-shape="id114" draw:end-glue-point="3" svg:d="M22089 4533h1v-172h501">
          <text:p/>
        </draw:connector>
        <draw:connector draw:style-name="gr44" draw:text-style-name="P1" draw:layer="layout" svg:x1="21.908cm" svg:y1="4.906cm" svg:x2="22.647cm" svg:y2="5.152cm" draw:end-shape="id115" draw:end-glue-point="3" svg:d="M21908 4906h119v246h620">
          <text:p/>
        </draw:connector>
        <draw:connector draw:style-name="gr23" draw:text-style-name="P1" draw:layer="layout" draw:line-skew="-0.047cm 0.901cm 3.646cm" svg:x1="19.44cm" svg:y1="2.851cm" svg:x2="20.231cm" svg:y2="4.397cm" draw:start-shape="id108" draw:start-glue-point="1" draw:end-shape="id113" draw:end-glue-point="3" svg:d="M19440 2851h481v149h-24v1397h334">
          <text:p/>
        </draw:connector>
        <draw:connector draw:style-name="gr43" draw:text-style-name="P1" draw:layer="layout" draw:type="line" svg:x1="25.123cm" svg:y1="3.57cm" svg:x2="25.611cm" svg:y2="3.57cm" svg:d="M25123 3570h488">
          <text:p/>
        </draw:connector>
        <draw:connector draw:style-name="gr44" draw:text-style-name="P1" draw:layer="layout" draw:type="line" svg:x1="25.123cm" svg:y1="4.289cm" svg:x2="25.611cm" svg:y2="4.289cm" svg:d="M25123 4289h488">
          <text:p/>
        </draw:connector>
        <draw:connector draw:style-name="gr44" draw:text-style-name="P1" draw:layer="layout" draw:type="line" svg:x1="25.18cm" svg:y1="5.152cm" svg:x2="25.683cm" svg:y2="5.152cm" svg:d="M25180 5152h503">
          <text:p/>
        </draw:connector>
        <draw:rect draw:style-name="gr50" draw:text-style-name="P6" xml:id="id104" draw:id="id104" draw:layer="layout" svg:width="2.037cm" svg:height="1.89cm" svg:x="6.963cm" svg:y="4.967cm">
          <text:p text:style-name="P5"><text:span text:style-name="T1">Query</text:span></text:p>
          <text:p text:style-name="P5"><text:span text:style-name="T1"/></text:p>
          <text:p text:style-name="P5"><text:span text:style-name="T1"/></text:p>
        </draw:rect>
        <draw:rect draw:style-name="gr29" draw:text-style-name="P6" draw:layer="layout" svg:width="1.608cm" svg:height="2.234cm" svg:x="0.7cm" svg:y="2.218cm">
          <text:p text:style-name="P5"><text:span text:style-name="T1">Query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rect>
        <draw:rect draw:style-name="gr29" draw:text-style-name="P6" xml:id="id109" draw:id="id109" draw:layer="layout" svg:width="1.363cm" svg:height="1.87cm" svg:x="14.9cm" svg:y="2.456cm">
          <text:p text:style-name="P5"><text:span text:style-name="T1">Query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rect>
        <draw:rect draw:style-name="gr50" draw:text-style-name="P6" xml:id="id113" draw:id="id113" draw:layer="layout" svg:width="1.669cm" svg:height="1.869cm" svg:x="20.231cm" svg:y="3.463cm">
          <text:p text:style-name="P5"><text:span text:style-name="T1">Query</text:span></text:p>
          <text:p text:style-name="P5"><text:span text:style-name="T1"/></text:p>
          <text:p text:style-name="P5"><text:span text:style-name="T1"/></text:p>
          <text:p text:style-name="P5"><text:span text:style-name="T1"/></text:p>
        </draw:rect>
        <draw:frame draw:style-name="gr48" draw:text-style-name="P14" draw:layer="layout" svg:width="2.551cm" svg:height="1.615cm" svg:x="12.949cm" svg:y="6.115cm">
          <draw:text-box>
            <text:p><text:span text:style-name="T15">.....</text:span></text:p>
          </draw:text-box>
        </draw:frame>
        <draw:line draw:style-name="gr51" draw:text-style-name="P1" draw:layer="layout" svg:x1="19.4cm" svg:y1="2.8cm" svg:x2="20.9cm" svg:y2="2.8cm">
          <text:p/>
        </draw:line>
        <draw:frame draw:style-name="gr47" draw:text-style-name="P14" draw:layer="layout" svg:width="4.169cm" svg:height="1.211cm" svg:x="21.032cm" svg:y="2.201cm">
          <draw:text-box>
            <text:p><text:span text:style-name="T15">.......</text:span></text:p>
          </draw:text-box>
        </draw:frame>
        <draw:frame draw:style-name="gr48" draw:text-style-name="P14" draw:layer="layout" svg:width="2.346cm" svg:height="1.615cm" svg:x="25.754cm" svg:y="3.615cm">
          <draw:text-box>
            <text:p><text:span text:style-name="T15">....</text:span></text:p>
          </draw:text-box>
        </draw:frame>
        <draw:frame draw:style-name="gr48" draw:text-style-name="P14" draw:layer="layout" svg:width="2.546cm" svg:height="1.615cm" svg:x="25.454cm" svg:y="2.942cm">
          <draw:text-box>
            <text:p><text:span text:style-name="T15">....</text:span></text:p>
          </draw:text-box>
        </draw:frame>
        <draw:frame draw:style-name="gr48" draw:text-style-name="P14" draw:layer="layout" svg:width="2.545cm" svg:height="1.615cm" svg:x="25.455cm" svg:y="4.416cm">
          <draw:text-box>
            <text:p><text:span text:style-name="T15">....</text:span></text:p>
          </draw:text-box>
        </draw:frame>
        <draw:frame draw:style-name="gr48" draw:text-style-name="P14" draw:layer="layout" svg:width="4.459cm" svg:height="1.615cm" svg:x="20.356cm" svg:y="5.316cm">
          <draw:text-box>
            <text:p><text:span text:style-name="T15">.......</text:span></text:p>
          </draw:text-box>
        </draw:frame>
        <draw:frame draw:style-name="gr48" draw:text-style-name="P14" draw:layer="layout" svg:width="4.459cm" svg:height="1.615cm" svg:x="20.357cm" svg:y="6.017cm">
          <draw:text-box>
            <text:p><text:span text:style-name="T15">.......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office:forms form:automatic-focus="false" form:apply-design-mode="false"/>
        <draw:connector draw:style-name="gr52" draw:text-style-name="P1" draw:layer="layout" draw:line-skew="-0.099cm" svg:x1="10.902cm" svg:y1="10.05cm" svg:x2="11.1cm" svg:y2="12.9cm" draw:end-shape="id116" draw:end-glue-point="3" svg:d="M10902 10050h-402v2850h600">
          <text:p/>
        </draw:connector>
        <draw:rect draw:style-name="gr19" draw:text-style-name="P1" xml:id="id119" draw:id="id119" draw:layer="layout" svg:width="3.734cm" svg:height="0.7cm" svg:x="6.166cm" svg:y="5.1cm">
          <text:p><text:span text:style-name="T5">FromExpr</text:span></text:p>
        </draw:rect>
        <draw:rect draw:style-name="gr30" draw:text-style-name="P6" draw:layer="layout" svg:width="6.5cm" svg:height="4.5cm" svg:x="39.5cm" svg:y="25cm">
          <text:p text:style-name="P5"><text:span text:style-name="T1">Expr <text:s text:c="11"/>xpr;</text:span></text:p>
          <text:p text:style-name="P5"><text:span text:style-name="T1">Oid <text:s text:c="12"/>consttype;</text:span></text:p>
          <text:p text:style-name="P5"><text:span text:style-name="T1">int32 <text:s text:c="10"/>consttypmod;</text:span></text:p>
          <text:p text:style-name="P5"><text:span text:style-name="T1">Oid <text:s text:c="12"/>constcollid;</text:span></text:p>
          <text:p text:style-name="P5"><text:span text:style-name="T1">int <text:s text:c="12"/>constlen;</text:span></text:p>
          <text:p text:style-name="P5"><text:span text:style-name="T1">Datum <text:s text:c="10"/>constvalue;</text:span></text:p>
          <text:p text:style-name="P5"><text:span text:style-name="T1">bool <text:s text:c="11"/>constisnull;</text:span></text:p>
          <text:p text:style-name="P5"><text:span text:style-name="T1">bool <text:s text:c="11"/>constbyval;</text:span></text:p>
          <text:p text:style-name="P5"><text:span text:style-name="T1">int <text:s text:c="12"/>location;</text:span></text:p>
        </draw:rect>
        <draw:rect draw:style-name="gr19" draw:text-style-name="P5" xml:id="id120" draw:id="id120" draw:layer="layout" svg:width="3.734cm" svg:height="0.7cm" svg:x="6.166cm" svg:y="6.1cm">
          <text:p text:style-name="P5"><text:span text:style-name="T5">TargetEntry</text:span></text:p>
        </draw:rect>
        <draw:rect draw:style-name="gr19" draw:text-style-name="P1" xml:id="id117" draw:id="id117" draw:layer="layout" svg:width="3.734cm" svg:height="0.7cm" svg:x="6.166cm" svg:y="2.4cm">
          <text:p><text:span text:style-name="T5">RangeTableEntry</text:span></text:p>
        </draw:rect>
        <draw:rect draw:style-name="gr19" draw:text-style-name="P1" xml:id="id118" draw:id="id118" draw:layer="layout" svg:width="1.5cm" svg:height="0.7cm" svg:x="11cm" svg:y="2.4cm">
          <text:p><text:span text:style-name="T5">Alias</text:span></text:p>
        </draw:rect>
        <draw:rect draw:style-name="gr19" draw:text-style-name="P11" xml:id="id121" draw:id="id121" draw:layer="layout" svg:width="0.8cm" svg:height="0.7cm" svg:x="12.8cm" svg:y="2.4cm">
          <text:p text:style-name="P1"><text:span text:style-name="T5">aid</text:span></text:p>
        </draw:rect>
        <draw:rect draw:style-name="gr19" draw:text-style-name="P11" xml:id="id123" draw:id="id123" draw:layer="layout" svg:width="2.2cm" svg:height="0.7cm" svg:x="14.1cm" svg:y="2.4cm">
          <text:p text:style-name="P1"><text:span text:style-name="T5">abalance</text:span></text:p>
        </draw:rect>
        <draw:connector draw:style-name="gr32" draw:text-style-name="P1" draw:layer="layout" draw:type="line" svg:x1="9.9cm" svg:y1="2.75cm" svg:x2="11cm" svg:y2="2.75cm" draw:start-shape="id117" draw:start-glue-point="1" draw:end-shape="id118" draw:end-glue-point="3" svg:d="M9900 2750h1100">
          <text:p/>
        </draw:connector>
        <draw:connector draw:style-name="gr23" draw:text-style-name="P1" draw:layer="layout" svg:x1="6.166cm" svg:y1="2.75cm" svg:x2="4.324cm" svg:y2="3.568cm" draw:start-shape="id117" draw:start-glue-point="3" svg:d="M6166 2750h-1171v818h-671">
          <text:p/>
        </draw:connector>
        <draw:connector draw:style-name="gr23" draw:text-style-name="P1" draw:layer="layout" draw:line-skew="1.005cm" svg:x1="4.324cm" svg:y1="3.956cm" svg:x2="6.166cm" svg:y2="5.45cm" draw:end-shape="id119" draw:end-glue-point="3" svg:d="M4324 3956h1676v1494h166">
          <text:p/>
        </draw:connector>
        <draw:connector draw:style-name="gr23" draw:text-style-name="P1" draw:layer="layout" draw:line-skew="0.36cm" svg:x1="4.614cm" svg:y1="4.375cm" svg:x2="6.166cm" svg:y2="6.45cm" draw:end-shape="id120" draw:end-glue-point="3" svg:d="M4614 4375h886v2075h666">
          <text:p/>
        </draw:connector>
        <draw:connector draw:style-name="gr23" draw:text-style-name="P1" draw:layer="layout" svg:x1="12.5cm" svg:y1="2.75cm" svg:x2="12.8cm" svg:y2="2.75cm" draw:start-shape="id118" draw:start-glue-point="1" draw:end-shape="id121" draw:end-glue-point="3" svg:d="M12500 2750h300">
          <text:p/>
        </draw:connector>
        <draw:connector draw:style-name="gr23" draw:text-style-name="P1" draw:layer="layout" draw:type="line" svg:x1="13.6cm" svg:y1="2.75cm" svg:x2="14.1cm" svg:y2="2.75cm" draw:start-shape="id121" draw:start-glue-point="1" draw:end-shape="id122" draw:end-glue-point="0" svg:d="M13600 2750h500">
          <text:p/>
        </draw:connector>
        <draw:connector draw:style-name="gr23" draw:text-style-name="P1" xml:id="id122" draw:id="id122" draw:layer="layout" draw:type="line" svg:x1="14.1cm" svg:y1="2.75cm" svg:x2="14.1cm" svg:y2="2.75cm" draw:start-shape="id123" draw:start-glue-point="3" draw:end-shape="id123" draw:end-glue-point="3" svg:d="M14100 2750z">
          <text:p/>
        </draw:connector>
        <draw:custom-shape draw:style-name="gr33" draw:text-style-name="P1" draw:layer="layout" svg:width="0.166cm" svg:height="0.5cm" svg:x="6cm" svg:y="6.6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rect draw:style-name="gr19" draw:text-style-name="P5" xml:id="id124" draw:id="id124" draw:layer="layout" svg:width="3.734cm" svg:height="0.7cm" svg:x="6.166cm" svg:y="7cm">
          <text:p text:style-name="P5"><text:span text:style-name="T5">TargetEntry</text:span></text:p>
        </draw:rect>
        <draw:connector draw:style-name="gr23" draw:text-style-name="P1" draw:layer="layout" draw:type="line" svg:x1="9.9cm" svg:y1="7.35cm" svg:x2="10.6cm" svg:y2="7.35cm" draw:start-shape="id124" draw:start-glue-point="1" svg:d="M9900 7350h700">
          <text:p/>
        </draw:connector>
        <draw:frame draw:style-name="gr53" draw:text-style-name="P8" draw:layer="layout" svg:width="11.305cm" svg:height="0.818cm" svg:x="1.666cm" svg:y="0.948cm">
          <draw:text-box>
            <text:p><text:span text:style-name="T5">SELECT * FROM pgbench_accounts_v WHERE aid &lt; 10;</text:span></text:p>
          </draw:text-box>
        </draw:frame>
        <draw:rect draw:style-name="gr16" draw:text-style-name="P1" xml:id="id125" draw:id="id125" draw:layer="layout" svg:width="5.599cm" svg:height="0.7cm" svg:x="10.901cm" svg:y="3.3cm">
          <text:p><text:span text:style-name="T5">Alias pgbench_accounts_v</text:span></text:p>
        </draw:rect>
        <draw:connector draw:style-name="gr23" draw:text-style-name="P1" draw:layer="layout" svg:x1="10.901cm" svg:y1="2.75cm" svg:x2="10.901cm" svg:y2="3.65cm" draw:end-shape="id125" draw:end-glue-point="3" svg:d="M10901 2750h-501v900h501">
          <text:p/>
        </draw:connector>
        <draw:custom-shape draw:style-name="gr54" draw:text-style-name="P11" draw:layer="layout" svg:width="5cm" svg:height="1cm" svg:x="9cm" svg:y="7.9cm">
          <text:p text:style-name="P1"><text:span text:style-name="T5">Rewrit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3" draw:text-style-name="P1" draw:layer="layout" draw:type="line" svg:x1="9.9cm" svg:y1="6.55cm" svg:x2="10.6cm" svg:y2="6.55cm" svg:d="M9900 6550h700">
          <text:p/>
        </draw:connector>
        <draw:rect draw:style-name="gr29" draw:text-style-name="P6" draw:layer="layout" svg:width="2.782cm" svg:height="2.6cm" svg:x="2.5cm" svg:y="2.3cm">
          <text:p text:style-name="P5"><text:span text:style-name="T5">Query</text:span></text:p>
          <text:p text:style-name="P5"><text:span text:style-name="T5"/></text:p>
          <text:p text:style-name="P5"><text:span text:style-name="T5"/></text:p>
          <text:p text:style-name="P5"><text:span text:style-name="T5"/></text:p>
        </draw:rect>
        <draw:frame draw:style-name="gr55" draw:text-style-name="P15" draw:layer="layout" svg:width="3.732cm" svg:height="1.483cm" svg:x="10.7cm" svg:y="5.5cm">
          <draw:text-box>
            <text:p><text:span text:style-name="T16">.......</text:span></text:p>
          </draw:text-box>
        </draw:frame>
        <draw:frame draw:style-name="gr55" draw:text-style-name="P15" draw:layer="layout" svg:width="3.732cm" svg:height="1.483cm" svg:x="10.7cm" svg:y="6.2cm">
          <draw:text-box>
            <text:p><text:span text:style-name="T16">.......</text:span></text:p>
          </draw:text-box>
        </draw:frame>
        <draw:connector draw:style-name="gr23" draw:text-style-name="P1" draw:layer="layout" draw:type="line" svg:x1="9.9cm" svg:y1="5.45cm" svg:x2="10.6cm" svg:y2="5.45cm" svg:d="M9900 5450h700">
          <text:p/>
        </draw:connector>
        <draw:frame draw:style-name="gr55" draw:text-style-name="P15" draw:layer="layout" svg:width="3.732cm" svg:height="1.483cm" svg:x="10.7cm" svg:y="4.4cm">
          <draw:text-box>
            <text:p><text:span text:style-name="T16">.......</text:span></text:p>
          </draw:text-box>
        </draw:frame>
        <draw:rect draw:style-name="gr19" draw:text-style-name="P1" xml:id="id128" draw:id="id128" draw:layer="layout" svg:width="3.734cm" svg:height="0.7cm" svg:x="6.166cm" svg:y="14.5cm">
          <text:p><text:span text:style-name="T5">FromExpr</text:span></text:p>
        </draw:rect>
        <draw:rect draw:style-name="gr19" draw:text-style-name="P5" xml:id="id129" draw:id="id129" draw:layer="layout" svg:width="3.734cm" svg:height="0.7cm" svg:x="6.166cm" svg:y="15.5cm">
          <text:p text:style-name="P5"><text:span text:style-name="T5">TargetEntry</text:span></text:p>
        </draw:rect>
        <draw:rect draw:style-name="gr19" draw:text-style-name="P1" xml:id="id126" draw:id="id126" draw:layer="layout" svg:width="3.734cm" svg:height="0.7cm" svg:x="6.166cm" svg:y="9.7cm">
          <text:p><text:span text:style-name="T5">RangeTableEntry</text:span></text:p>
        </draw:rect>
        <draw:rect draw:style-name="gr19" draw:text-style-name="P1" xml:id="id127" draw:id="id127" draw:layer="layout" svg:width="1.5cm" svg:height="0.7cm" svg:x="11cm" svg:y="9.7cm">
          <text:p><text:span text:style-name="T5">Alias</text:span></text:p>
        </draw:rect>
        <draw:rect draw:style-name="gr19" draw:text-style-name="P11" xml:id="id130" draw:id="id130" draw:layer="layout" svg:width="0.8cm" svg:height="0.7cm" svg:x="12.8cm" svg:y="9.7cm">
          <text:p text:style-name="P1"><text:span text:style-name="T5">aid</text:span></text:p>
        </draw:rect>
        <draw:rect draw:style-name="gr19" draw:text-style-name="P11" xml:id="id132" draw:id="id132" draw:layer="layout" svg:width="2.2cm" svg:height="0.7cm" svg:x="14.1cm" svg:y="9.7cm">
          <text:p text:style-name="P1"><text:span text:style-name="T5">abalance</text:span></text:p>
        </draw:rect>
        <draw:connector draw:style-name="gr32" draw:text-style-name="P1" draw:layer="layout" draw:type="line" svg:x1="9.9cm" svg:y1="10.05cm" svg:x2="11cm" svg:y2="10.05cm" draw:start-shape="id126" draw:start-glue-point="1" draw:end-shape="id127" draw:end-glue-point="3" svg:d="M9900 10050h1100">
          <text:p/>
        </draw:connector>
        <draw:connector draw:style-name="gr23" draw:text-style-name="P1" draw:layer="layout" svg:x1="6.166cm" svg:y1="10.05cm" svg:x2="4.324cm" svg:y2="10.868cm" draw:start-shape="id126" draw:start-glue-point="3" svg:d="M6166 10050h-1171v818h-671">
          <text:p/>
        </draw:connector>
        <draw:connector draw:style-name="gr23" draw:text-style-name="P1" draw:layer="layout" draw:line-skew="1.005cm" svg:x1="4.324cm" svg:y1="11.256cm" svg:x2="6.166cm" svg:y2="14.85cm" draw:end-shape="id128" draw:end-glue-point="3" svg:d="M4324 11256h1676v3594h166">
          <text:p/>
        </draw:connector>
        <draw:connector draw:style-name="gr23" draw:text-style-name="P1" draw:layer="layout" draw:line-skew="0.36cm" svg:x1="4.614cm" svg:y1="11.675cm" svg:x2="6.166cm" svg:y2="15.85cm" draw:end-shape="id129" draw:end-glue-point="3" svg:d="M4614 11675h886v4175h666">
          <text:p/>
        </draw:connector>
        <draw:connector draw:style-name="gr23" draw:text-style-name="P1" draw:layer="layout" svg:x1="12.5cm" svg:y1="10.05cm" svg:x2="12.8cm" svg:y2="10.05cm" draw:start-shape="id127" draw:start-glue-point="1" draw:end-shape="id130" draw:end-glue-point="3" svg:d="M12500 10050h300">
          <text:p/>
        </draw:connector>
        <draw:connector draw:style-name="gr23" draw:text-style-name="P1" draw:layer="layout" draw:type="line" svg:x1="13.6cm" svg:y1="10.05cm" svg:x2="14.1cm" svg:y2="10.05cm" draw:start-shape="id130" draw:start-glue-point="1" draw:end-shape="id131" draw:end-glue-point="0" svg:d="M13600 10050h500">
          <text:p/>
        </draw:connector>
        <draw:connector draw:style-name="gr23" draw:text-style-name="P1" xml:id="id131" draw:id="id131" draw:layer="layout" draw:type="line" svg:x1="14.1cm" svg:y1="10.05cm" svg:x2="14.1cm" svg:y2="10.05cm" draw:start-shape="id132" draw:start-glue-point="3" draw:end-shape="id132" draw:end-glue-point="3" svg:d="M14100 10050z">
          <text:p/>
        </draw:connector>
        <draw:custom-shape draw:style-name="gr33" draw:text-style-name="P1" draw:layer="layout" svg:width="0.166cm" svg:height="0.5cm" svg:x="6cm" svg:y="16cm">
          <text:p/>
          <draw:enhanced-geometry svg:viewBox="0 0 21600 21600" draw:glue-points="21600 0 0 10800 21600 21600" draw:text-areas="6350 ?f3 21600 ?f4" draw:type="left-bracket" draw:modifiers="6337.724550898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rect draw:style-name="gr19" draw:text-style-name="P5" xml:id="id133" draw:id="id133" draw:layer="layout" svg:width="3.734cm" svg:height="0.7cm" svg:x="6.166cm" svg:y="16.4cm">
          <text:p text:style-name="P5"><text:span text:style-name="T5">TargetEntry</text:span></text:p>
        </draw:rect>
        <draw:connector draw:style-name="gr23" draw:text-style-name="P1" draw:layer="layout" draw:type="line" svg:x1="9.9cm" svg:y1="16.75cm" svg:x2="10.6cm" svg:y2="16.75cm" draw:start-shape="id133" draw:start-glue-point="1" svg:d="M9900 16750h700">
          <text:p/>
        </draw:connector>
        <draw:rect draw:style-name="gr16" draw:text-style-name="P1" xml:id="id134" draw:id="id134" draw:layer="layout" svg:width="5.599cm" svg:height="0.7cm" svg:x="10.901cm" svg:y="10.6cm">
          <text:p><text:span text:style-name="T5">Alias pgbench_accounts_v</text:span></text:p>
        </draw:rect>
        <draw:connector draw:style-name="gr23" draw:text-style-name="P1" draw:layer="layout" draw:line-skew="0.1cm" svg:x1="10.901cm" svg:y1="10.05cm" svg:x2="10.901cm" svg:y2="10.95cm" draw:end-shape="id134" draw:end-glue-point="3" svg:d="M10901 10050h-401v900h401">
          <text:p/>
        </draw:connector>
        <draw:connector draw:style-name="gr23" draw:text-style-name="P1" draw:layer="layout" draw:type="line" svg:x1="9.9cm" svg:y1="15.95cm" svg:x2="10.6cm" svg:y2="15.95cm" svg:d="M9900 15950h700">
          <text:p/>
        </draw:connector>
        <draw:rect draw:style-name="gr29" draw:text-style-name="P6" draw:layer="layout" svg:width="2.782cm" svg:height="2.6cm" svg:x="2.5cm" svg:y="9.6cm">
          <text:p text:style-name="P5"><text:span text:style-name="T5">Query</text:span></text:p>
          <text:p text:style-name="P5"><text:span text:style-name="T5"/></text:p>
          <text:p text:style-name="P5"><text:span text:style-name="T5"/></text:p>
          <text:p text:style-name="P5"><text:span text:style-name="T5"/></text:p>
        </draw:rect>
        <draw:frame draw:style-name="gr56" draw:text-style-name="P15" draw:layer="layout" svg:width="2.348cm" svg:height="1.483cm" svg:x="10.7cm" svg:y="14.7cm">
          <draw:text-box>
            <text:p><text:span text:style-name="T16">....</text:span></text:p>
          </draw:text-box>
        </draw:frame>
        <draw:frame draw:style-name="gr56" draw:text-style-name="P15" draw:layer="layout" svg:width="2.348cm" svg:height="1.483cm" svg:x="10.7cm" svg:y="15.6cm">
          <draw:text-box>
            <text:p><text:span text:style-name="T16">....</text:span></text:p>
          </draw:text-box>
        </draw:frame>
        <draw:connector draw:style-name="gr23" draw:text-style-name="P1" draw:layer="layout" draw:type="line" svg:x1="9.9cm" svg:y1="14.85cm" svg:x2="10.6cm" svg:y2="14.85cm" svg:d="M9900 14850h700">
          <text:p/>
        </draw:connector>
        <draw:frame draw:style-name="gr56" draw:text-style-name="P15" draw:layer="layout" svg:width="2.348cm" svg:height="1.483cm" svg:x="10.7cm" svg:y="13.9cm">
          <draw:text-box>
            <text:p><text:span text:style-name="T16">....</text:span></text:p>
          </draw:text-box>
        </draw:frame>
        <draw:rect draw:style-name="gr12" draw:text-style-name="P1" xml:id="id136" draw:id="id136" draw:layer="layout" svg:width="3.734cm" svg:height="0.7cm" svg:x="14.766cm" svg:y="12.9cm">
          <text:p><text:span text:style-name="T5">FromExpr</text:span></text:p>
        </draw:rect>
        <draw:rect draw:style-name="gr12" draw:text-style-name="P5" xml:id="id137" draw:id="id137" draw:layer="layout" svg:width="3.734cm" svg:height="0.7cm" svg:x="14.766cm" svg:y="13.9cm">
          <text:p text:style-name="P5"><text:span text:style-name="T5">TargetEntry</text:span></text:p>
        </draw:rect>
        <draw:rect draw:style-name="gr12" draw:text-style-name="P1" xml:id="id135" draw:id="id135" draw:layer="layout" svg:width="3.734cm" svg:height="0.7cm" svg:x="14.766cm" svg:y="11.7cm">
          <text:p><text:span text:style-name="T5">RangeTableEntry</text:span></text:p>
        </draw:rect>
        <draw:connector draw:style-name="gr44" draw:text-style-name="P1" draw:layer="layout" svg:x1="14.766cm" svg:y1="12.05cm" svg:x2="12.924cm" svg:y2="12.868cm" draw:start-shape="id135" draw:start-glue-point="3" svg:d="M14766 12050h-1171v818h-671">
          <text:p/>
        </draw:connector>
        <draw:connector draw:style-name="gr44" draw:text-style-name="P1" draw:layer="layout" draw:line-skew="1.005cm" svg:x1="12.924cm" svg:y1="13.256cm" svg:x2="14.766cm" svg:y2="13.25cm" draw:end-shape="id136" draw:end-glue-point="3" svg:d="M12924 13256h1676v-6h166">
          <text:p/>
        </draw:connector>
        <draw:connector draw:style-name="gr44" draw:text-style-name="P1" draw:layer="layout" draw:line-skew="0.36cm" svg:x1="13.214cm" svg:y1="13.675cm" svg:x2="14.766cm" svg:y2="14.25cm" draw:end-shape="id137" draw:end-glue-point="3" svg:d="M13214 13675h886v575h666">
          <text:p/>
        </draw:connector>
        <draw:rect draw:style-name="gr50" draw:text-style-name="P6" xml:id="id116" draw:id="id116" draw:layer="layout" svg:width="2.782cm" svg:height="2.6cm" svg:x="11.1cm" svg:y="11.6cm">
          <text:p text:style-name="P5"><text:span text:style-name="T5">Query</text:span></text:p>
          <text:p text:style-name="P5"><text:span text:style-name="T5"/></text:p>
          <text:p text:style-name="P5"><text:span text:style-name="T5"/></text:p>
          <text:p text:style-name="P5"><text:span text:style-name="T5"/></text:p>
        </draw:rect>
        <draw:frame draw:style-name="gr56" draw:text-style-name="P15" draw:layer="layout" svg:width="2.348cm" svg:height="1.483cm" svg:x="19.2cm" svg:y="12.3cm">
          <draw:text-box>
            <text:p><text:span text:style-name="T16">....</text:span></text:p>
          </draw:text-box>
        </draw:frame>
        <draw:frame draw:style-name="gr56" draw:text-style-name="P15" draw:layer="layout" svg:width="2.348cm" svg:height="1.483cm" svg:x="19.2cm" svg:y="13.2cm">
          <draw:text-box>
            <text:p><text:span text:style-name="T16">....</text:span></text:p>
          </draw:text-box>
        </draw:frame>
        <draw:frame draw:style-name="gr56" draw:text-style-name="P15" draw:layer="layout" svg:width="2.348cm" svg:height="1.483cm" svg:x="19.2cm" svg:y="11.1cm">
          <draw:text-box>
            <text:p><text:span text:style-name="T16">....</text:span></text:p>
          </draw:text-box>
        </draw:frame>
        <draw:connector draw:style-name="gr44" draw:text-style-name="P1" draw:layer="layout" draw:type="line" svg:x1="18.6cm" svg:y1="14.15cm" svg:x2="19.3cm" svg:y2="14.15cm" svg:d="M18600 14150h700">
          <text:p/>
        </draw:connector>
        <draw:connector draw:style-name="gr44" draw:text-style-name="P1" draw:layer="layout" draw:type="line" svg:x1="18.6cm" svg:y1="13.35cm" svg:x2="19.3cm" svg:y2="13.35cm" svg:d="M18600 13350h700">
          <text:p/>
        </draw:connector>
        <draw:connector draw:style-name="gr44" draw:text-style-name="P1" draw:layer="layout" draw:type="line" svg:x1="18.6cm" svg:y1="12.05cm" svg:x2="19.3cm" svg:y2="12.05cm" svg:d="M18600 12050h700">
          <text:p/>
        </draw:connector>
        <draw:rect draw:style-name="gr57" draw:text-style-name="P1" draw:layer="layout" svg:width="10.7cm" svg:height="3.5cm" svg:x="10.8cm" svg:y="11.5cm">
          <text:p/>
        </draw:rect>
        <draw:custom-shape draw:style-name="gr28" draw:text-style-name="P6" draw:layer="layout" svg:width="4cm" svg:height="2cm" svg:x="6.2cm" svg:y="11.5cm">
          <text:p text:style-name="P5"><text:span text:style-name="T1">システムカタログから</text:span></text:p>
          <text:p text:style-name="P5"><text:span text:style-name="T1">VIEW</text:span><text:span text:style-name="T1">の定義を読み出し、</text:span></text:p>
          <text:p text:style-name="P5"><text:span text:style-name="T1">追加する</text:span></text:p>
          <draw:enhanced-geometry svg:viewBox="0 0 21600 21600" draw:glue-points="10800 0 0 10800 10800 21600 21600 10800 ?f40 ?f41" draw:text-areas="0 0 21600 21600" draw:type="rectangular-callout" draw:modifiers="23111.6220944764 -5872.26386806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9.7cm" svg:height="1.1cm" svg:x="13.2cm" svg:y="15.8cm">
          <text:p><text:span text:style-name="T1">CREATE VIEW pgbench_accounts_v </text:span></text:p>
          <text:p><text:span text:style-name="T1"><text:tab/></text:span><text:span text:style-name="T1">AS SELECT aid, abalance FROM pgbench_accounts;</text:span></text:p>
          <draw:enhanced-geometry svg:viewBox="0 0 21600 21600" draw:glue-points="10800 0 0 10800 10800 21600 21600 10800 ?f40 ?f41" draw:text-areas="0 0 21600 21600" draw:type="rectangular-callout" draw:modifiers="3475.68291928667 -14733.514986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office:forms form:automatic-focus="false" form:apply-design-mode="false"/>
        <draw:custom-shape draw:style-name="gr58" draw:text-style-name="P6" xml:id="id138" draw:id="id138" draw:layer="layout" svg:width="6.5cm" svg:height="6.2cm" svg:x="1.2cm" svg:y="4.8cm">
          <text:p text:style-name="P5"><text:span text:style-name="T1">[2] </text:span><text:span text:style-name="T1">コスト最小のパスを見つける</text:span></text:p>
          <text:p text:style-name="P5"><text:span text:style-name="T1"/></text:p>
          <text:p text:style-name="P5"><text:span text:style-name="T1"><text:s/></text:span><text:span text:style-name="T1">[2-1] Seq Scan</text:span><text:span text:style-name="T1">のコストを計算</text:span></text:p>
          <text:p text:style-name="P5"><text:span text:style-name="T1"/></text:p>
          <text:p text:style-name="P5"><text:span text:style-name="T1"><text:s/></text:span><text:span text:style-name="T1">[2-2] (</text:span><text:span text:style-name="T1">可能ならば</text:span><text:span text:style-name="T1">)Index Scan</text:span><text:span text:style-name="T1">のコスト</text:span></text:p>
          <text:p text:style-name="P5"><text:span text:style-name="T1"><text:tab/></text:span><text:span text:style-name="T1">を計算</text:span></text:p>
          <text:p text:style-name="P5"><text:span text:style-name="T1"><text:s text:c="3"/></text:span><text:span text:style-name="T1">* index scan</text:span></text:p>
          <text:p text:style-name="P5"><text:span text:style-name="T1"><text:s text:c="3"/></text:span><text:span text:style-name="T1">* bitmap scan</text:span></text:p>
          <text:p text:style-name="P5"><text:span text:style-name="T1"/></text:p>
          <text:p text:style-name="P5"><text:span text:style-name="T1"><text:s text:c="2"/></text:span><text:span text:style-name="T1">[2-3] (</text:span><text:span text:style-name="T1">可能ならば</text:span><text:span text:style-name="T1">)Tid Scan</text:span><text:span text:style-name="T1">のコスト</text:span></text:p>
          <text:p text:style-name="P5"><text:span text:style-name="T1"><text:tab/></text:span><text:span text:style-name="T1">を計算</text:span></text:p>
          <text:p text:style-name="P5"><text:span text:style-name="T1"/></text:p>
          <text:p text:style-name="P5"><text:span text:style-name="T1"><text:s text:c="2"/></text:span><text:span text:style-name="T1">[2-4] </text:span><text:span text:style-name="T1">得たコスト値中、</text:span></text:p>
          <text:p text:style-name="P5"><text:span text:style-name="T1"><text:tab/></text:span><text:span text:style-name="T1">最も小さな値のパスを選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6" xml:id="id139" draw:id="id139" draw:layer="layout" svg:width="6.5cm" svg:height="3cm" svg:x="1.2cm" svg:y="11.8cm">
          <text:p text:style-name="P5"><text:span text:style-name="T1">[3] (</text:span><text:span text:style-name="T1">設定されていれば</text:span><text:span text:style-name="T1">)</text:span><text:span text:style-name="T1">これらのコスト</text:span></text:p>
          <text:p text:style-name="P5"><text:span text:style-name="T1">　　を計算</text:span></text:p>
          <text:p text:style-name="P5"><text:span text:style-name="T1">* GROUP</text:span></text:p>
          <text:p text:style-name="P5"><text:span text:style-name="T1">* Aggregate</text:span></text:p>
          <text:p text:style-name="P5"><text:span text:style-name="T1">* Unique (DISTINCT)</text:span></text:p>
          <text:p text:style-name="P5"><text:span text:style-name="T1">* Sort (ORDER BY)</text:span></text:p>
          <text:p text:style-name="P5"><text:span text:style-name="T1">* Limit (LIMIT/OFFSE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9" draw:text-style-name="P1" draw:layer="layout" draw:type="line" svg:x1="4.45cm" svg:y1="11cm" svg:x2="4.45cm" svg:y2="11.8cm" draw:start-shape="id138" draw:start-glue-point="6" draw:end-shape="id139" draw:end-glue-point="4" svg:d="M4450 11000v800">
          <text:p/>
        </draw:connector>
        <draw:custom-shape draw:style-name="gr58" draw:text-style-name="P6" xml:id="id140" draw:id="id140" draw:layer="layout" svg:width="6.5cm" svg:height="1cm" svg:x="1.2cm" svg:y="2.8cm">
          <text:p text:style-name="P5"><text:span text:style-name="T1">[1] </text:span><text:span text:style-name="T1">前処理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9" draw:text-style-name="P1" draw:layer="layout" draw:type="line" svg:x1="4.45cm" svg:y1="3.8cm" svg:x2="4.45cm" svg:y2="4.8cm" draw:start-shape="id140" draw:start-glue-point="6" draw:end-shape="id138" draw:end-glue-point="4" svg:d="M4450 3800v1000">
          <text:p/>
        </draw:connector>
        <draw:custom-shape draw:style-name="gr58" draw:text-style-name="P6" xml:id="id142" draw:id="id142" draw:layer="layout" svg:width="6.7cm" svg:height="3cm" svg:x="9.4cm" svg:y="11.8cm">
          <text:p text:style-name="P5"><text:span text:style-name="T1">[3] (</text:span><text:span text:style-name="T1">設定されていれば</text:span><text:span text:style-name="T1">)</text:span><text:span text:style-name="T1">これらのコスト</text:span></text:p>
          <text:p text:style-name="P5"><text:span text:style-name="T1">　　を計算</text:span></text:p>
          <text:p text:style-name="P5"><text:span text:style-name="T1">* GROUP</text:span></text:p>
          <text:p text:style-name="P5"><text:span text:style-name="T1">* Aggregate</text:span></text:p>
          <text:p text:style-name="P5"><text:span text:style-name="T1">* Unique (DISTINCT)</text:span></text:p>
          <text:p text:style-name="P5"><text:span text:style-name="T1">* Sort (ORDER BY)</text:span></text:p>
          <text:p text:style-name="P5"><text:span text:style-name="T1">* Limit (LIMIT/OFFSE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9" draw:text-style-name="P1" draw:layer="layout" draw:type="line" svg:x1="12.75cm" svg:y1="11.1cm" svg:x2="12.75cm" svg:y2="11.8cm" draw:start-shape="id141" draw:end-shape="id142" draw:end-glue-point="4" svg:d="M12750 11100v700">
          <text:p/>
        </draw:connector>
        <draw:custom-shape draw:style-name="gr58" draw:text-style-name="P6" xml:id="id143" draw:id="id143" draw:layer="layout" svg:width="6.7cm" svg:height="1cm" svg:x="9.4cm" svg:y="2.8cm">
          <text:p text:style-name="P5"><text:span text:style-name="T1">[1] </text:span><text:span text:style-name="T1">前処理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9" draw:text-style-name="P1" draw:layer="layout" draw:type="line" svg:x1="12.75cm" svg:y1="3.8cm" svg:x2="12.75cm" svg:y2="4.4cm" draw:start-shape="id143" draw:start-glue-point="6" draw:end-shape="id141" draw:end-glue-point="4" svg:d="M12750 3800v600">
          <text:p/>
        </draw:connector>
        <draw:custom-shape draw:style-name="gr58" draw:text-style-name="P6" xml:id="id141" draw:id="id141" draw:layer="layout" svg:width="6.7cm" svg:height="6.7cm" svg:x="9.4cm" svg:y="4.4cm">
          <text:p text:style-name="P5"><text:span text:style-name="T1">[2] </text:span><text:span text:style-name="T1">コスト最小のパスを見つける</text:span></text:p>
          <text:p text:style-name="P5"><text:span text:style-name="T1"/></text:p>
          <text:p text:style-name="P5"><text:span text:style-name="T1"><text:s/></text:span><text:span text:style-name="T1">[2-1] </text:span><text:span text:style-name="T1">テーブル毎の最小パスを求める</text:span></text:p>
          <text:p text:style-name="P5"><text:span text:style-name="T1"><text:tab/></text:span><text:span text:style-name="T1">単一テーブルと同様の処理を</text:span></text:p>
          <text:p text:style-name="P5"><text:span text:style-name="T1"><text:tab/></text:span><text:span text:style-name="T1">テーブル毎に行う。 </text:span><text:span text:style-name="T1">Level = 1</text:span></text:p>
          <text:p text:style-name="P5"><text:span text:style-name="T1"/></text:p>
          <text:p text:style-name="P5"><text:span text:style-name="T1"><text:s/></text:span><text:span text:style-name="T1">[2-2] 2</text:span><text:span text:style-name="T1">つのテーブルの結合による</text:span></text:p>
          <text:p text:style-name="P5"><text:span text:style-name="T1"><text:tab/></text:span><text:span text:style-name="T1">最小パスを求める。</text:span><text:span text:style-name="T1">Level = 2</text:span></text:p>
          <text:p text:style-name="P5"><text:span text:style-name="T1"><text:tab/></text:span></text:p>
          <text:p text:style-name="P5"><text:span text:style-name="T1"><text:s text:c="2"/></text:span><text:span text:style-name="T1">[2-3] </text:span><text:span text:style-name="T1">同様に</text:span><text:span text:style-name="T1">3</text:span><text:span text:style-name="T1">つ、</text:span><text:span text:style-name="T1">4</text:span><text:span text:style-name="T1">つと徐々に結合を</text:span></text:p>
          <text:p text:style-name="P5"><text:span text:style-name="T1"><text:tab/></text:span><text:span text:style-name="T1">組み合わせ、それぞれの結合毎に</text:span></text:p>
          <text:p text:style-name="P5"><text:span text:style-name="T1"><text:tab/></text:span><text:span text:style-name="T1">最小パスを求める</text:span></text:p>
          <text:p text:style-name="P5"><text:span text:style-name="T1"/></text:p>
          <text:p text:style-name="P5"><text:span text:style-name="T1"><text:s text:c="2"/></text:span><text:span text:style-name="T1">[2-4] </text:span><text:span text:style-name="T1">最後の</text:span><text:span text:style-name="T1">Level</text:span><text:span text:style-name="T1">において、</text:span></text:p>
          <text:p text:style-name="P5"><text:span text:style-name="T1"><text:tab/></text:span><text:span text:style-name="T1">最も小さな値のパスを選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1" draw:layer="layout" svg:width="7.1cm" svg:height="6.9cm" svg:x="0.9cm" svg:y="4.4cm">
          <text:p/>
          <draw:enhanced-geometry svg:viewBox="0 0 21600 21600" draw:glue-points="10800 0 0 10800 10800 21600 21600 10800 ?f40 ?f41" draw:text-areas="0 0 21600 21600" draw:type="rectangular-callout" draw:modifiers="26153.6121673004 4172.2648891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2" draw:text-style-name="P11" xml:id="id144" draw:id="id144" draw:layer="layout" svg:width="0.905cm" svg:height="0.822cm" svg:x="21.2cm" svg:y="5.301cm">
          <text:p text:style-name="P1"><text:span text:style-name="T5">A</text:span></text:p>
        </draw:rect>
        <draw:rect draw:style-name="gr12" draw:text-style-name="P11" xml:id="id146" draw:id="id146" draw:layer="layout" svg:width="0.906cm" svg:height="0.822cm" svg:x="22.722cm" svg:y="5.301cm">
          <text:p text:style-name="P1"><text:span text:style-name="T5">B</text:span></text:p>
        </draw:rect>
        <draw:rect draw:style-name="gr12" draw:text-style-name="P11" xml:id="id149" draw:id="id149" draw:layer="layout" svg:width="0.905cm" svg:height="0.822cm" svg:x="24.245cm" svg:y="5.301cm">
          <text:p text:style-name="P1"><text:span text:style-name="T5">C</text:span></text:p>
        </draw:rect>
        <draw:rect draw:style-name="gr61" draw:text-style-name="P11" xml:id="id145" draw:id="id145" draw:layer="layout" svg:width="0.905cm" svg:height="0.822cm" svg:x="21.2cm" svg:y="6.863cm">
          <text:p text:style-name="P1"><text:span text:style-name="T5">{AB}</text:span></text:p>
        </draw:rect>
        <draw:rect draw:style-name="gr61" draw:text-style-name="P11" xml:id="id147" draw:id="id147" draw:layer="layout" svg:width="0.906cm" svg:height="0.822cm" svg:x="22.722cm" svg:y="6.863cm">
          <text:p text:style-name="P1"><text:span text:style-name="T5">{AC}</text:span></text:p>
        </draw:rect>
        <draw:rect draw:style-name="gr61" draw:text-style-name="P11" xml:id="id148" draw:id="id148" draw:layer="layout" svg:width="0.905cm" svg:height="0.822cm" svg:x="24.245cm" svg:y="6.863cm">
          <text:p text:style-name="P1"><text:span text:style-name="T5">{BC}</text:span></text:p>
        </draw:rect>
        <draw:rect draw:style-name="gr61" draw:text-style-name="P11" xml:id="id150" draw:id="id150" draw:layer="layout" svg:width="1.316cm" svg:height="0.822cm" svg:x="22.517cm" svg:y="8.179cm">
          <text:p text:style-name="P1"><text:span text:style-name="T5">{ABC}</text:span></text:p>
        </draw:rect>
        <draw:connector draw:style-name="gr21" draw:text-style-name="P1" draw:layer="layout" draw:type="lines" svg:x1="21.652cm" svg:y1="6.123cm" svg:x2="21.652cm" svg:y2="6.863cm" draw:start-shape="id144" draw:start-glue-point="2" draw:end-shape="id145" draw:end-glue-point="0" svg:d="M21652 6123v501-262 501">
          <text:p/>
        </draw:connector>
        <draw:connector draw:style-name="gr21" draw:text-style-name="P1" draw:layer="layout" draw:type="line" svg:x1="23.175cm" svg:y1="6.123cm" svg:x2="21.652cm" svg:y2="6.863cm" draw:start-shape="id146" draw:start-glue-point="2" draw:end-shape="id145" draw:end-glue-point="0" svg:d="M23175 6123l-1523 740">
          <text:p/>
        </draw:connector>
        <draw:connector draw:style-name="gr21" draw:text-style-name="P1" draw:layer="layout" draw:type="line" svg:x1="21.652cm" svg:y1="6.123cm" svg:x2="23.175cm" svg:y2="6.863cm" draw:start-shape="id144" draw:start-glue-point="2" draw:end-shape="id147" draw:end-glue-point="0" svg:d="M21652 6123l1523 740">
          <text:p/>
        </draw:connector>
        <draw:connector draw:style-name="gr21" draw:text-style-name="P1" draw:layer="layout" draw:type="line" svg:x1="23.175cm" svg:y1="6.123cm" svg:x2="24.697cm" svg:y2="6.863cm" draw:start-shape="id146" draw:start-glue-point="2" draw:end-shape="id148" draw:end-glue-point="0" svg:d="M23175 6123l1522 740">
          <text:p/>
        </draw:connector>
        <draw:connector draw:style-name="gr21" draw:text-style-name="P1" draw:layer="layout" draw:type="line" svg:x1="24.697cm" svg:y1="6.123cm" svg:x2="23.175cm" svg:y2="6.863cm" draw:start-shape="id149" draw:start-glue-point="2" draw:end-shape="id147" draw:end-glue-point="0" svg:d="M24697 6123l-1522 740">
          <text:p/>
        </draw:connector>
        <draw:connector draw:style-name="gr21" draw:text-style-name="P1" draw:layer="layout" draw:type="line" svg:x1="24.697cm" svg:y1="6.123cm" svg:x2="24.697cm" svg:y2="6.863cm" draw:start-shape="id149" draw:start-glue-point="2" draw:end-shape="id148" draw:end-glue-point="0" svg:d="M24697 6123v740">
          <text:p/>
        </draw:connector>
        <draw:connector draw:style-name="gr21" draw:text-style-name="P1" draw:layer="layout" draw:type="line" svg:x1="21.652cm" svg:y1="7.685cm" svg:x2="23.175cm" svg:y2="8.179cm" draw:start-shape="id145" draw:start-glue-point="2" draw:end-shape="id150" draw:end-glue-point="0" svg:d="M21652 7685l1523 494">
          <text:p/>
        </draw:connector>
        <draw:connector draw:style-name="gr21" draw:text-style-name="P1" draw:layer="layout" draw:type="line" svg:x1="23.175cm" svg:y1="7.685cm" svg:x2="23.175cm" svg:y2="8.179cm" draw:start-shape="id147" draw:start-glue-point="2" draw:end-shape="id150" draw:end-glue-point="0" svg:d="M23175 7685v494">
          <text:p/>
        </draw:connector>
        <draw:connector draw:style-name="gr21" draw:text-style-name="P1" draw:layer="layout" draw:type="line" svg:x1="24.697cm" svg:y1="7.685cm" svg:x2="23.175cm" svg:y2="8.179cm" draw:start-shape="id148" draw:start-glue-point="2" draw:end-shape="id150" draw:end-glue-point="0" svg:d="M24697 7685l-1522 494">
          <text:p/>
        </draw:connector>
        <draw:rect draw:style-name="gr12" draw:text-style-name="P11" xml:id="id153" draw:id="id153" draw:layer="layout" svg:width="0.869cm" svg:height="0.792cm" svg:x="18.4cm" svg:y="5.301cm">
          <text:p text:style-name="P1"><text:span text:style-name="T5">A</text:span></text:p>
        </draw:rect>
        <draw:rect draw:style-name="gr12" draw:text-style-name="P11" xml:id="id151" draw:id="id151" draw:layer="layout" svg:width="0.869cm" svg:height="0.792cm" svg:x="19.861cm" svg:y="5.301cm">
          <text:p text:style-name="P1"><text:span text:style-name="T5">B</text:span></text:p>
        </draw:rect>
        <draw:rect draw:style-name="gr61" draw:text-style-name="P11" xml:id="id152" draw:id="id152" draw:layer="layout" svg:width="0.869cm" svg:height="0.792cm" svg:x="19.152cm" svg:y="6.869cm">
          <text:p text:style-name="P1"><text:span text:style-name="T5">{AB}</text:span></text:p>
        </draw:rect>
        <draw:connector draw:style-name="gr21" draw:text-style-name="P1" draw:layer="layout" draw:type="line" svg:x1="20.295cm" svg:y1="6.093cm" svg:x2="19.586cm" svg:y2="6.869cm" draw:start-shape="id151" draw:start-glue-point="2" draw:end-shape="id152" draw:end-glue-point="0" svg:d="M20295 6093l-709 776">
          <text:p/>
        </draw:connector>
        <draw:connector draw:style-name="gr21" draw:text-style-name="P1" draw:layer="layout" draw:type="line" svg:x1="18.834cm" svg:y1="6.093cm" svg:x2="19.586cm" svg:y2="6.869cm" draw:start-shape="id153" draw:start-glue-point="2" draw:end-shape="id152" draw:end-glue-point="0" svg:d="M18834 6093l752 776">
          <text:p/>
        </draw:connector>
        <draw:frame draw:style-name="gr62" draw:text-style-name="P4" draw:layer="layout" svg:width="2.064cm" svg:height="4.043cm" svg:x="16.4cm" svg:y="5.501cm">
          <draw:text-box>
            <text:p><text:span text:style-name="T1">Level = 1</text:span></text:p>
            <text:p><text:span text:style-name="T1"/></text:p>
            <text:p><text:span text:style-name="T1"/></text:p>
            <text:p><text:span text:style-name="T1">Level = 2</text:span></text:p>
            <text:p><text:span text:style-name="T1"/></text:p>
            <text:p><text:span text:style-name="T1"/></text:p>
            <text:p><text:span text:style-name="T1"/></text:p>
            <text:p><text:span text:style-name="T1">Level = 3</text:span></text:p>
          </draw:text-box>
        </draw:frame>
        <draw:frame draw:style-name="gr63" draw:text-style-name="P8" draw:layer="layout" svg:width="4.312cm" svg:height="0.818cm" svg:x="2.1cm" svg:y="1.5cm">
          <draw:text-box>
            <text:p><text:span text:style-name="T5">単一テーブルの処理</text:span></text:p>
          </draw:text-box>
        </draw:frame>
        <draw:frame draw:style-name="gr63" draw:text-style-name="P8" draw:layer="layout" svg:width="4.312cm" svg:height="0.818cm" svg:x="9.8cm" svg:y="1.501cm">
          <draw:text-box>
            <text:p><text:span text:style-name="T5">複数テーブルの処理</text:span></text:p>
          </draw:text-box>
        </draw:frame>
        <draw:custom-shape draw:style-name="gr64" draw:text-style-name="P1" draw:layer="layout" svg:width="0.384cm" svg:height="2.307cm" draw:transform="rotate (1.56346594393623) translate (18.301cm 5.04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4" draw:text-style-name="P1" draw:layer="layout" svg:width="0.384cm" svg:height="3.807cm" draw:transform="rotate (1.56346594393623) translate (21.402cm 5.04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5" draw:text-style-name="P4" draw:layer="layout" svg:width="6.724cm" svg:height="0.725cm" svg:x="18.2cm" svg:y="3.702cm">
          <draw:text-box>
            <text:p><text:span text:style-name="T1">2</text:span><text:span text:style-name="T1">テーブル結合</text:span><text:span text:style-name="T1"><text:tab/></text:span><text:span text:style-name="T1"><text:tab/></text:span><text:span text:style-name="T1">３テーブル結合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office:forms form:automatic-focus="false" form:apply-design-mode="false"/>
        <draw:custom-shape draw:style-name="gr58" draw:text-style-name="P6" xml:id="id154" draw:id="id154" draw:layer="layout" svg:width="11.3cm" svg:height="2.2cm" svg:x="1.2cm" svg:y="4.8cm">
          <text:p text:style-name="P5"><text:span text:style-name="T1">[2] </text:span><text:span text:style-name="T1">最小コストのパスを見つける</text:span></text:p>
          <text:p text:style-name="P5"><text:span text:style-name="T1">テーブルのアクセス方式毎のコスト、およびテーブルの結合方式</text:span></text:p>
          <text:p text:style-name="P5"><text:span text:style-name="T1">や結合順序によるコストを全て評価し、最小コストのパスを求める</text:span></text:p>
          <text:p text:style-name="P5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6" xml:id="id155" draw:id="id155" draw:layer="layout" svg:width="11.3cm" svg:height="3cm" svg:x="1.2cm" svg:y="7.8cm">
          <text:p text:style-name="P5"><text:span text:style-name="T1">[3] (</text:span><text:span text:style-name="T1">設定されていれば</text:span><text:span text:style-name="T1">)</text:span><text:span text:style-name="T1">これらのコストを計算</text:span></text:p>
          <text:p text:style-name="P5"><text:span text:style-name="T1">* GROUP</text:span><text:span text:style-name="T1"><text:tab/></text:span><text:span text:style-name="T1"><text:tab/></text:span><text:span text:style-name="T1"><text:tab/></text:span><text:span text:style-name="T1"><text:tab/></text:span><text:span text:style-name="T1">* Aggregate</text:span></text:p>
          <text:p text:style-name="P5"><text:span text:style-name="T1">* Unique (DISTINCT) </text:span><text:span text:style-name="T1"><text:tab/></text:span><text:span text:style-name="T1"><text:tab/></text:span><text:span text:style-name="T1">* Sort (ORDER BY)</text:span></text:p>
          <text:p text:style-name="P5"><text:span text:style-name="T1">* Limit (LIMIT/OFFSE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9" draw:text-style-name="P1" draw:layer="layout" draw:type="line" svg:x1="6.85cm" svg:y1="7cm" svg:x2="6.85cm" svg:y2="7.8cm" draw:start-shape="id154" draw:start-glue-point="6" draw:end-shape="id155" draw:end-glue-point="4" svg:d="M6850 7000v800">
          <text:p/>
        </draw:connector>
        <draw:custom-shape draw:style-name="gr58" draw:text-style-name="P6" xml:id="id156" draw:id="id156" draw:layer="layout" svg:width="11.3cm" svg:height="1.8cm" svg:x="1.2cm" svg:y="2cm">
          <text:p text:style-name="P5"><text:span text:style-name="T1">[1] </text:span><text:span text:style-name="T1">前処理</text:span></text:p>
          <text:p text:style-name="P5"><text:span text:style-name="T1">“</text:span><text:span text:style-name="T1">2+2 → 4”</text:span><text:span text:style-name="T1">など定数の展開や、サブクエリの効率化など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9" draw:text-style-name="P1" draw:layer="layout" draw:type="line" svg:x1="6.85cm" svg:y1="3.8cm" svg:x2="6.85cm" svg:y2="4.8cm" draw:start-shape="id156" draw:start-glue-point="6" draw:end-shape="id154" draw:end-glue-point="4" svg:d="M6850 3800v1000">
          <text:p/>
        </draw:connector>
        <presentation:notes draw:style-name="dp2">
          <draw:page-thumbnail draw:style-name="gr11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office:forms form:automatic-focus="false" form:apply-design-mode="false"/>
        <draw:rect draw:style-name="gr66" draw:text-style-name="P1" draw:layer="layout" svg:width="0.9cm" svg:height="1.47cm" svg:x="18.9cm" svg:y="7.246cm">
          <text:p/>
        </draw:rect>
        <draw:rect draw:style-name="gr66" draw:text-style-name="P1" draw:layer="layout" svg:width="0.9cm" svg:height="1.47cm" svg:x="19cm" svg:y="4.074cm">
          <text:p/>
        </draw:rect>
        <draw:rect draw:style-name="gr66" draw:text-style-name="P1" draw:layer="layout" svg:width="0.9cm" svg:height="1.663cm" svg:x="14.7cm" svg:y="2.183cm">
          <text:p/>
        </draw:rect>
        <draw:rect draw:style-name="gr66" draw:text-style-name="P1" draw:layer="layout" svg:width="0.9cm" svg:height="1.663cm" svg:x="14.7cm" svg:y="7.755cm">
          <text:p/>
        </draw:rect>
        <draw:rect draw:style-name="gr14" draw:text-style-name="P1" xml:id="id159" draw:id="id159" draw:layer="layout" svg:width="0.397cm" svg:height="0.115cm" svg:x="5.062cm" svg:y="2.457cm">
          <text:p/>
        </draw:rect>
        <draw:rect draw:style-name="gr14" draw:text-style-name="P1" xml:id="id157" draw:id="id157" draw:layer="layout" svg:width="0.397cm" svg:height="0.115cm" svg:x="4.189cm" svg:y="2.94cm">
          <text:p/>
        </draw:rect>
        <draw:connector draw:style-name="gr14" draw:text-style-name="P1" draw:layer="layout" draw:type="line" svg:x1="4.387cm" svg:y1="3.055cm" svg:x2="3.832cm" svg:y2="3.307cm" draw:start-shape="id157" draw:start-glue-point="2" svg:d="M4387 3055l-555 252">
          <text:p/>
        </draw:connector>
        <draw:connector draw:style-name="gr14" draw:text-style-name="P1" draw:layer="layout" draw:type="line" svg:x1="4.387cm" svg:y1="3.055cm" svg:x2="4.903cm" svg:y2="3.307cm" draw:start-shape="id157" draw:start-glue-point="2" svg:d="M4387 3055l516 252">
          <text:p/>
        </draw:connector>
        <draw:rect draw:style-name="gr14" draw:text-style-name="P1" xml:id="id158" draw:id="id158" draw:layer="layout" svg:width="0.396cm" svg:height="0.115cm" svg:x="5.935cm" svg:y="2.94cm">
          <text:p/>
        </draw:rect>
        <draw:connector draw:style-name="gr14" draw:text-style-name="P1" draw:layer="layout" draw:type="line" svg:x1="6.133cm" svg:y1="3.055cm" svg:x2="5.577cm" svg:y2="3.307cm" draw:start-shape="id158" draw:start-glue-point="2" svg:d="M6133 3055l-556 252">
          <text:p/>
        </draw:connector>
        <draw:connector draw:style-name="gr14" draw:text-style-name="P1" draw:layer="layout" draw:type="line" svg:x1="6.133cm" svg:y1="3.055cm" svg:x2="6.649cm" svg:y2="3.307cm" draw:start-shape="id158" draw:start-glue-point="2" svg:d="M6133 3055l516 252">
          <text:p/>
        </draw:connector>
        <draw:connector draw:style-name="gr14" draw:text-style-name="P1" draw:layer="layout" draw:type="line" svg:x1="5.26cm" svg:y1="2.572cm" svg:x2="4.387cm" svg:y2="2.94cm" draw:start-shape="id159" draw:start-glue-point="2" draw:end-shape="id157" draw:end-glue-point="0" svg:d="M5260 2572l-873 368">
          <text:p/>
        </draw:connector>
        <draw:connector draw:style-name="gr14" draw:text-style-name="P1" draw:layer="layout" draw:type="line" svg:x1="5.26cm" svg:y1="2.572cm" svg:x2="6.133cm" svg:y2="2.94cm" draw:start-shape="id159" draw:start-glue-point="2" draw:end-shape="id158" draw:end-glue-point="0" svg:d="M5260 2572l873 368">
          <text:p/>
        </draw:connector>
        <draw:custom-shape draw:style-name="gr67" draw:text-style-name="P1" draw:layer="layout" svg:width="6.5cm" svg:height="1.8cm" svg:x="1.9cm" svg:y="2.2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8" draw:text-style-name="P14" draw:layer="layout" svg:width="4.63cm" svg:height="1.759cm" svg:x="3.2cm" svg:y="2.591cm">
          <draw:text-box>
            <text:p><text:span text:style-name="T15"/></text:p>
            <text:p><text:span text:style-name="T15">...............</text:span></text:p>
          </draw:text-box>
        </draw:frame>
        <draw:custom-shape draw:style-name="gr33" draw:text-style-name="P1" xml:id="id160" draw:id="id160" draw:layer="layout" svg:width="0.5cm" svg:height="2.399cm" draw:transform="rotate (1.54775798066828) translate (1.994cm 4.68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12" draw:text-style-name="P1" draw:layer="layout" svg:width="0.8cm" svg:height="0.416cm" svg:x="14.8cm" svg:y="2.266cm">
          <text:p text:style-name="P1">1</text:p>
        </draw:rect>
        <draw:rect draw:style-name="gr12" draw:text-style-name="P1" draw:layer="layout" svg:width="0.8cm" svg:height="0.415cm" svg:x="14.8cm" svg:y="3.431cm">
          <text:p text:style-name="P1">1</text:p>
        </draw:rect>
        <draw:rect draw:style-name="gr69" draw:text-style-name="P16" draw:layer="layout" svg:width="1cm" svg:height="3.909cm" svg:x="14.7cm" svg:y="2.1cm">
          <text:p text:style-name="P1"><text:span text:style-name="T17"/></text:p>
          <text:p text:style-name="P1"><text:span text:style-name="T17">.</text:span></text:p>
          <text:p text:style-name="P1"><text:span text:style-name="T17">.</text:span></text:p>
          <text:p text:style-name="P1"><text:span text:style-name="T17"/></text:p>
          <text:p text:style-name="P1"><text:span text:style-name="T17"/></text:p>
          <text:p text:style-name="P1"><text:span text:style-name="T17">.</text:span></text:p>
          <text:p text:style-name="P1"><text:span text:style-name="T17">.</text:span></text:p>
          <text:p text:style-name="P1"><text:span text:style-name="T17">.</text:span></text:p>
          <text:p text:style-name="P1"><text:span text:style-name="T17"/></text:p>
        </draw:rect>
        <draw:rect draw:style-name="gr19" draw:text-style-name="P1" draw:layer="layout" svg:width="0.8cm" svg:height="0.415cm" svg:x="14.8cm" svg:y="3.93cm">
          <text:p text:style-name="P1">0</text:p>
        </draw:rect>
        <draw:rect draw:style-name="gr19" draw:text-style-name="P1" draw:layer="layout" svg:width="0.8cm" svg:height="0.415cm" svg:x="14.8cm" svg:y="5.427cm">
          <text:p text:style-name="P1">0</text:p>
        </draw:rect>
        <draw:rect draw:style-name="gr44" draw:text-style-name="P17" draw:layer="layout" svg:width="0.397cm" svg:height="0.114cm" svg:x="2.247cm" svg:y="3.822cm">
          <text:p/>
        </draw:rect>
        <draw:rect draw:style-name="gr44" draw:text-style-name="P17" draw:layer="layout" svg:width="0.397cm" svg:height="0.114cm" svg:x="2.767cm" svg:y="3.822cm">
          <text:p/>
        </draw:rect>
        <draw:rect draw:style-name="gr44" draw:text-style-name="P17" draw:layer="layout" svg:width="0.397cm" svg:height="0.114cm" svg:x="3.633cm" svg:y="3.822cm">
          <text:p/>
        </draw:rect>
        <draw:custom-shape draw:style-name="gr33" draw:text-style-name="P1" xml:id="id161" draw:id="id161" draw:layer="layout" svg:width="0.5cm" svg:height="2cm" svg:x="14.1cm" svg:y="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1" draw:text-style-name="P1" draw:layer="layout" draw:line-skew="-0.011cm" svg:x1="4.398cm" svg:y1="4.488cm" svg:x2="14.1cm" svg:y2="3.4cm" draw:start-shape="id160" draw:start-glue-point="2" draw:end-shape="id161" draw:end-glue-point="5" svg:d="M4398 4488h4843v-1088h4859">
          <text:p/>
        </draw:connector>
        <draw:frame draw:style-name="gr70" draw:text-style-name="P18" draw:layer="layout" svg:width="7.347cm" svg:height="0.725cm" svg:x="6.064cm" svg:y="4.615cm">
          <draw:text-box>
            <text:p><text:span text:style-name="T18">WHERE (aid BETWEEN 1 AND 100)</text:span><text:span text:style-name="T18">の範囲</text:span></text:p>
          </draw:text-box>
        </draw:frame>
        <draw:custom-shape draw:style-name="gr33" draw:text-style-name="P1" xml:id="id162" draw:id="id162" draw:layer="layout" svg:width="0.5cm" svg:height="1.106cm" draw:transform="rotate (1.54775798066828) translate (5.094cm 4.68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12" draw:text-style-name="P1" draw:layer="layout" svg:width="0.8cm" svg:height="0.417cm" svg:x="14.8cm" svg:y="7.838cm">
          <text:p text:style-name="P1">1</text:p>
        </draw:rect>
        <draw:rect draw:style-name="gr12" draw:text-style-name="P1" draw:layer="layout" svg:width="0.8cm" svg:height="0.415cm" svg:x="14.8cm" svg:y="9.003cm">
          <text:p text:style-name="P1">1</text:p>
        </draw:rect>
        <draw:rect draw:style-name="gr69" draw:text-style-name="P16" draw:layer="layout" svg:width="1cm" svg:height="4.075cm" svg:x="14.7cm" svg:y="6.425cm">
          <text:p text:style-name="P1"><text:span text:style-name="T17"/></text:p>
          <text:p text:style-name="P1"><text:span text:style-name="T17">.</text:span></text:p>
          <text:p text:style-name="P1"><text:span text:style-name="T17">.</text:span></text:p>
          <text:p text:style-name="P1"><text:span text:style-name="T17"/></text:p>
          <text:p text:style-name="P1"><text:span text:style-name="T17"/></text:p>
          <text:p text:style-name="P1"><text:span text:style-name="T17">.</text:span></text:p>
          <text:p text:style-name="P1"><text:span text:style-name="T17">.</text:span></text:p>
          <text:p text:style-name="P1"><text:span text:style-name="T17">.</text:span></text:p>
          <text:p text:style-name="P1"><text:span text:style-name="T17"/></text:p>
        </draw:rect>
        <draw:rect draw:style-name="gr19" draw:text-style-name="P1" draw:layer="layout" svg:width="0.8cm" svg:height="0.416cm" svg:x="14.8cm" svg:y="10.084cm">
          <text:p text:style-name="P1">0</text:p>
        </draw:rect>
        <draw:rect draw:style-name="gr44" draw:text-style-name="P17" draw:layer="layout" svg:width="0.397cm" svg:height="0.113cm" svg:x="5.187cm" svg:y="3.823cm">
          <text:p/>
        </draw:rect>
        <draw:rect draw:style-name="gr44" draw:text-style-name="P17" draw:layer="layout" svg:width="0.397cm" svg:height="0.113cm" svg:x="5.967cm" svg:y="3.823cm">
          <text:p/>
        </draw:rect>
        <draw:custom-shape draw:style-name="gr33" draw:text-style-name="P1" xml:id="id163" draw:id="id163" draw:layer="layout" svg:width="0.5cm" svg:height="1.7cm" svg:x="14.1cm" svg:y="7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1" draw:text-style-name="P1" draw:layer="layout" svg:x1="6.205cm" svg:y1="4.459cm" svg:x2="14.1cm" svg:y2="8.65cm" draw:start-shape="id162" draw:start-glue-point="2" draw:end-shape="id163" draw:end-glue-point="5" svg:d="M6205 4459h3951v4191h3944">
          <text:p/>
        </draw:connector>
        <draw:frame draw:style-name="gr71" draw:text-style-name="P18" draw:layer="layout" svg:width="8.524cm" svg:height="0.725cm" svg:x="6.264cm" svg:y="7.915cm">
          <draw:text-box>
            <text:p><text:span text:style-name="T18">WHERE (aid BETWEEN 50000 AND 50100)</text:span><text:span text:style-name="T18">の範囲</text:span></text:p>
          </draw:text-box>
        </draw:frame>
        <draw:rect draw:style-name="gr19" draw:text-style-name="P1" draw:layer="layout" svg:width="0.8cm" svg:height="0.5cm" svg:x="14.8cm" svg:y="6.5cm">
          <text:p text:style-name="P1">0</text:p>
        </draw:rect>
        <draw:rect draw:style-name="gr12" draw:text-style-name="P1" draw:layer="layout" svg:width="0.8cm" svg:height="0.368cm" svg:x="19cm" svg:y="4.147cm">
          <text:p text:style-name="P1">1</text:p>
        </draw:rect>
        <draw:rect draw:style-name="gr12" draw:text-style-name="P1" draw:layer="layout" svg:width="0.8cm" svg:height="0.368cm" svg:x="19cm" svg:y="5.176cm">
          <text:p text:style-name="P1">1</text:p>
        </draw:rect>
        <draw:rect draw:style-name="gr57" draw:text-style-name="P16" draw:layer="layout" svg:width="1cm" svg:height="6.5cm" svg:x="18.9cm" svg:y="4cm">
          <text:p/>
        </draw:rect>
        <draw:rect draw:style-name="gr19" draw:text-style-name="P1" draw:layer="layout" svg:width="0.8cm" svg:height="0.368cm" svg:x="19cm" svg:y="5.617cm">
          <text:p text:style-name="P1">0</text:p>
        </draw:rect>
        <draw:rect draw:style-name="gr19" draw:text-style-name="P1" draw:layer="layout" svg:width="0.8cm" svg:height="0.367cm" svg:x="19cm" svg:y="8.743cm">
          <text:p text:style-name="P1">0</text:p>
        </draw:rect>
        <draw:rect draw:style-name="gr12" draw:text-style-name="P1" draw:layer="layout" svg:width="0.8cm" svg:height="0.367cm" svg:x="19cm" svg:y="7.173cm">
          <text:p text:style-name="P1">1</text:p>
        </draw:rect>
        <draw:rect draw:style-name="gr12" draw:text-style-name="P1" draw:layer="layout" svg:width="0.8cm" svg:height="0.367cm" svg:x="19cm" svg:y="8.202cm">
          <text:p text:style-name="P1">1</text:p>
        </draw:rect>
        <draw:rect draw:style-name="gr17" draw:text-style-name="P19" draw:layer="layout" svg:width="2cm" svg:height="0.514cm" svg:x="23.1cm" svg:y="4.015cm">
          <text:p/>
        </draw:rect>
        <draw:rect draw:style-name="gr14" draw:text-style-name="P19" draw:layer="layout" svg:width="2cm" svg:height="0.514cm" svg:x="23.1cm" svg:y="4.529cm">
          <text:p/>
        </draw:rect>
        <draw:rect draw:style-name="gr14" draw:text-style-name="P19" draw:layer="layout" svg:width="2cm" svg:height="0.515cm" svg:x="23.1cm" svg:y="5.043cm">
          <text:p/>
        </draw:rect>
        <draw:rect draw:style-name="gr14" draw:text-style-name="P19" draw:layer="layout" svg:width="2cm" svg:height="0.513cm" svg:x="23.1cm" svg:y="7.541cm">
          <text:p/>
        </draw:rect>
        <draw:rect draw:style-name="gr14" draw:text-style-name="P19" draw:layer="layout" svg:width="2cm" svg:height="0.515cm" svg:x="23.1cm" svg:y="8.054cm">
          <text:p/>
        </draw:rect>
        <draw:rect draw:style-name="gr69" draw:text-style-name="P20" draw:layer="layout" svg:width="2cm" svg:height="5.985cm" svg:x="23.1cm" svg:y="4.015cm">
          <text:p text:style-name="P1"><text:span text:style-name="T19"/></text:p>
          <text:p text:style-name="P1"><text:span text:style-name="T19"/></text:p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  <text:p text:style-name="P1"><text:span text:style-name="T19"/></text:p>
          <text:p text:style-name="P1"><text:span text:style-name="T19"/></text:p>
          <text:p text:style-name="P1"><text:span text:style-name="T19"/></text:p>
          <text:p text:style-name="P1"><text:span text:style-name="T19"/></text:p>
          <text:p text:style-name="P1"><text:span text:style-name="T19">.</text:span></text:p>
          <text:p text:style-name="P1"><text:span text:style-name="T19">.</text:span></text:p>
          <text:p text:style-name="P1"><text:span text:style-name="T19">.</text:span></text:p>
        </draw:rect>
        <draw:line draw:style-name="gr72" draw:text-style-name="P1" draw:layer="layout" svg:x1="20.1cm" svg:y1="4.368cm" svg:x2="23.1cm" svg:y2="4.368cm">
          <text:p/>
        </draw:line>
        <draw:line draw:style-name="gr72" draw:text-style-name="P1" draw:layer="layout" svg:x1="20.1cm" svg:y1="4.736cm" svg:x2="23.1cm" svg:y2="4.662cm">
          <text:p/>
        </draw:line>
        <draw:line draw:style-name="gr72" draw:text-style-name="P1" draw:layer="layout" svg:x1="20.1cm" svg:y1="5.397cm" svg:x2="23.1cm" svg:y2="5.323cm">
          <text:p/>
        </draw:line>
        <draw:line draw:style-name="gr72" draw:text-style-name="P1" draw:layer="layout" svg:x1="20.1cm" svg:y1="7.393cm" svg:x2="23.1cm" svg:y2="7.54cm">
          <text:p/>
        </draw:line>
        <draw:line draw:style-name="gr72" draw:text-style-name="P1" draw:layer="layout" svg:x1="20.1cm" svg:y1="7.761cm" svg:x2="23.1cm" svg:y2="7.908cm">
          <text:p/>
        </draw:line>
        <draw:line draw:style-name="gr72" draw:text-style-name="P1" draw:layer="layout" svg:x1="20.1cm" svg:y1="8.422cm" svg:x2="23.1cm" svg:y2="8.275cm">
          <text:p/>
        </draw:line>
        <draw:custom-shape draw:style-name="gr73" draw:text-style-name="P1" draw:layer="layout" svg:width="2cm" svg:height="1cm" draw:transform="rotate (-0.437204977625684) translate (16.706cm 4.7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1" draw:layer="layout" svg:width="2cm" svg:height="1cm" draw:transform="rotate (-0.437204977625684) translate (16.707cm 6.793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21" draw:layer="layout" svg:width="4.964cm" svg:height="0.865cm" svg:x="10.1cm" svg:y="1cm">
          <draw:text-box>
            <text:p><text:span text:style-name="T20">Bitmap Index Scan</text:span></text:p>
          </draw:text-box>
        </draw:frame>
        <draw:frame draw:style-name="gr75" draw:text-style-name="P21" draw:layer="layout" svg:width="2.602cm" svg:height="0.865cm" svg:x="15.864cm" svg:y="1.017cm">
          <draw:text-box>
            <text:p><text:span text:style-name="T20">BitmapOr</text:span></text:p>
          </draw:text-box>
        </draw:frame>
        <draw:frame draw:style-name="gr76" draw:text-style-name="P21" draw:layer="layout" svg:width="4.701cm" svg:height="0.865cm" svg:x="19.864cm" svg:y="1.018cm">
          <draw:text-box>
            <text:p><text:span text:style-name="T20">Bitmap Heap Scan</text:span></text:p>
          </draw:text-box>
        </draw:frame>
        <draw:custom-shape draw:style-name="gr77" draw:text-style-name="P12" draw:layer="layout" svg:width="5cm" svg:height="1.8cm" svg:x="20.1cm" svg:y="2cm">
          <text:p><text:span text:style-name="T21">Bitmap</text:span><text:span text:style-name="T21">を走査し、</text:span></text:p>
          <text:p><text:span text:style-name="T21">テーブルのブロック内の</text:span></text:p>
          <text:p><text:span text:style-name="T21">タプルを直接読み出す</text:span></text:p>
          <draw:enhanced-geometry svg:viewBox="0 0 21600 21600" draw:glue-points="10800 0 0 10800 10800 21600 21600 10800 ?f40 ?f41" draw:text-areas="0 0 21600 21600" draw:type="rectangular-callout" draw:modifiers="2319.37612477504 27788.56191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22" draw:layer="layout" svg:width="7.511cm" svg:height="1.5cm" svg:x="6.1cm" svg:y="5.7cm">
          <text:p><text:span text:style-name="T18"/></text:p>
          <text:p><text:span text:style-name="T18">対象テーブルの</text:span><text:span text:style-name="T18">Tid</text:span><text:span text:style-name="T18">毎に</text:span><text:span text:style-name="T18">1[bit]</text:span><text:span text:style-name="T18">を割り当てた</text:span></text:p>
          <text:p><text:span text:style-name="T18">Bitmap</text:span><text:span text:style-name="T18">をメモリ上に作成。</text:span></text:p>
          <text:p><text:span text:style-name="T18">条件を満たす</text:span><text:span text:style-name="T18">Tid</text:span><text:span text:style-name="T18">に対応する</text:span><text:span text:style-name="T18">bit</text:span><text:span text:style-name="T18">に</text:span><text:span text:style-name="T18">'1'</text:span><text:span text:style-name="T18">を設定</text:span></text:p>
          <text:p><text:span text:style-name="T18"/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4478.2747603834 -2259.29380413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8" draw:text-style-name="P12" draw:layer="layout" svg:width="7.511cm" svg:height="1.5cm" svg:x="6.1cm" svg:y="5.7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478.2747603834 22693.67088607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7" draw:text-style-name="P23" draw:layer="layout" svg:width="3.5cm" svg:height="1cm" svg:x="16cm" svg:y="2cm">
          <text:p><text:span text:style-name="T22">Bitmap</text:span><text:span text:style-name="T22">同士の</text:span></text:p>
          <text:p><text:span text:style-name="T22">OR</text:span><text:span text:style-name="T22">演算結果</text:span></text:p>
          <draw:enhanced-geometry svg:viewBox="0 0 21600 21600" draw:glue-points="10800 0 0 10800 10800 21600 21600 10800 ?f40 ?f41" draw:text-areas="0 0 21600 21600" draw:type="rectangular-callout" draw:modifiers="18977.8920308483 41926.8731268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9" draw:text-style-name="P1" draw:layer="layout" svg:x1="20.3cm" svg:y1="4.147cm" svg:x2="20.3cm" svg:y2="10.427cm">
          <text:p/>
        </draw:line>
        <draw:rect draw:style-name="gr80" draw:text-style-name="P1" draw:layer="layout" svg:width="0.53cm" svg:height="0.375cm" svg:x="13.17cm" svg:y="5.925cm">
          <text:p/>
        </draw:rect>
        <draw:rect draw:style-name="gr80" draw:text-style-name="P1" draw:layer="layout" svg:width="0.53cm" svg:height="0.375cm" svg:x="13.17cm" svg:y="6.675cm">
          <text:p/>
        </draw:rect>
        <presentation:notes draw:style-name="dp2">
          <draw:page-thumbnail draw:style-name="gr11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office:forms form:automatic-focus="false" form:apply-design-mode="false"/>
        <draw:rect draw:style-name="gr81" draw:text-style-name="P1" draw:layer="layout" svg:width="5cm" svg:height="4cm" svg:x="12.9cm" svg:y="2.1cm">
          <text:p/>
        </draw:rect>
        <draw:rect draw:style-name="gr81" draw:text-style-name="P1" draw:layer="layout" svg:width="5cm" svg:height="4cm" svg:x="12.5cm" svg:y="1.7cm">
          <text:p/>
        </draw:rect>
        <draw:rect draw:style-name="gr81" draw:text-style-name="P1" draw:layer="layout" svg:width="5cm" svg:height="4cm" svg:x="12cm" svg:y="1.2cm">
          <text:p/>
        </draw:rect>
        <draw:rect draw:style-name="gr12" draw:text-style-name="P11" xml:id="id166" draw:id="id166" draw:layer="layout" svg:width="1.1cm" svg:height="1cm" svg:x="3.6cm" svg:y="2.201cm">
          <text:p text:style-name="P1"><text:span text:style-name="T5">A</text:span></text:p>
        </draw:rect>
        <draw:rect draw:style-name="gr12" draw:text-style-name="P11" xml:id="id164" draw:id="id164" draw:layer="layout" svg:width="1.1cm" svg:height="1cm" svg:x="5.45cm" svg:y="2.201cm">
          <text:p text:style-name="P1"><text:span text:style-name="T5">B</text:span></text:p>
        </draw:rect>
        <draw:rect draw:style-name="gr61" draw:text-style-name="P11" xml:id="id165" draw:id="id165" draw:layer="layout" svg:width="1.1cm" svg:height="1cm" svg:x="4.4cm" svg:y="4.101cm">
          <text:p text:style-name="P1"><text:span text:style-name="T5">{AB}</text:span></text:p>
        </draw:rect>
        <draw:connector draw:style-name="gr21" draw:text-style-name="P1" draw:layer="layout" draw:type="line" svg:x1="6cm" svg:y1="3.201cm" svg:x2="4.95cm" svg:y2="4.101cm" draw:start-shape="id164" draw:start-glue-point="2" draw:end-shape="id165" draw:end-glue-point="0" svg:d="M6000 3201l-1050 900">
          <text:p/>
        </draw:connector>
        <draw:connector draw:style-name="gr21" draw:text-style-name="P1" draw:layer="layout" draw:type="line" svg:x1="4.15cm" svg:y1="3.201cm" svg:x2="4.95cm" svg:y2="4.101cm" draw:start-shape="id166" draw:start-glue-point="2" svg:d="M4150 3201l800 900">
          <text:p/>
        </draw:connector>
        <draw:frame draw:style-name="gr82" draw:text-style-name="P4" draw:layer="layout" svg:width="2.064cm" svg:height="3.095cm" svg:x="1.1cm" svg:y="2.301cm">
          <draw:text-box>
            <text:p><text:span text:style-name="T1">Level = 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evel = 2</text:span></text:p>
          </draw:text-box>
        </draw:frame>
        <draw:custom-shape draw:style-name="gr28" draw:text-style-name="P6" draw:layer="layout" svg:width="3.4cm" svg:height="2.5cm" svg:x="6.9cm" svg:y="1.7cm">
          <text:p text:style-name="P5"><text:span text:style-name="T1">[AB]</text:span><text:span text:style-name="T1">と</text:span><text:span text:style-name="T1">[BA]</text:span><text:span text:style-name="T1">について</text:span></text:p>
          <text:p text:style-name="P5"><text:span text:style-name="T1">3</text:span><text:span text:style-name="T1">種類の結合方式の</text:span></text:p>
          <text:p text:style-name="P5"><text:span text:style-name="T1">コストを計算し、</text:span></text:p>
          <text:p text:style-name="P5"><text:span text:style-name="T1">最小コストの</text:span></text:p>
          <text:p text:style-name="P5"><text:span text:style-name="T1">結合方式を保存</text:span></text:p>
          <text:p text:style-name="P5"><text:span text:style-name="T1"/></text:p>
          <draw:enhanced-geometry svg:viewBox="0 0 21600 21600" draw:glue-points="10800 0 0 10800 10800 21600 21600 10800 ?f40 ?f41" draw:text-areas="0 0 21600 21600" draw:type="rectangular-callout" draw:modifiers="-8675.56600999706 24760.97560975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2" draw:text-style-name="P11" xml:id="id167" draw:id="id167" draw:layer="layout" svg:width="1.1cm" svg:height="1cm" svg:x="12.1cm" svg:y="2.201cm">
          <text:p text:style-name="P1"><text:span text:style-name="T5">A</text:span></text:p>
        </draw:rect>
        <draw:rect draw:style-name="gr12" draw:text-style-name="P11" xml:id="id168" draw:id="id168" draw:layer="layout" svg:width="1.1cm" svg:height="1cm" svg:x="15.65cm" svg:y="2.201cm">
          <text:p text:style-name="P1"><text:span text:style-name="T5">B</text:span></text:p>
        </draw:rect>
        <draw:connector draw:style-name="gr83" draw:text-style-name="P2" draw:layer="layout" draw:type="line" svg:x1="13.2cm" svg:y1="2.701cm" svg:x2="15.65cm" svg:y2="2.701cm" draw:start-shape="id167" draw:start-glue-point="1" draw:end-shape="id168" draw:end-glue-point="3" svg:d="M13200 2701h2450">
          <text:p text:style-name="P1"><text:span text:style-name="T1">NestedLoop</text:span></text:p>
          <text:p text:style-name="P1"><text:span text:style-name="T1">MergeJoin</text:span></text:p>
          <text:p text:style-name="P1"><text:span text:style-name="T1">Hash Joi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rect draw:style-name="gr12" draw:text-style-name="P11" xml:id="id169" draw:id="id169" draw:layer="layout" svg:width="1.1cm" svg:height="1cm" svg:x="12.1cm" svg:y="3.801cm">
          <text:p text:style-name="P1"><text:span text:style-name="T5">B</text:span></text:p>
        </draw:rect>
        <draw:rect draw:style-name="gr12" draw:text-style-name="P11" xml:id="id170" draw:id="id170" draw:layer="layout" svg:width="1.1cm" svg:height="1cm" svg:x="15.65cm" svg:y="3.801cm">
          <text:p text:style-name="P1"><text:span text:style-name="T5">A</text:span></text:p>
        </draw:rect>
        <draw:connector draw:style-name="gr83" draw:text-style-name="P2" draw:layer="layout" draw:type="line" svg:x1="13.2cm" svg:y1="4.301cm" svg:x2="15.65cm" svg:y2="4.301cm" draw:start-shape="id169" draw:start-glue-point="1" draw:end-shape="id170" draw:end-glue-point="3" svg:d="M13200 4301h2450">
          <text:p text:style-name="P1"><text:span text:style-name="T1">NestedLoop</text:span></text:p>
          <text:p text:style-name="P1"><text:span text:style-name="T1">MergeJoin</text:span></text:p>
          <text:p text:style-name="P1"><text:span text:style-name="T1">Hash Joi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84" draw:text-style-name="P1" xml:id="id171" draw:id="id171" draw:layer="layout" svg:width="0.5cm" svg:height="5cm" svg:x="11.4cm" svg:y="1.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85" draw:text-style-name="P24" draw:layer="layout" draw:line-skew="2.35cm" svg:x1="11.4cm" svg:y1="3.6cm" svg:x2="5.5cm" svg:y2="4.601cm" draw:start-shape="id171" draw:start-glue-point="3" draw:end-shape="id165" draw:end-glue-point="1" svg:d="M11400 3600h-600v1001h-5300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最小コストのパスを保存</text:span></text:p>
        </draw:connector>
        <draw:custom-shape draw:style-name="gr33" draw:text-style-name="P2" draw:layer="layout" svg:width="0.5cm" svg:height="1.5cm" draw:transform="rotate (0.687834258210835) translate (17.081cm 1.0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1" draw:layer="layout" svg:width="4.016cm" svg:height="1.199cm" svg:x="18.142cm" svg:y="0.897cm">
          <draw:text-box>
            <text:p text:style-name="P1"><text:span text:style-name="T1">条件式の数だけ調べる</text:span></text:p>
          </draw:text-box>
        </draw:frame>
        <draw:custom-shape draw:style-name="gr28" draw:text-style-name="P6" draw:layer="layout" svg:width="6.4cm" svg:height="3.2cm" svg:x="18.6cm" svg:y="2.4cm">
          <text:p text:style-name="P5"><text:span text:style-name="T1">条件式やテーブル行数など考慮し、</text:span></text:p>
          <text:p text:style-name="P5"><text:span text:style-name="T1">関数</text:span><text:span text:style-name="T1">add_paths_to_joinrel()</text:span><text:span text:style-name="T1">が</text:span></text:p>
          <text:p text:style-name="P5"><text:span text:style-name="T1">どの結合方式のコスト計算をするか</text:span></text:p>
          <text:p text:style-name="P5"><text:span text:style-name="T1">決める。</text:span></text:p>
          <text:p text:style-name="P5"><text:span text:style-name="T1"/></text:p>
          <text:p text:style-name="P5"><text:span text:style-name="T1">3</text:span><text:span text:style-name="T1">種類＋３種類合計</text:span><text:span text:style-name="T1">6</text:span><text:span text:style-name="T1">種類全パターンの</text:span></text:p>
          <text:p text:style-name="P5"><text:span text:style-name="T1">コスト計算を行うわけではない。</text:span></text:p>
          <draw:enhanced-geometry svg:viewBox="0 0 21600 21600" draw:glue-points="10800 0 0 10800 10800 21600 21600 10800 ?f40 ?f41" draw:text-areas="0 0 21600 21600" draw:type="rectangular-callout" draw:modifiers="-5648.8673644743 7382.193064667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2" draw:text-style-name="P11" xml:id="id172" draw:id="id172" draw:layer="layout" svg:width="0.802cm" svg:height="1cm" svg:x="8.3cm" svg:y="9.403cm">
          <text:p text:style-name="P1"><text:span text:style-name="T5">A</text:span></text:p>
        </draw:rect>
        <draw:rect draw:style-name="gr12" draw:text-style-name="P11" xml:id="id174" draw:id="id174" draw:layer="layout" svg:width="0.802cm" svg:height="1cm" svg:x="9.649cm" svg:y="9.403cm">
          <text:p text:style-name="P1"><text:span text:style-name="T5">B</text:span></text:p>
        </draw:rect>
        <draw:rect draw:style-name="gr12" draw:text-style-name="P11" xml:id="id176" draw:id="id176" draw:layer="layout" svg:width="0.802cm" svg:height="1cm" svg:x="10.998cm" svg:y="9.403cm">
          <text:p text:style-name="P1"><text:span text:style-name="T5">C</text:span></text:p>
        </draw:rect>
        <draw:rect draw:style-name="gr61" draw:text-style-name="P11" xml:id="id173" draw:id="id173" draw:layer="layout" svg:width="0.802cm" svg:height="1cm" svg:x="8.3cm" svg:y="11.303cm">
          <text:p text:style-name="P1"><text:span text:style-name="T5">{AB}</text:span></text:p>
        </draw:rect>
        <draw:rect draw:style-name="gr61" draw:text-style-name="P11" xml:id="id175" draw:id="id175" draw:layer="layout" svg:width="0.802cm" svg:height="1cm" svg:x="9.649cm" svg:y="11.303cm">
          <text:p text:style-name="P1"><text:span text:style-name="T5">{AC}</text:span></text:p>
        </draw:rect>
        <draw:connector draw:style-name="gr21" draw:text-style-name="P1" draw:layer="layout" draw:type="lines" svg:x1="8.701cm" svg:y1="10.403cm" svg:x2="8.701cm" svg:y2="11.303cm" draw:start-shape="id172" draw:start-glue-point="2" draw:end-shape="id173" draw:end-glue-point="0" svg:d="M8701 10403v501-102 501">
          <text:p/>
        </draw:connector>
        <draw:connector draw:style-name="gr21" draw:text-style-name="P1" draw:layer="layout" draw:type="line" svg:x1="10.05cm" svg:y1="10.403cm" svg:x2="8.701cm" svg:y2="11.303cm" draw:start-shape="id174" draw:start-glue-point="2" draw:end-shape="id173" draw:end-glue-point="0" svg:d="M10050 10403l-1349 900">
          <text:p/>
        </draw:connector>
        <draw:connector draw:style-name="gr21" draw:text-style-name="P1" draw:layer="layout" draw:type="line" svg:x1="8.701cm" svg:y1="10.403cm" svg:x2="10.05cm" svg:y2="11.303cm" draw:start-shape="id172" draw:start-glue-point="2" draw:end-shape="id175" draw:end-glue-point="0" svg:d="M8701 10403l1349 900">
          <text:p/>
        </draw:connector>
        <draw:connector draw:style-name="gr21" draw:text-style-name="P1" draw:layer="layout" draw:type="line" svg:x1="11.399cm" svg:y1="10.403cm" svg:x2="10.05cm" svg:y2="11.303cm" draw:start-shape="id176" draw:start-glue-point="2" draw:end-shape="id175" draw:end-glue-point="0" svg:d="M11399 10403l-1349 900">
          <text:p/>
        </draw:connector>
        <draw:rect draw:style-name="gr12" draw:text-style-name="P11" xml:id="id177" draw:id="id177" draw:layer="layout" svg:width="0.802cm" svg:height="1cm" svg:x="13.2cm" svg:y="9.403cm">
          <text:p text:style-name="P1"><text:span text:style-name="T5">A</text:span></text:p>
        </draw:rect>
        <draw:rect draw:style-name="gr12" draw:text-style-name="P11" xml:id="id179" draw:id="id179" draw:layer="layout" svg:width="0.802cm" svg:height="1cm" svg:x="14.549cm" svg:y="9.403cm">
          <text:p text:style-name="P1"><text:span text:style-name="T5">B</text:span></text:p>
        </draw:rect>
        <draw:rect draw:style-name="gr12" draw:text-style-name="P11" xml:id="id181" draw:id="id181" draw:layer="layout" svg:width="0.802cm" svg:height="1cm" svg:x="15.898cm" svg:y="9.403cm">
          <text:p text:style-name="P1"><text:span text:style-name="T5">C</text:span></text:p>
        </draw:rect>
        <draw:rect draw:style-name="gr61" draw:text-style-name="P11" xml:id="id178" draw:id="id178" draw:layer="layout" svg:width="0.802cm" svg:height="1cm" svg:x="13.2cm" svg:y="11.303cm">
          <text:p text:style-name="P1"><text:span text:style-name="T5">{AB}</text:span></text:p>
        </draw:rect>
        <draw:rect draw:style-name="gr61" draw:text-style-name="P11" xml:id="id180" draw:id="id180" draw:layer="layout" svg:width="0.802cm" svg:height="1cm" svg:x="14.549cm" svg:y="11.303cm">
          <text:p text:style-name="P1"><text:span text:style-name="T5">{AC}</text:span></text:p>
        </draw:rect>
        <draw:rect draw:style-name="gr87" draw:text-style-name="P11" draw:layer="layout" svg:width="0.802cm" svg:height="1cm" svg:x="15.898cm" svg:y="11.303cm">
          <text:p text:style-name="P1"><text:span text:style-name="T5">{BC}</text:span></text:p>
        </draw:rect>
        <draw:connector draw:style-name="gr21" draw:text-style-name="P1" draw:layer="layout" draw:type="lines" svg:x1="13.601cm" svg:y1="10.403cm" svg:x2="13.601cm" svg:y2="11.303cm" draw:start-shape="id177" draw:start-glue-point="2" draw:end-shape="id178" draw:end-glue-point="0" svg:d="M13601 10403v501-102 501">
          <text:p/>
        </draw:connector>
        <draw:connector draw:style-name="gr21" draw:text-style-name="P1" draw:layer="layout" draw:type="line" svg:x1="14.95cm" svg:y1="10.403cm" svg:x2="13.601cm" svg:y2="11.303cm" draw:start-shape="id179" draw:start-glue-point="2" draw:end-shape="id178" draw:end-glue-point="0" svg:d="M14950 10403l-1349 900">
          <text:p/>
        </draw:connector>
        <draw:connector draw:style-name="gr21" draw:text-style-name="P1" draw:layer="layout" draw:type="line" svg:x1="13.601cm" svg:y1="10.403cm" svg:x2="14.95cm" svg:y2="11.303cm" draw:start-shape="id177" draw:start-glue-point="2" draw:end-shape="id180" draw:end-glue-point="0" svg:d="M13601 10403l1349 900">
          <text:p/>
        </draw:connector>
        <draw:connector draw:style-name="gr21" draw:text-style-name="P1" draw:layer="layout" draw:type="line" svg:x1="16.299cm" svg:y1="10.403cm" svg:x2="14.95cm" svg:y2="11.303cm" draw:start-shape="id181" draw:start-glue-point="2" draw:end-shape="id180" draw:end-glue-point="0" svg:d="M16299 10403l-1349 900">
          <text:p/>
        </draw:connector>
        <draw:rect draw:style-name="gr12" draw:text-style-name="P11" xml:id="id182" draw:id="id182" draw:layer="layout" svg:width="0.802cm" svg:height="1cm" svg:x="3.3cm" svg:y="9.403cm">
          <text:p text:style-name="P1"><text:span text:style-name="T5">A</text:span></text:p>
        </draw:rect>
        <draw:rect draw:style-name="gr12" draw:text-style-name="P11" xml:id="id184" draw:id="id184" draw:layer="layout" svg:width="0.802cm" svg:height="1cm" svg:x="4.649cm" svg:y="9.403cm">
          <text:p text:style-name="P1"><text:span text:style-name="T5">B</text:span></text:p>
        </draw:rect>
        <draw:rect draw:style-name="gr12" draw:text-style-name="P11" draw:layer="layout" svg:width="0.802cm" svg:height="1cm" svg:x="5.998cm" svg:y="9.403cm">
          <text:p text:style-name="P1"><text:span text:style-name="T5">C</text:span></text:p>
        </draw:rect>
        <draw:rect draw:style-name="gr61" draw:text-style-name="P11" xml:id="id183" draw:id="id183" draw:layer="layout" svg:width="0.802cm" svg:height="1cm" svg:x="3.3cm" svg:y="11.303cm">
          <text:p text:style-name="P1"><text:span text:style-name="T5">{AB}</text:span></text:p>
        </draw:rect>
        <draw:connector draw:style-name="gr21" draw:text-style-name="P1" draw:layer="layout" draw:type="lines" svg:x1="3.701cm" svg:y1="10.403cm" svg:x2="3.701cm" svg:y2="11.303cm" draw:start-shape="id182" draw:start-glue-point="2" draw:end-shape="id183" draw:end-glue-point="0" svg:d="M3701 10403v501-102 501">
          <text:p/>
        </draw:connector>
        <draw:connector draw:style-name="gr21" draw:text-style-name="P1" draw:layer="layout" draw:type="line" svg:x1="5.05cm" svg:y1="10.403cm" svg:x2="3.701cm" svg:y2="11.303cm" draw:start-shape="id184" draw:start-glue-point="2" draw:end-shape="id183" draw:end-glue-point="0" svg:d="M5050 10403l-1349 900">
          <text:p/>
        </draw:connector>
        <draw:custom-shape draw:style-name="gr15" draw:text-style-name="P1" draw:layer="layout" svg:width="0.7cm" svg:height="1cm" svg:x="7.1cm" svg:y="10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8" draw:text-style-name="P4" draw:layer="layout" svg:width="2.064cm" svg:height="4.991cm" svg:x="0.8cm" svg:y="9.403cm">
          <draw:text-box>
            <text:p><text:span text:style-name="T1">Level = 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evel = 2</text:span></text:p>
            <text:p><text:span text:style-name="T1"/></text:p>
            <text:p><text:span text:style-name="T1"/></text:p>
            <text:p><text:span text:style-name="T1"/></text:p>
            <text:p><text:span text:style-name="T1">Level = 3</text:span></text:p>
          </draw:text-box>
        </draw:frame>
        <draw:rect draw:style-name="gr12" draw:text-style-name="P11" xml:id="id185" draw:id="id185" draw:layer="layout" svg:width="0.802cm" svg:height="1cm" svg:x="18.4cm" svg:y="9.404cm">
          <text:p text:style-name="P1"><text:span text:style-name="T5">A</text:span></text:p>
        </draw:rect>
        <draw:rect draw:style-name="gr12" draw:text-style-name="P11" xml:id="id187" draw:id="id187" draw:layer="layout" svg:width="0.802cm" svg:height="1cm" svg:x="19.749cm" svg:y="9.404cm">
          <text:p text:style-name="P1"><text:span text:style-name="T5">B</text:span></text:p>
        </draw:rect>
        <draw:rect draw:style-name="gr12" draw:text-style-name="P11" xml:id="id189" draw:id="id189" draw:layer="layout" svg:width="0.802cm" svg:height="1cm" svg:x="21.098cm" svg:y="9.404cm">
          <text:p text:style-name="P1"><text:span text:style-name="T5">C</text:span></text:p>
        </draw:rect>
        <draw:rect draw:style-name="gr61" draw:text-style-name="P11" xml:id="id186" draw:id="id186" draw:layer="layout" svg:width="0.802cm" svg:height="1.001cm" svg:x="18.4cm" svg:y="11.304cm">
          <text:p text:style-name="P1"><text:span text:style-name="T5">{AB}</text:span></text:p>
        </draw:rect>
        <draw:rect draw:style-name="gr61" draw:text-style-name="P11" xml:id="id188" draw:id="id188" draw:layer="layout" svg:width="0.802cm" svg:height="1.001cm" svg:x="19.749cm" svg:y="11.304cm">
          <text:p text:style-name="P1"><text:span text:style-name="T5">{AC}</text:span></text:p>
        </draw:rect>
        <draw:rect draw:style-name="gr61" draw:text-style-name="P11" xml:id="id190" draw:id="id190" draw:layer="layout" svg:width="1.166cm" svg:height="0.999cm" svg:x="19.567cm" svg:y="12.905cm">
          <text:p text:style-name="P1"><text:span text:style-name="T5">{ABC}</text:span></text:p>
        </draw:rect>
        <draw:connector draw:style-name="gr21" draw:text-style-name="P1" draw:layer="layout" draw:type="lines" svg:x1="18.801cm" svg:y1="10.404cm" svg:x2="18.801cm" svg:y2="11.304cm" draw:start-shape="id185" draw:start-glue-point="2" draw:end-shape="id186" draw:end-glue-point="0" svg:d="M18801 10404v501-102 501">
          <text:p/>
        </draw:connector>
        <draw:connector draw:style-name="gr21" draw:text-style-name="P1" draw:layer="layout" draw:type="line" svg:x1="20.15cm" svg:y1="10.404cm" svg:x2="18.801cm" svg:y2="11.304cm" draw:start-shape="id187" draw:start-glue-point="2" draw:end-shape="id186" draw:end-glue-point="0" svg:d="M20150 10404l-1349 900">
          <text:p/>
        </draw:connector>
        <draw:connector draw:style-name="gr21" draw:text-style-name="P1" draw:layer="layout" draw:type="line" svg:x1="18.801cm" svg:y1="10.404cm" svg:x2="20.15cm" svg:y2="11.304cm" draw:start-shape="id185" draw:start-glue-point="2" draw:end-shape="id188" draw:end-glue-point="0" svg:d="M18801 10404l1349 900">
          <text:p/>
        </draw:connector>
        <draw:connector draw:style-name="gr21" draw:text-style-name="P1" draw:layer="layout" draw:type="line" svg:x1="21.499cm" svg:y1="10.404cm" svg:x2="20.15cm" svg:y2="11.304cm" draw:start-shape="id189" draw:start-glue-point="2" draw:end-shape="id188" draw:end-glue-point="0" svg:d="M21499 10404l-1349 900">
          <text:p/>
        </draw:connector>
        <draw:connector draw:style-name="gr21" draw:text-style-name="P1" draw:layer="layout" draw:type="line" svg:x1="18.801cm" svg:y1="12.305cm" svg:x2="20.15cm" svg:y2="12.905cm" draw:start-shape="id186" draw:start-glue-point="2" draw:end-shape="id190" draw:end-glue-point="0" svg:d="M18801 12305l1349 600">
          <text:p/>
        </draw:connector>
        <draw:connector draw:style-name="gr21" draw:text-style-name="P1" draw:layer="layout" draw:type="line" svg:x1="20.15cm" svg:y1="12.305cm" svg:x2="20.15cm" svg:y2="12.905cm" draw:start-shape="id188" draw:start-glue-point="2" draw:end-shape="id190" draw:end-glue-point="0" svg:d="M20150 12305v600">
          <text:p/>
        </draw:connector>
        <draw:custom-shape draw:style-name="gr15" draw:text-style-name="P1" draw:layer="layout" svg:width="0.7cm" svg:height="1cm" svg:x="12.1cm" svg:y="10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0.7cm" svg:height="1cm" svg:x="17.1cm" svg:y="10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9" draw:text-style-name="P8" draw:layer="layout" svg:width="9.189cm" svg:height="0.818cm" svg:x="3.286cm" svg:y="7.901cm">
          <draw:text-box>
            <text:p><text:span text:style-name="T5">SELECT * FROM A,B,C WHERE A.col = B.col</text:span></text:p>
          </draw:text-box>
        </draw:frame>
        <draw:custom-shape draw:style-name="gr28" draw:text-style-name="P6" draw:layer="layout" svg:width="4cm" svg:height="1.4cm" svg:x="3.5cm" svg:y="13.101cm">
          <text:p text:style-name="P5"><text:span text:style-name="T1">条件式 </text:span><text:span text:style-name="T1">A.col = B.col</text:span></text:p>
          <text:p text:style-name="P5"><text:span text:style-name="T1">でテーブル</text:span><text:span text:style-name="T1">A</text:span><text:span text:style-name="T1">と</text:span><text:span text:style-name="T1">B</text:span><text:span text:style-name="T1">を結合</text:span></text:p>
          <draw:enhanced-geometry svg:viewBox="0 0 21600 21600" draw:glue-points="10800 0 0 10800 10800 21600 21600 10800 ?f40 ?f41" draw:text-areas="0 0 21600 21600" draw:type="rectangular-callout" draw:modifiers="1430.64233941515 -10221.84154175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4.3cm" svg:height="1.9cm" svg:x="8.3cm" svg:y="13.101cm">
          <text:p text:style-name="P5"><text:span text:style-name="T1">テーブル</text:span><text:span text:style-name="T1">A</text:span><text:span text:style-name="T1">と</text:span><text:span text:style-name="T1">C</text:span><text:span text:style-name="T1">の結合条件</text:span></text:p>
          <text:p text:style-name="P5"><text:span text:style-name="T1">は無いが、テーブル</text:span><text:span text:style-name="T1">C</text:span><text:span text:style-name="T1">が</text:span></text:p>
          <text:p text:style-name="P5"><text:span text:style-name="T1">初出なので直積をとる。</text:span></text:p>
          <draw:enhanced-geometry svg:viewBox="0 0 21600 21600" draw:glue-points="10800 0 0 10800 10800 21600 21600 10800 ?f40 ?f41" draw:text-areas="0 0 21600 21600" draw:type="rectangular-callout" draw:modifiers="8396.93094629156 -8271.856917411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4.3cm" svg:height="1.9cm" svg:x="13.3cm" svg:y="13.101cm">
          <text:p text:style-name="P5"><text:span text:style-name="T1">テーブル</text:span><text:span text:style-name="T1">B</text:span><text:span text:style-name="T1">と</text:span><text:span text:style-name="T1">C</text:span><text:span text:style-name="T1">の結合条件</text:span></text:p>
          <text:p text:style-name="P5"><text:span text:style-name="T1">が無く、既にテーブル</text:span><text:span text:style-name="T1">C</text:span><text:span text:style-name="T1">が</text:span></text:p>
          <text:p text:style-name="P5"><text:span text:style-name="T1">Level=2</text:span><text:span text:style-name="T1">で登場したので、</text:span></text:p>
          <text:p text:style-name="P5"><text:span text:style-name="T1">結合しない。</text:span></text:p>
          <draw:enhanced-geometry svg:viewBox="0 0 21600 21600" draw:glue-points="10800 0 0 10800 10800 21600 21600 10800 ?f40 ?f41" draw:text-areas="0 0 21600 21600" draw:type="rectangular-callout" draw:modifiers="14634.3641013718 -8658.179905312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3.4cm" svg:height="6.5cm" svg:x="21.6cm" svg:y="10.5cm">
          <text:p text:style-name="P5"><text:span text:style-name="T1">[{AB}C]</text:span><text:span text:style-name="T1">と</text:span><text:span text:style-name="T1">[C{AB}]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および</text:span></text:p>
          <text:p text:style-name="P5"><text:span text:style-name="T1">[{AC}B]</text:span><text:span text:style-name="T1">と</text:span><text:span text:style-name="T1">[B{AC}]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の</text:span><text:span text:style-name="T1">4</text:span><text:span text:style-name="T1">通りの結合から</text:span></text:p>
          <text:p text:style-name="P5"><text:span text:style-name="T1">最小コストのパスを</text:span></text:p>
          <text:p text:style-name="P5"><text:span text:style-name="T1">求める</text:span></text:p>
          <draw:enhanced-geometry svg:viewBox="0 0 21600 21600" draw:glue-points="10800 0 0 10800 10800 21600 21600 10800 ?f40 ?f41" draw:text-areas="0 0 21600 21600" draw:type="rectangular-callout" draw:modifiers="-4909.37959423699 9406.18366405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0" draw:text-style-name="P8" draw:layer="layout" svg:width="11.509cm" svg:height="1.385cm" svg:x="9cm" svg:y="15.901cm">
          <draw:text-box>
            <text:p><text:span text:style-name="T5">各レベルにおいて、必ず一度は他テーブルと結合させて、</text:span></text:p>
            <text:p><text:span text:style-name="T5">次のレベルに進む際にテーブルが孤児になるのを防ぐ</text:span></text:p>
          </draw:text-box>
        </draw:frame>
        <draw:rect draw:style-name="gr12" draw:text-style-name="P11" xml:id="id191" draw:id="id191" draw:layer="layout" svg:width="0.923cm" svg:height="0.707cm" svg:x="21.9cm" svg:y="11.4cm">
          <text:p text:style-name="P1"><text:span text:style-name="T5">{AB}</text:span></text:p>
        </draw:rect>
        <draw:rect draw:style-name="gr12" draw:text-style-name="P11" xml:id="id192" draw:id="id192" draw:layer="layout" svg:width="0.839cm" svg:height="0.707cm" svg:x="23.661cm" svg:y="11.4cm">
          <text:p text:style-name="P1"><text:span text:style-name="T5">C</text:span></text:p>
        </draw:rect>
        <draw:connector draw:style-name="gr91" draw:text-style-name="P2" draw:layer="layout" draw:type="line" svg:x1="22.823cm" svg:y1="11.753cm" svg:x2="23.661cm" svg:y2="11.753cm" draw:start-shape="id191" draw:start-glue-point="1" draw:end-shape="id192" draw:end-glue-point="3" svg:d="M22823 11753h838">
          <text:p/>
        </draw:connector>
        <draw:rect draw:style-name="gr12" draw:text-style-name="P11" xml:id="id193" draw:id="id193" draw:layer="layout" svg:width="0.923cm" svg:height="0.706cm" svg:x="21.9cm" svg:y="12.194cm">
          <text:p text:style-name="P1"><text:span text:style-name="T5">C</text:span></text:p>
        </draw:rect>
        <draw:rect draw:style-name="gr12" draw:text-style-name="P11" xml:id="id194" draw:id="id194" draw:layer="layout" svg:width="0.839cm" svg:height="0.706cm" svg:x="23.661cm" svg:y="12.194cm">
          <text:p text:style-name="P1"><text:span text:style-name="T5">{AB}</text:span></text:p>
        </draw:rect>
        <draw:connector draw:style-name="gr91" draw:text-style-name="P2" draw:layer="layout" draw:type="line" svg:x1="22.823cm" svg:y1="12.547cm" svg:x2="23.661cm" svg:y2="12.547cm" draw:start-shape="id193" draw:start-glue-point="1" draw:end-shape="id194" draw:end-glue-point="3" svg:d="M22823 12547h838">
          <text:p/>
        </draw:connector>
        <draw:rect draw:style-name="gr12" draw:text-style-name="P11" xml:id="id195" draw:id="id195" draw:layer="layout" svg:width="0.923cm" svg:height="0.707cm" svg:x="21.9cm" svg:y="13.9cm">
          <text:p text:style-name="P1"><text:span text:style-name="T5">{AC}</text:span></text:p>
        </draw:rect>
        <draw:rect draw:style-name="gr12" draw:text-style-name="P11" xml:id="id196" draw:id="id196" draw:layer="layout" svg:width="0.839cm" svg:height="0.707cm" svg:x="23.661cm" svg:y="13.9cm">
          <text:p text:style-name="P1"><text:span text:style-name="T5">B</text:span></text:p>
        </draw:rect>
        <draw:connector draw:style-name="gr91" draw:text-style-name="P2" draw:layer="layout" draw:type="line" svg:x1="22.823cm" svg:y1="14.253cm" svg:x2="23.661cm" svg:y2="14.253cm" draw:start-shape="id195" draw:start-glue-point="1" draw:end-shape="id196" draw:end-glue-point="3" svg:d="M22823 14253h838">
          <text:p/>
        </draw:connector>
        <draw:rect draw:style-name="gr12" draw:text-style-name="P11" xml:id="id197" draw:id="id197" draw:layer="layout" svg:width="0.923cm" svg:height="0.706cm" svg:x="21.9cm" svg:y="14.694cm">
          <text:p text:style-name="P1"><text:span text:style-name="T5">B</text:span></text:p>
        </draw:rect>
        <draw:rect draw:style-name="gr12" draw:text-style-name="P11" xml:id="id198" draw:id="id198" draw:layer="layout" svg:width="0.839cm" svg:height="0.706cm" svg:x="23.661cm" svg:y="14.694cm">
          <text:p text:style-name="P1"><text:span text:style-name="T5">{AC}</text:span></text:p>
        </draw:rect>
        <draw:connector draw:style-name="gr91" draw:text-style-name="P2" draw:layer="layout" draw:type="line" svg:x1="22.823cm" svg:y1="15.047cm" svg:x2="23.661cm" svg:y2="15.047cm" draw:start-shape="id197" draw:start-glue-point="1" draw:end-shape="id198" draw:end-glue-point="3" svg:d="M22823 15047h838">
          <text:p/>
        </draw:connector>
        <presentation:notes draw:style-name="dp2">
          <draw:page-thumbnail draw:style-name="gr11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office:forms form:automatic-focus="false" form:apply-design-mode="false"/>
        <draw:rect draw:style-name="gr12" draw:text-style-name="P11" xml:id="id199" draw:id="id199" draw:layer="layout" svg:width="0.802cm" svg:height="1cm" svg:x="8.3cm" svg:y="1.201cm">
          <text:p text:style-name="P1"><text:span text:style-name="T5">A</text:span></text:p>
        </draw:rect>
        <draw:rect draw:style-name="gr12" draw:text-style-name="P11" xml:id="id201" draw:id="id201" draw:layer="layout" svg:width="0.802cm" svg:height="1cm" svg:x="9.649cm" svg:y="1.201cm">
          <text:p text:style-name="P1"><text:span text:style-name="T5">B</text:span></text:p>
        </draw:rect>
        <draw:rect draw:style-name="gr12" draw:text-style-name="P11" xml:id="id203" draw:id="id203" draw:layer="layout" svg:width="0.802cm" svg:height="1cm" svg:x="10.998cm" svg:y="1.201cm">
          <text:p text:style-name="P1"><text:span text:style-name="T5">C</text:span></text:p>
        </draw:rect>
        <draw:rect draw:style-name="gr61" draw:text-style-name="P11" xml:id="id200" draw:id="id200" draw:layer="layout" svg:width="0.802cm" svg:height="1cm" svg:x="8.3cm" svg:y="3.101cm">
          <text:p text:style-name="P1"><text:span text:style-name="T5">{AB}</text:span></text:p>
        </draw:rect>
        <draw:rect draw:style-name="gr61" draw:text-style-name="P11" xml:id="id202" draw:id="id202" draw:layer="layout" svg:width="0.802cm" svg:height="1cm" svg:x="9.649cm" svg:y="3.101cm">
          <text:p text:style-name="P1"><text:span text:style-name="T5">{AC}</text:span></text:p>
        </draw:rect>
        <draw:connector draw:style-name="gr21" draw:text-style-name="P1" draw:layer="layout" draw:type="lines" svg:x1="8.701cm" svg:y1="2.201cm" svg:x2="8.701cm" svg:y2="3.101cm" draw:start-shape="id199" draw:start-glue-point="2" draw:end-shape="id200" draw:end-glue-point="0" svg:d="M8701 2201v501-102 501">
          <text:p/>
        </draw:connector>
        <draw:connector draw:style-name="gr21" draw:text-style-name="P1" draw:layer="layout" draw:type="line" svg:x1="10.05cm" svg:y1="2.201cm" svg:x2="8.701cm" svg:y2="3.101cm" draw:start-shape="id201" draw:start-glue-point="2" draw:end-shape="id200" draw:end-glue-point="0" svg:d="M10050 2201l-1349 900">
          <text:p/>
        </draw:connector>
        <draw:connector draw:style-name="gr21" draw:text-style-name="P1" draw:layer="layout" draw:type="line" svg:x1="8.701cm" svg:y1="2.201cm" svg:x2="10.05cm" svg:y2="3.101cm" draw:start-shape="id199" draw:start-glue-point="2" draw:end-shape="id202" draw:end-glue-point="0" svg:d="M8701 2201l1349 900">
          <text:p/>
        </draw:connector>
        <draw:connector draw:style-name="gr21" draw:text-style-name="P1" draw:layer="layout" draw:type="line" svg:x1="11.399cm" svg:y1="2.201cm" svg:x2="10.05cm" svg:y2="3.101cm" draw:start-shape="id203" draw:start-glue-point="2" draw:end-shape="id202" draw:end-glue-point="0" svg:d="M11399 2201l-1349 900">
          <text:p/>
        </draw:connector>
        <draw:rect draw:style-name="gr12" draw:text-style-name="P11" xml:id="id204" draw:id="id204" draw:layer="layout" svg:width="0.802cm" svg:height="1cm" svg:x="13.2cm" svg:y="1.201cm">
          <text:p text:style-name="P1"><text:span text:style-name="T5">A</text:span></text:p>
        </draw:rect>
        <draw:rect draw:style-name="gr12" draw:text-style-name="P11" xml:id="id206" draw:id="id206" draw:layer="layout" svg:width="0.802cm" svg:height="1cm" svg:x="14.549cm" svg:y="1.201cm">
          <text:p text:style-name="P1"><text:span text:style-name="T5">B</text:span></text:p>
        </draw:rect>
        <draw:rect draw:style-name="gr12" draw:text-style-name="P11" xml:id="id209" draw:id="id209" draw:layer="layout" svg:width="0.802cm" svg:height="1cm" svg:x="15.898cm" svg:y="1.201cm">
          <text:p text:style-name="P1"><text:span text:style-name="T5">C</text:span></text:p>
        </draw:rect>
        <draw:rect draw:style-name="gr61" draw:text-style-name="P11" xml:id="id205" draw:id="id205" draw:layer="layout" svg:width="0.802cm" svg:height="1cm" svg:x="13.2cm" svg:y="3.101cm">
          <text:p text:style-name="P1"><text:span text:style-name="T5">{AB}</text:span></text:p>
        </draw:rect>
        <draw:rect draw:style-name="gr61" draw:text-style-name="P11" xml:id="id207" draw:id="id207" draw:layer="layout" svg:width="0.802cm" svg:height="1cm" svg:x="14.549cm" svg:y="3.101cm">
          <text:p text:style-name="P1"><text:span text:style-name="T5">{AC}</text:span></text:p>
        </draw:rect>
        <draw:rect draw:style-name="gr61" draw:text-style-name="P11" xml:id="id208" draw:id="id208" draw:layer="layout" svg:width="0.802cm" svg:height="1cm" svg:x="15.898cm" svg:y="3.101cm">
          <text:p text:style-name="P1"><text:span text:style-name="T5">{BC}</text:span></text:p>
        </draw:rect>
        <draw:connector draw:style-name="gr21" draw:text-style-name="P1" draw:layer="layout" draw:type="lines" svg:x1="13.601cm" svg:y1="2.201cm" svg:x2="13.601cm" svg:y2="3.101cm" draw:start-shape="id204" draw:start-glue-point="2" draw:end-shape="id205" draw:end-glue-point="0" svg:d="M13601 2201v501-102 501">
          <text:p/>
        </draw:connector>
        <draw:connector draw:style-name="gr21" draw:text-style-name="P1" draw:layer="layout" draw:type="line" svg:x1="14.95cm" svg:y1="2.201cm" svg:x2="13.601cm" svg:y2="3.101cm" draw:start-shape="id206" draw:start-glue-point="2" draw:end-shape="id205" draw:end-glue-point="0" svg:d="M14950 2201l-1349 900">
          <text:p/>
        </draw:connector>
        <draw:connector draw:style-name="gr21" draw:text-style-name="P1" draw:layer="layout" draw:type="line" svg:x1="13.601cm" svg:y1="2.201cm" svg:x2="14.95cm" svg:y2="3.101cm" draw:start-shape="id204" draw:start-glue-point="2" draw:end-shape="id207" draw:end-glue-point="0" svg:d="M13601 2201l1349 900">
          <text:p/>
        </draw:connector>
        <draw:connector draw:style-name="gr21" draw:text-style-name="P1" draw:layer="layout" draw:type="line" svg:x1="14.95cm" svg:y1="2.201cm" svg:x2="16.299cm" svg:y2="3.101cm" draw:start-shape="id206" draw:start-glue-point="2" draw:end-shape="id208" draw:end-glue-point="0" svg:d="M14950 2201l1349 900">
          <text:p/>
        </draw:connector>
        <draw:connector draw:style-name="gr21" draw:text-style-name="P1" draw:layer="layout" draw:type="line" svg:x1="16.299cm" svg:y1="2.201cm" svg:x2="14.95cm" svg:y2="3.101cm" draw:start-shape="id209" draw:start-glue-point="2" draw:end-shape="id207" draw:end-glue-point="0" svg:d="M16299 2201l-1349 900">
          <text:p/>
        </draw:connector>
        <draw:connector draw:style-name="gr21" draw:text-style-name="P1" draw:layer="layout" draw:type="line" svg:x1="16.299cm" svg:y1="2.201cm" svg:x2="16.299cm" svg:y2="3.101cm" draw:start-shape="id209" draw:start-glue-point="2" draw:end-shape="id208" draw:end-glue-point="0" svg:d="M16299 2201v900">
          <text:p/>
        </draw:connector>
        <draw:rect draw:style-name="gr12" draw:text-style-name="P11" xml:id="id210" draw:id="id210" draw:layer="layout" svg:width="0.802cm" svg:height="1cm" svg:x="3.3cm" svg:y="1.201cm">
          <text:p text:style-name="P1"><text:span text:style-name="T5">A</text:span></text:p>
        </draw:rect>
        <draw:rect draw:style-name="gr12" draw:text-style-name="P11" xml:id="id212" draw:id="id212" draw:layer="layout" svg:width="0.802cm" svg:height="1cm" svg:x="4.649cm" svg:y="1.201cm">
          <text:p text:style-name="P1"><text:span text:style-name="T5">B</text:span></text:p>
        </draw:rect>
        <draw:rect draw:style-name="gr12" draw:text-style-name="P11" draw:layer="layout" svg:width="0.802cm" svg:height="1cm" svg:x="5.998cm" svg:y="1.201cm">
          <text:p text:style-name="P1"><text:span text:style-name="T5">C</text:span></text:p>
        </draw:rect>
        <draw:rect draw:style-name="gr61" draw:text-style-name="P11" xml:id="id211" draw:id="id211" draw:layer="layout" svg:width="0.802cm" svg:height="1cm" svg:x="3.3cm" svg:y="3.101cm">
          <text:p text:style-name="P1"><text:span text:style-name="T5">{AB}</text:span></text:p>
        </draw:rect>
        <draw:connector draw:style-name="gr21" draw:text-style-name="P1" draw:layer="layout" draw:type="lines" svg:x1="3.701cm" svg:y1="2.201cm" svg:x2="3.701cm" svg:y2="3.101cm" draw:start-shape="id210" draw:start-glue-point="2" draw:end-shape="id211" draw:end-glue-point="0" svg:d="M3701 2201v501-102 501">
          <text:p/>
        </draw:connector>
        <draw:connector draw:style-name="gr21" draw:text-style-name="P1" draw:layer="layout" draw:type="line" svg:x1="5.05cm" svg:y1="2.201cm" svg:x2="3.701cm" svg:y2="3.101cm" draw:start-shape="id212" draw:start-glue-point="2" draw:end-shape="id211" draw:end-glue-point="0" svg:d="M5050 2201l-1349 900">
          <text:p/>
        </draw:connector>
        <draw:custom-shape draw:style-name="gr15" draw:text-style-name="P1" draw:layer="layout" svg:width="0.7cm" svg:height="1cm" svg:x="7.1cm" svg:y="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8" draw:text-style-name="P4" draw:layer="layout" svg:width="2.064cm" svg:height="4.991cm" svg:x="0.8cm" svg:y="1.201cm">
          <draw:text-box>
            <text:p><text:span text:style-name="T1">Level = 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evel = 2</text:span></text:p>
            <text:p><text:span text:style-name="T1"/></text:p>
            <text:p><text:span text:style-name="T1"/></text:p>
            <text:p><text:span text:style-name="T1"/></text:p>
            <text:p><text:span text:style-name="T1">Level = 3</text:span></text:p>
          </draw:text-box>
        </draw:frame>
        <draw:rect draw:style-name="gr12" draw:text-style-name="P11" xml:id="id213" draw:id="id213" draw:layer="layout" svg:width="0.802cm" svg:height="1cm" svg:x="18.4cm" svg:y="1.202cm">
          <text:p text:style-name="P1"><text:span text:style-name="T5">A</text:span></text:p>
        </draw:rect>
        <draw:rect draw:style-name="gr12" draw:text-style-name="P11" xml:id="id215" draw:id="id215" draw:layer="layout" svg:width="0.802cm" svg:height="1cm" svg:x="19.749cm" svg:y="1.202cm">
          <text:p text:style-name="P1"><text:span text:style-name="T5">B</text:span></text:p>
        </draw:rect>
        <draw:rect draw:style-name="gr12" draw:text-style-name="P11" xml:id="id218" draw:id="id218" draw:layer="layout" svg:width="0.802cm" svg:height="1cm" svg:x="21.098cm" svg:y="1.202cm">
          <text:p text:style-name="P1"><text:span text:style-name="T5">C</text:span></text:p>
        </draw:rect>
        <draw:rect draw:style-name="gr61" draw:text-style-name="P11" xml:id="id214" draw:id="id214" draw:layer="layout" svg:width="0.802cm" svg:height="1.001cm" svg:x="18.4cm" svg:y="3.102cm">
          <text:p text:style-name="P1"><text:span text:style-name="T5">{AB}</text:span></text:p>
        </draw:rect>
        <draw:rect draw:style-name="gr61" draw:text-style-name="P11" xml:id="id216" draw:id="id216" draw:layer="layout" svg:width="0.802cm" svg:height="1.001cm" svg:x="19.749cm" svg:y="3.102cm">
          <text:p text:style-name="P1"><text:span text:style-name="T5">{AC}</text:span></text:p>
        </draw:rect>
        <draw:rect draw:style-name="gr61" draw:text-style-name="P11" xml:id="id217" draw:id="id217" draw:layer="layout" svg:width="0.802cm" svg:height="1.001cm" svg:x="21.098cm" svg:y="3.102cm">
          <text:p text:style-name="P1"><text:span text:style-name="T5">{BC}</text:span></text:p>
        </draw:rect>
        <draw:rect draw:style-name="gr61" draw:text-style-name="P11" xml:id="id219" draw:id="id219" draw:layer="layout" svg:width="1.166cm" svg:height="0.999cm" svg:x="19.567cm" svg:y="4.703cm">
          <text:p text:style-name="P1"><text:span text:style-name="T5">{ABC}</text:span></text:p>
        </draw:rect>
        <draw:connector draw:style-name="gr21" draw:text-style-name="P1" draw:layer="layout" draw:type="lines" svg:x1="18.801cm" svg:y1="2.202cm" svg:x2="18.801cm" svg:y2="3.102cm" draw:start-shape="id213" draw:start-glue-point="2" draw:end-shape="id214" draw:end-glue-point="0" svg:d="M18801 2202v501-102 501">
          <text:p/>
        </draw:connector>
        <draw:connector draw:style-name="gr21" draw:text-style-name="P1" draw:layer="layout" draw:type="line" svg:x1="20.15cm" svg:y1="2.202cm" svg:x2="18.801cm" svg:y2="3.102cm" draw:start-shape="id215" draw:start-glue-point="2" draw:end-shape="id214" draw:end-glue-point="0" svg:d="M20150 2202l-1349 900">
          <text:p/>
        </draw:connector>
        <draw:connector draw:style-name="gr21" draw:text-style-name="P1" draw:layer="layout" draw:type="line" svg:x1="18.801cm" svg:y1="2.202cm" svg:x2="20.15cm" svg:y2="3.102cm" draw:start-shape="id213" draw:start-glue-point="2" draw:end-shape="id216" draw:end-glue-point="0" svg:d="M18801 2202l1349 900">
          <text:p/>
        </draw:connector>
        <draw:connector draw:style-name="gr21" draw:text-style-name="P1" draw:layer="layout" draw:type="line" svg:x1="20.15cm" svg:y1="2.202cm" svg:x2="21.499cm" svg:y2="3.102cm" draw:start-shape="id215" draw:start-glue-point="2" draw:end-shape="id217" draw:end-glue-point="0" svg:d="M20150 2202l1349 900">
          <text:p/>
        </draw:connector>
        <draw:connector draw:style-name="gr21" draw:text-style-name="P1" draw:layer="layout" draw:type="line" svg:x1="21.499cm" svg:y1="2.202cm" svg:x2="20.15cm" svg:y2="3.102cm" draw:start-shape="id218" draw:start-glue-point="2" draw:end-shape="id216" draw:end-glue-point="0" svg:d="M21499 2202l-1349 900">
          <text:p/>
        </draw:connector>
        <draw:connector draw:style-name="gr21" draw:text-style-name="P1" draw:layer="layout" draw:type="line" svg:x1="21.499cm" svg:y1="2.202cm" svg:x2="21.499cm" svg:y2="3.102cm" draw:start-shape="id218" draw:start-glue-point="2" draw:end-shape="id217" draw:end-glue-point="0" svg:d="M21499 2202v900">
          <text:p/>
        </draw:connector>
        <draw:connector draw:style-name="gr21" draw:text-style-name="P1" draw:layer="layout" draw:type="line" svg:x1="18.801cm" svg:y1="4.103cm" svg:x2="20.15cm" svg:y2="4.703cm" draw:start-shape="id214" draw:start-glue-point="2" draw:end-shape="id219" draw:end-glue-point="0" svg:d="M18801 4103l1349 600">
          <text:p/>
        </draw:connector>
        <draw:connector draw:style-name="gr21" draw:text-style-name="P1" draw:layer="layout" draw:type="line" svg:x1="20.15cm" svg:y1="4.103cm" svg:x2="20.15cm" svg:y2="4.703cm" draw:start-shape="id216" draw:start-glue-point="2" draw:end-shape="id219" draw:end-glue-point="0" svg:d="M20150 4103v600">
          <text:p/>
        </draw:connector>
        <draw:connector draw:style-name="gr21" draw:text-style-name="P1" draw:layer="layout" draw:type="line" svg:x1="21.499cm" svg:y1="4.103cm" svg:x2="20.15cm" svg:y2="4.703cm" draw:start-shape="id217" draw:start-glue-point="2" draw:end-shape="id219" draw:end-glue-point="0" svg:d="M21499 4103l-1349 600">
          <text:p/>
        </draw:connector>
        <draw:custom-shape draw:style-name="gr15" draw:text-style-name="P1" draw:layer="layout" svg:width="0.7cm" svg:height="1cm" svg:x="12.1cm" svg:y="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0.7cm" svg:height="1cm" svg:x="17.1cm" svg:y="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2" draw:text-style-name="P11" xml:id="id220" draw:id="id220" draw:layer="layout" svg:width="1.1cm" svg:height="1cm" svg:x="5.9cm" svg:y="5.801cm">
          <text:p text:style-name="P1"><text:span text:style-name="T5">A</text:span></text:p>
        </draw:rect>
        <draw:rect draw:style-name="gr12" draw:text-style-name="P11" xml:id="id222" draw:id="id222" draw:layer="layout" svg:width="1.1cm" svg:height="1cm" svg:x="7.75cm" svg:y="5.801cm">
          <text:p text:style-name="P1"><text:span text:style-name="T5">B</text:span></text:p>
        </draw:rect>
        <draw:rect draw:style-name="gr12" draw:text-style-name="P11" xml:id="id225" draw:id="id225" draw:layer="layout" svg:width="1.1cm" svg:height="1cm" svg:x="9.6cm" svg:y="5.801cm">
          <text:p text:style-name="P1"><text:span text:style-name="T5">C</text:span></text:p>
        </draw:rect>
        <draw:rect draw:style-name="gr61" draw:text-style-name="P11" xml:id="id221" draw:id="id221" draw:layer="layout" svg:width="1.1cm" svg:height="1cm" svg:x="5.9cm" svg:y="7.701cm">
          <text:p text:style-name="P1"><text:span text:style-name="T5">{AB}</text:span></text:p>
        </draw:rect>
        <draw:rect draw:style-name="gr61" draw:text-style-name="P11" xml:id="id223" draw:id="id223" draw:layer="layout" svg:width="1.1cm" svg:height="1cm" svg:x="7.75cm" svg:y="7.701cm">
          <text:p text:style-name="P1"><text:span text:style-name="T5">{AC}</text:span></text:p>
        </draw:rect>
        <draw:rect draw:style-name="gr61" draw:text-style-name="P11" xml:id="id224" draw:id="id224" draw:layer="layout" svg:width="1.1cm" svg:height="1cm" svg:x="9.6cm" svg:y="7.701cm">
          <text:p text:style-name="P1"><text:span text:style-name="T5">{BC}</text:span></text:p>
        </draw:rect>
        <draw:rect draw:style-name="gr61" draw:text-style-name="P11" xml:id="id226" draw:id="id226" draw:layer="layout" svg:width="1.6cm" svg:height="0.999cm" svg:x="7.5cm" svg:y="9.301cm">
          <text:p text:style-name="P1"><text:span text:style-name="T5">{ABC}</text:span></text:p>
        </draw:rect>
        <draw:connector draw:style-name="gr21" draw:text-style-name="P1" draw:layer="layout" draw:type="lines" svg:x1="6.45cm" svg:y1="6.801cm" svg:x2="6.45cm" svg:y2="7.701cm" draw:start-shape="id220" draw:start-glue-point="2" draw:end-shape="id221" draw:end-glue-point="0" svg:d="M6450 6801v501-102 501">
          <text:p/>
        </draw:connector>
        <draw:connector draw:style-name="gr21" draw:text-style-name="P1" draw:layer="layout" draw:type="line" svg:x1="8.3cm" svg:y1="6.801cm" svg:x2="6.45cm" svg:y2="7.701cm" draw:start-shape="id222" draw:start-glue-point="2" draw:end-shape="id221" draw:end-glue-point="0" svg:d="M8300 6801l-1850 900">
          <text:p/>
        </draw:connector>
        <draw:connector draw:style-name="gr21" draw:text-style-name="P1" draw:layer="layout" draw:type="line" svg:x1="6.45cm" svg:y1="6.801cm" svg:x2="8.3cm" svg:y2="7.701cm" draw:start-shape="id220" draw:start-glue-point="2" draw:end-shape="id223" draw:end-glue-point="0" svg:d="M6450 6801l1850 900">
          <text:p/>
        </draw:connector>
        <draw:connector draw:style-name="gr21" draw:text-style-name="P1" draw:layer="layout" draw:type="line" svg:x1="8.3cm" svg:y1="6.801cm" svg:x2="10.15cm" svg:y2="7.701cm" draw:start-shape="id222" draw:start-glue-point="2" draw:end-shape="id224" draw:end-glue-point="0" svg:d="M8300 6801l1850 900">
          <text:p/>
        </draw:connector>
        <draw:connector draw:style-name="gr21" draw:text-style-name="P1" draw:layer="layout" draw:type="line" svg:x1="10.15cm" svg:y1="6.801cm" svg:x2="8.3cm" svg:y2="7.701cm" draw:start-shape="id225" draw:start-glue-point="2" draw:end-shape="id223" draw:end-glue-point="0" svg:d="M10150 6801l-1850 900">
          <text:p/>
        </draw:connector>
        <draw:connector draw:style-name="gr21" draw:text-style-name="P1" draw:layer="layout" draw:type="line" svg:x1="10.15cm" svg:y1="6.801cm" svg:x2="10.15cm" svg:y2="7.701cm" draw:start-shape="id225" draw:start-glue-point="2" draw:end-shape="id224" draw:end-glue-point="0" svg:d="M10150 6801v900">
          <text:p/>
        </draw:connector>
        <draw:connector draw:style-name="gr21" draw:text-style-name="P1" draw:layer="layout" draw:type="line" svg:x1="6.45cm" svg:y1="8.701cm" svg:x2="8.3cm" svg:y2="9.301cm" draw:start-shape="id221" draw:start-glue-point="2" draw:end-shape="id226" draw:end-glue-point="0" svg:d="M6450 8701l1850 600">
          <text:p/>
        </draw:connector>
        <draw:connector draw:style-name="gr21" draw:text-style-name="P1" draw:layer="layout" draw:type="line" svg:x1="8.3cm" svg:y1="8.701cm" svg:x2="8.3cm" svg:y2="9.301cm" draw:start-shape="id223" draw:start-glue-point="2" draw:end-shape="id226" draw:end-glue-point="0" svg:d="M8300 8701v600">
          <text:p/>
        </draw:connector>
        <draw:connector draw:style-name="gr21" draw:text-style-name="P1" draw:layer="layout" draw:type="line" svg:x1="10.15cm" svg:y1="8.701cm" svg:x2="8.3cm" svg:y2="9.301cm" draw:start-shape="id224" draw:start-glue-point="2" draw:end-shape="id226" draw:end-glue-point="0" svg:d="M10150 8701l-1850 600">
          <text:p/>
        </draw:connector>
        <draw:frame draw:style-name="gr88" draw:text-style-name="P4" draw:layer="layout" svg:width="2.064cm" svg:height="4.991cm" svg:x="3.7cm" svg:y="5.8cm">
          <draw:text-box>
            <text:p><text:span text:style-name="T1">Level = 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evel = 2</text:span></text:p>
            <text:p><text:span text:style-name="T1"/></text:p>
            <text:p><text:span text:style-name="T1"/></text:p>
            <text:p><text:span text:style-name="T1"/></text:p>
            <text:p><text:span text:style-name="T1">Level = 3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office:forms form:automatic-focus="false" form:apply-design-mode="false"/>
        <draw:rect draw:style-name="gr19" draw:text-style-name="P2" xml:id="id229" draw:id="id229" draw:layer="layout" svg:width="3.5cm" svg:height="0.5cm" svg:x="17.5cm" svg:y="6.8cm">
          <text:p text:style-name="P1"><text:span text:style-name="T1">Bitmap Index Scan</text:span></text:p>
        </draw:rect>
        <draw:rect draw:style-name="gr19" draw:text-style-name="P2" xml:id="id227" draw:id="id227" draw:layer="layout" svg:width="3.5cm" svg:height="0.5cm" svg:x="17.5cm" svg:y="5.6cm">
          <text:p text:style-name="P1"><text:span text:style-name="T1">Bitmap Index Scan</text:span></text:p>
        </draw:rect>
        <draw:rect draw:style-name="gr1" draw:text-style-name="P2" xml:id="id228" draw:id="id228" draw:layer="layout" svg:width="2.5cm" svg:height="0.5cm" svg:x="13.5cm" svg:y="6.1cm">
          <text:p text:style-name="P1"><text:span text:style-name="T1">Bitmap Or</text:span></text:p>
        </draw:rect>
        <draw:rect draw:style-name="gr1" draw:text-style-name="P2" xml:id="id230" draw:id="id230" draw:layer="layout" svg:width="3.5cm" svg:height="0.5cm" svg:x="8.8cm" svg:y="5.2cm">
          <text:p text:style-name="P1"><text:span text:style-name="T1">Bitmap Heap Scan</text:span></text:p>
        </draw:rect>
        <draw:connector draw:style-name="gr92" draw:text-style-name="P1" draw:layer="layout" svg:x1="17.5cm" svg:y1="5.85cm" svg:x2="16cm" svg:y2="6.35cm" draw:start-shape="id227" draw:start-glue-point="3" draw:end-shape="id228" draw:end-glue-point="1" svg:d="M17500 5850h-750v500h-750">
          <text:p/>
        </draw:connector>
        <draw:connector draw:style-name="gr92" draw:text-style-name="P1" draw:layer="layout" svg:x1="17.5cm" svg:y1="7.05cm" svg:x2="16cm" svg:y2="6.35cm" draw:start-shape="id229" draw:start-glue-point="3" draw:end-shape="id228" draw:end-glue-point="1" svg:d="M17500 7050h-750v-700h-750">
          <text:p/>
        </draw:connector>
        <draw:connector draw:style-name="gr92" draw:text-style-name="P1" draw:layer="layout" svg:x1="13.5cm" svg:y1="6.35cm" svg:x2="12.3cm" svg:y2="5.45cm" draw:start-shape="id228" draw:start-glue-point="3" draw:end-shape="id230" draw:end-glue-point="1" svg:d="M13500 6350h-600v-900h-600">
          <text:p/>
        </draw:connector>
        <draw:rect draw:style-name="gr1" draw:text-style-name="P2" xml:id="id231" draw:id="id231" draw:layer="layout" svg:width="2.1cm" svg:height="0.5cm" svg:x="5.5cm" svg:y="4.5cm">
          <text:p text:style-name="P1"><text:span text:style-name="T1">Sort</text:span></text:p>
        </draw:rect>
        <draw:rect draw:style-name="gr19" draw:text-style-name="P2" xml:id="id232" draw:id="id232" draw:layer="layout" svg:width="2.1cm" svg:height="0.5cm" svg:x="2.1cm" svg:y="3.8cm">
          <text:p text:style-name="P1"><text:span text:style-name="T1">Limit</text:span></text:p>
        </draw:rect>
        <draw:connector draw:style-name="gr92" draw:text-style-name="P1" draw:layer="layout" svg:x1="8.8cm" svg:y1="5.45cm" svg:x2="7.6cm" svg:y2="4.75cm" draw:start-shape="id230" draw:start-glue-point="3" draw:end-shape="id231" draw:end-glue-point="1" svg:d="M8800 5450h-600v-700h-600">
          <text:p/>
        </draw:connector>
        <draw:connector draw:style-name="gr92" draw:text-style-name="P1" draw:layer="layout" svg:x1="5.5cm" svg:y1="4.75cm" svg:x2="4.2cm" svg:y2="4.05cm" draw:start-shape="id231" draw:start-glue-point="3" draw:end-shape="id232" draw:end-glue-point="1" svg:d="M5500 4750h-650v-700h-650">
          <text:p/>
        </draw:connector>
        <draw:rect draw:style-name="gr57" draw:text-style-name="P1" draw:layer="layout" svg:width="13cm" svg:height="3cm" svg:x="8.5cm" svg:y="4.6cm">
          <text:p/>
        </draw:rect>
        <draw:rect draw:style-name="gr57" draw:text-style-name="P1" draw:layer="layout" svg:width="6.5cm" svg:height="2cm" svg:x="1.5cm" svg:y="3.3cm">
          <text:p/>
        </draw:rect>
        <draw:custom-shape draw:style-name="gr33" draw:text-style-name="P1" draw:layer="layout" svg:width="0.5cm" svg:height="12.802cm" draw:transform="rotate (1.56206968053463) translate (8.698cm 4.26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3" draw:text-style-name="P4" draw:layer="layout" svg:width="11.154cm" svg:height="1.673cm" svg:x="9.55cm" svg:y="2.3cm">
          <draw:text-box>
            <text:p><text:span text:style-name="T1">アクセスパス“</text:span><text:span text:style-name="T1">BitmapHeapScan”</text:span><text:span text:style-name="T1">から</text:span></text:p>
            <text:p><text:span text:style-name="T1">3</text:span><text:span text:style-name="T1">つのプランタイプ</text:span><text:span text:style-name="T1">(BitmapHeapScan, BitmapOr, BitmapIndexScan)</text:span></text:p>
            <text:p><text:span text:style-name="T1">による問い合わせプランを生成</text:span></text:p>
          </draw:text-box>
        </draw:frame>
        <draw:custom-shape draw:style-name="gr33" draw:text-style-name="P1" draw:layer="layout" svg:width="0.5cm" svg:height="6.596cm" draw:transform="rotate (1.56206968053463) translate (1.504cm 3.0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4" draw:text-style-name="P4" draw:layer="layout" svg:width="8.889cm" svg:height="1.199cm" svg:x="0.85cm" svg:y="1.1cm">
          <draw:text-box>
            <text:p><text:span text:style-name="T1">Order By</text:span><text:span text:style-name="T1">句のために</text:span><text:span text:style-name="T1">Sort</text:span><text:span text:style-name="T1">、</text:span><text:span text:style-name="T1">Limit</text:span><text:span text:style-name="T1">句のために</text:span><text:span text:style-name="T1">Limit</text:span><text:span text:style-name="T1">を、</text:span></text:p>
            <text:p><text:span text:style-name="T1">それぞれ問い合わせプランに追加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>
        <office:forms form:automatic-focus="false" form:apply-design-mode="false"/>
        <draw:frame draw:style-name="gr95" draw:layer="layout" svg:width="1.24cm" svg:height="3.803cm" svg:x="3cm" svg:y="2.69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96" draw:text-style-name="P26" draw:layer="layout" svg:width="1.243cm" svg:height="0.818cm" svg:x="2.45cm" svg:y="1.526cm">
          <draw:text-box>
            <text:p text:style-name="P25"><text:span text:style-name="T23">Tb1</text:span></text:p>
          </draw:text-box>
        </draw:frame>
        <draw:frame draw:style-name="gr97" draw:text-style-name="P27" draw:layer="layout" svg:width="1.294cm" svg:height="5.393cm" svg:x="5.479cm" svg:y="1.607cm">
          <draw:text-box>
            <text:p text:style-name="P25"><text:span text:style-name="T24">Tb2</text:span></text:p>
          </draw:text-box>
        </draw:frame>
        <draw:frame draw:style-name="gr95" draw:layer="layout" svg:width="1.24cm" svg:height="4.261cm" svg:x="5.632cm" svg:y="2.739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98" draw:text-style-name="P1" draw:layer="layout" svg:x1="4.083cm" svg:y1="3.001cm" svg:x2="5.481cm" svg:y2="3.001cm">
          <text:p/>
        </draw:line>
        <draw:line draw:style-name="gr98" draw:text-style-name="P1" draw:layer="layout" svg:x1="4.102cm" svg:y1="3.001cm" svg:x2="5.413cm" svg:y2="3.5cm">
          <text:p/>
        </draw:line>
        <draw:line draw:style-name="gr99" draw:text-style-name="P1" draw:layer="layout" svg:x1="4.122cm" svg:y1="3.001cm" svg:x2="5.5cm" svg:y2="6.282cm">
          <text:p/>
        </draw:line>
        <draw:frame draw:style-name="gr100" draw:text-style-name="P28" draw:layer="layout" svg:width="7.614cm" svg:height="0.818cm" svg:x="1.496cm" svg:y="0.87cm">
          <draw:text-box>
            <text:p text:style-name="P25"><text:span text:style-name="T25">入れ子反復結合</text:span><text:span text:style-name="T25">(nested <text:s/>loop <text:s/>join)</text:span></text:p>
          </draw:text-box>
        </draw:frame>
        <draw:frame draw:style-name="gr95" draw:layer="layout" svg:width="1.26cm" svg:height="3.589cm" svg:x="18.094cm" svg:y="2.91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95" draw:layer="layout" svg:width="1.26cm" svg:height="3.52cm" svg:x="20.511cm" svg:y="2.9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01" draw:text-style-name="P29" draw:layer="layout" svg:width="3.972cm" svg:height="3.655cm" svg:x="18.328cm" svg:y="1.945cm">
          <draw:text-box>
            <text:p text:style-name="P25"><text:span text:style-name="T23">Tb1</text:span></text:p>
          </draw:text-box>
        </draw:frame>
        <draw:frame draw:style-name="gr96" draw:text-style-name="P26" draw:layer="layout" svg:width="1.243cm" svg:height="0.818cm" svg:x="25.5cm" svg:y="1.986cm">
          <draw:text-box>
            <text:p text:style-name="P25"><text:span text:style-name="T23">Tb2</text:span></text:p>
          </draw:text-box>
        </draw:frame>
        <draw:frame draw:style-name="gr102" draw:text-style-name="P28" draw:layer="layout" svg:width="3.02cm" svg:height="0.818cm" svg:x="22.608cm" svg:y="1.987cm">
          <draw:text-box>
            <text:p text:style-name="P25"><text:span text:style-name="T25">ソート済</text:span><text:span text:style-name="T25">Tb2</text:span></text:p>
          </draw:text-box>
        </draw:frame>
        <draw:frame draw:style-name="gr102" draw:text-style-name="P28" draw:layer="layout" svg:width="3.02cm" svg:height="0.818cm" svg:x="19.645cm" svg:y="1.953cm">
          <draw:text-box>
            <text:p text:style-name="P25"><text:span text:style-name="T25">ソート済</text:span><text:span text:style-name="T25">Tb1</text:span></text:p>
          </draw:text-box>
        </draw:frame>
        <draw:line draw:style-name="gr98" draw:text-style-name="P1" draw:layer="layout" svg:x1="21.865cm" svg:y1="4.024cm" svg:x2="23.169cm" svg:y2="4.024cm">
          <text:p/>
        </draw:line>
        <draw:line draw:style-name="gr99" draw:text-style-name="P1" draw:layer="layout" svg:x1="21.995cm" svg:y1="6.211cm" svg:x2="23.117cm" svg:y2="6.247cm">
          <text:p/>
        </draw:line>
        <draw:frame draw:style-name="gr103" draw:text-style-name="P28" draw:layer="layout" svg:width="5.108cm" svg:height="0.818cm" svg:x="20.256cm" svg:y="0.877cm">
          <draw:text-box>
            <text:p text:style-name="P25"><text:span text:style-name="T25">マージ結合</text:span><text:span text:style-name="T25">(merge join)</text:span></text:p>
          </draw:text-box>
        </draw:frame>
        <draw:frame draw:style-name="gr95" draw:layer="layout" svg:width="1.24cm" svg:height="3.83cm" svg:x="10cm" svg:y="3.08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96" draw:text-style-name="P26" draw:layer="layout" svg:width="1.243cm" svg:height="0.818cm" svg:x="9.886cm" svg:y="2.118cm">
          <draw:text-box>
            <text:p text:style-name="P25"><text:span text:style-name="T23">Tb1</text:span></text:p>
          </draw:text-box>
        </draw:frame>
        <draw:frame draw:style-name="gr96" draw:text-style-name="P28" draw:layer="layout" svg:width="1.243cm" svg:height="0.818cm" svg:x="15.419cm" svg:y="2.231cm">
          <draw:text-box>
            <text:p text:style-name="P25"><text:span text:style-name="T25">Tb2</text:span></text:p>
          </draw:text-box>
        </draw:frame>
        <draw:frame draw:style-name="gr104" draw:text-style-name="P30" draw:layer="layout" svg:width="3.889cm" svg:height="1.427cm" svg:x="11.103cm" svg:y="2.126cm">
          <draw:text-box>
            <text:p text:style-name="P25"><text:span text:style-name="T25">ハッシュテーブル</text:span></text:p>
          </draw:text-box>
        </draw:frame>
        <draw:line draw:style-name="gr98" draw:text-style-name="P1" draw:layer="layout" svg:x1="11.324cm" svg:y1="4.761cm" svg:x2="12.171cm" svg:y2="4.761cm">
          <text:p/>
        </draw:line>
        <draw:line draw:style-name="gr105" draw:text-style-name="P1" draw:layer="layout" svg:x1="14.953cm" svg:y1="3.279cm" svg:x2="13.67cm" svg:y2="4.161cm">
          <text:p/>
        </draw:line>
        <draw:line draw:style-name="gr105" draw:text-style-name="P1" draw:layer="layout" svg:x1="15cm" svg:y1="3.773cm" svg:x2="13.716cm" svg:y2="4.494cm">
          <text:p/>
        </draw:line>
        <draw:line draw:style-name="gr105" draw:text-style-name="P1" draw:layer="layout" svg:x1="14.953cm" svg:y1="4.196cm" svg:x2="13.67cm" svg:y2="3.42cm">
          <text:p/>
        </draw:line>
        <draw:frame draw:style-name="gr106" draw:text-style-name="P28" draw:layer="layout" svg:width="5.531cm" svg:height="0.818cm" svg:x="10.515cm" svg:y="0.894cm">
          <draw:text-box>
            <text:p text:style-name="P25"><text:span text:style-name="T25">ハッシュ結合</text:span><text:span text:style-name="T25">(hash <text:s/>join)</text:span></text:p>
          </draw:text-box>
        </draw:frame>
        <draw:frame draw:style-name="gr107" draw:layer="layout" svg:width="2.788cm" svg:height="1.271cm" svg:x="8.97cm" svg:y="19.211cm">
          <draw:text-box>
            <text:p text:style-name="P25">fig-2.4</text:p>
          </draw:text-box>
        </draw:frame>
        <draw:line draw:style-name="gr79" draw:text-style-name="P1" draw:layer="layout" svg:x1="2.4cm" svg:y1="2.6cm" svg:x2="2.4cm" svg:y2="6.6cm">
          <text:p/>
        </draw:line>
        <draw:line draw:style-name="gr79" draw:text-style-name="P1" draw:layer="layout" svg:x1="9.6cm" svg:y1="3cm" svg:x2="9.6cm" svg:y2="7cm">
          <text:p/>
        </draw:line>
        <draw:line draw:style-name="gr79" draw:text-style-name="P1" draw:layer="layout" svg:x1="20.2cm" svg:y1="2.8cm" svg:x2="20.2cm" svg:y2="6.8cm">
          <text:p/>
        </draw:line>
        <draw:frame draw:style-name="gr95" draw:layer="layout" svg:width="1.26cm" svg:height="3.83cm" svg:x="23.111cm" svg:y="2.9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95" draw:layer="layout" svg:width="1.26cm" svg:height="3.83cm" svg:x="25.411cm" svg:y="2.9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95" draw:layer="layout" svg:width="1.24cm" svg:height="3.83cm" svg:x="12.3cm" svg:y="3.08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95" draw:layer="layout" svg:width="1.24cm" svg:height="3.016cm" svg:x="15.2cm" svg:y="3.08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custom-shape draw:style-name="gr73" draw:text-style-name="P1" draw:layer="layout" svg:width="0.5cm" svg:height="1cm" svg:x="19.6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1" draw:layer="layout" svg:width="0.5cm" svg:height="1cm" svg:x="24.7cm" svg:y="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8" draw:text-style-name="P1" draw:layer="layout" svg:x1="21.865cm" svg:y1="3.724cm" svg:x2="23.169cm" svg:y2="3.724cm">
          <text:p/>
        </draw:line>
        <draw:line draw:style-name="gr98" draw:text-style-name="P1" draw:layer="layout" svg:x1="21.865cm" svg:y1="3.324cm" svg:x2="23.169cm" svg:y2="3.324cm">
          <text:p/>
        </draw:line>
        <presentation:notes draw:style-name="dp2">
          <draw:page-thumbnail draw:style-name="gr11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>
        <office:forms form:automatic-focus="false" form:apply-design-mode="false"/>
        <draw:rect draw:style-name="gr57" draw:text-style-name="P1" draw:layer="layout" svg:width="1.5cm" svg:height="2.571cm" svg:x="2.5cm" svg:y="3.5cm">
          <text:p/>
        </draw:rect>
        <draw:rect draw:style-name="gr108" draw:text-style-name="P1" xml:id="id237" draw:id="id237" draw:layer="layout" svg:width="1.5cm" svg:height="3cm" svg:x="6.4cm" svg:y="3.5cm">
          <text:p/>
        </draw:rect>
        <draw:frame draw:style-name="gr109" draw:text-style-name="P20" draw:layer="layout" svg:width="3.753cm" svg:height="1.199cm" svg:x="1.55cm" svg:y="2.226cm">
          <draw:text-box>
            <text:p text:style-name="P31"><text:span text:style-name="T19">pgbench_branches</text:span></text:p>
            <text:p text:style-name="P31"><text:span text:style-name="T18">外側テーブル</text:span><text:span text:style-name="T18">(M)</text:span></text:p>
          </draw:text-box>
        </draw:frame>
        <draw:frame draw:style-name="gr109" draw:text-style-name="P32" draw:layer="layout" svg:width="3.753cm" svg:height="1.199cm" svg:x="5.679cm" svg:y="2.207cm">
          <draw:text-box>
            <text:p text:style-name="P25"><text:span text:style-name="T19">pgbench_accounts</text:span></text:p>
            <text:p text:style-name="P31"><text:span text:style-name="T18">内側テーブル</text:span><text:span text:style-name="T18">(N)</text:span></text:p>
          </draw:text-box>
        </draw:frame>
        <draw:frame draw:style-name="gr110" draw:text-style-name="P33" draw:layer="layout" svg:width="6.909cm" svg:height="0.818cm" svg:x="0.586cm" svg:y="1.141cm">
          <draw:text-box>
            <text:p text:style-name="P25"><text:span text:style-name="T26">Nested <text:s/>loop <text:s/>join (1)</text:span></text:p>
          </draw:text-box>
        </draw:frame>
        <draw:custom-shape draw:style-name="gr15" draw:text-style-name="P1" draw:layer="layout" svg:width="1cm" svg:height="1.714cm" svg:x="9cm" svg:y="4.3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4" draw:text-style-name="P1" xml:id="id233" draw:id="id233" draw:layer="layout" svg:width="1.5cm" svg:height="0.429cm" svg:x="2.5cm" svg:y="3.5cm">
          <text:p/>
        </draw:rect>
        <draw:rect draw:style-name="gr14" draw:text-style-name="P1" draw:layer="layout" svg:width="1.5cm" svg:height="0.428cm" svg:x="2.5cm" svg:y="3.929cm">
          <text:p/>
        </draw:rect>
        <draw:rect draw:style-name="gr14" draw:text-style-name="P1" draw:layer="layout" svg:width="1.5cm" svg:height="0.428cm" svg:x="2.5cm" svg:y="5.643cm">
          <text:p/>
        </draw:rect>
        <draw:rect draw:style-name="gr44" draw:text-style-name="P1" xml:id="id234" draw:id="id234" draw:layer="layout" svg:width="1.5cm" svg:height="0.429cm" svg:x="6.4cm" svg:y="3.5cm">
          <text:p/>
        </draw:rect>
        <draw:rect draw:style-name="gr44" draw:text-style-name="P1" xml:id="id235" draw:id="id235" draw:layer="layout" svg:width="1.5cm" svg:height="0.428cm" svg:x="6.4cm" svg:y="3.929cm">
          <text:p/>
        </draw:rect>
        <draw:rect draw:style-name="gr44" draw:text-style-name="P1" xml:id="id236" draw:id="id236" draw:layer="layout" svg:width="1.5cm" svg:height="0.429cm" svg:x="6.4cm" svg:y="6.071cm">
          <text:p/>
        </draw:rect>
        <draw:connector draw:style-name="gr92" draw:text-style-name="P1" draw:layer="layout" draw:type="line" svg:x1="4cm" svg:y1="3.714cm" svg:x2="6.4cm" svg:y2="3.714cm" draw:start-shape="id233" draw:start-glue-point="1" draw:end-shape="id234" draw:end-glue-point="3" svg:d="M4000 3714h2400">
          <text:p/>
        </draw:connector>
        <draw:connector draw:style-name="gr92" draw:text-style-name="P1" draw:layer="layout" draw:type="line" svg:x1="4cm" svg:y1="3.714cm" svg:x2="6.4cm" svg:y2="4.143cm" draw:start-shape="id233" draw:start-glue-point="1" draw:end-shape="id235" draw:end-glue-point="3" svg:d="M4000 3714l2400 429">
          <text:p/>
        </draw:connector>
        <draw:connector draw:style-name="gr92" draw:text-style-name="P1" draw:layer="layout" draw:type="line" svg:x1="4cm" svg:y1="3.714cm" svg:x2="6.4cm" svg:y2="6.285cm" draw:start-shape="id233" draw:start-glue-point="1" draw:end-shape="id236" draw:end-glue-point="3" svg:d="M4000 3714l2400 2571">
          <text:p/>
        </draw:connector>
        <draw:connector draw:style-name="gr111" draw:text-style-name="P1" draw:layer="layout" draw:type="line" svg:x1="4cm" svg:y1="3.714cm" svg:x2="6.4cm" svg:y2="5cm" draw:start-shape="id233" draw:start-glue-point="1" draw:end-shape="id237" draw:end-glue-point="3" svg:d="M4000 3714l2400 1286">
          <text:p/>
        </draw:connector>
        <draw:rect draw:style-name="gr57" draw:text-style-name="P1" draw:layer="layout" svg:width="1.5cm" svg:height="2.571cm" svg:x="10.8cm" svg:y="3.5cm">
          <text:p/>
        </draw:rect>
        <draw:rect draw:style-name="gr108" draw:text-style-name="P1" xml:id="id242" draw:id="id242" draw:layer="layout" svg:width="1.5cm" svg:height="3cm" svg:x="14cm" svg:y="3.5cm">
          <text:p/>
        </draw:rect>
        <draw:rect draw:style-name="gr44" draw:text-style-name="P1" xml:id="id238" draw:id="id238" draw:layer="layout" svg:width="1.5cm" svg:height="0.428cm" svg:x="10.8cm" svg:y="3.929cm">
          <text:p/>
        </draw:rect>
        <draw:rect draw:style-name="gr14" draw:text-style-name="P1" draw:layer="layout" svg:width="1.5cm" svg:height="0.429cm" svg:x="10.8cm" svg:y="3.5cm">
          <text:p/>
        </draw:rect>
        <draw:rect draw:style-name="gr14" draw:text-style-name="P1" draw:layer="layout" svg:width="1.5cm" svg:height="0.428cm" svg:x="10.8cm" svg:y="5.643cm">
          <text:p/>
        </draw:rect>
        <draw:rect draw:style-name="gr14" draw:text-style-name="P1" xml:id="id239" draw:id="id239" draw:layer="layout" svg:width="1.5cm" svg:height="0.429cm" svg:x="14cm" svg:y="3.5cm">
          <text:p/>
        </draw:rect>
        <draw:rect draw:style-name="gr44" draw:text-style-name="P1" xml:id="id240" draw:id="id240" draw:layer="layout" svg:width="1.5cm" svg:height="0.428cm" svg:x="14cm" svg:y="3.929cm">
          <text:p/>
        </draw:rect>
        <draw:rect draw:style-name="gr44" draw:text-style-name="P1" xml:id="id241" draw:id="id241" draw:layer="layout" svg:width="1.5cm" svg:height="0.429cm" svg:x="14cm" svg:y="6.071cm">
          <text:p/>
        </draw:rect>
        <draw:connector draw:style-name="gr92" draw:text-style-name="P1" draw:layer="layout" draw:type="line" svg:x1="12.3cm" svg:y1="4.143cm" svg:x2="14cm" svg:y2="3.714cm" draw:start-shape="id238" draw:start-glue-point="1" draw:end-shape="id239" draw:end-glue-point="3" svg:d="M12300 4143l1700-429">
          <text:p/>
        </draw:connector>
        <draw:connector draw:style-name="gr92" draw:text-style-name="P1" draw:layer="layout" draw:type="line" svg:x1="12.3cm" svg:y1="4.143cm" svg:x2="14cm" svg:y2="4.143cm" draw:start-shape="id238" draw:start-glue-point="1" draw:end-shape="id240" draw:end-glue-point="3" svg:d="M12300 4143h1700">
          <text:p/>
        </draw:connector>
        <draw:connector draw:style-name="gr92" draw:text-style-name="P1" draw:layer="layout" draw:type="line" svg:x1="12.3cm" svg:y1="4.143cm" svg:x2="14cm" svg:y2="6.285cm" draw:start-shape="id238" draw:start-glue-point="1" draw:end-shape="id241" draw:end-glue-point="3" svg:d="M12300 4143l1700 2142">
          <text:p/>
        </draw:connector>
        <draw:connector draw:style-name="gr111" draw:text-style-name="P1" draw:layer="layout" draw:type="line" svg:x1="12.3cm" svg:y1="4.143cm" svg:x2="14cm" svg:y2="5cm" draw:start-shape="id238" draw:start-glue-point="1" draw:end-shape="id242" draw:end-glue-point="3" svg:d="M12300 4143l1700 857">
          <text:p/>
        </draw:connector>
        <draw:custom-shape draw:style-name="gr15" draw:text-style-name="P1" draw:layer="layout" svg:width="1cm" svg:height="1.714cm" svg:x="16.3cm" svg:y="4.3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7" draw:text-style-name="P1" draw:layer="layout" svg:width="1.5cm" svg:height="2.571cm" svg:x="18.5cm" svg:y="3.5cm">
          <text:p/>
        </draw:rect>
        <draw:rect draw:style-name="gr108" draw:text-style-name="P1" xml:id="id247" draw:id="id247" draw:layer="layout" svg:width="1.5cm" svg:height="3cm" svg:x="21.8cm" svg:y="3.5cm">
          <text:p/>
        </draw:rect>
        <draw:rect draw:style-name="gr44" draw:text-style-name="P1" xml:id="id243" draw:id="id243" draw:layer="layout" svg:width="1.5cm" svg:height="0.428cm" svg:x="18.5cm" svg:y="5.643cm">
          <text:p/>
        </draw:rect>
        <draw:rect draw:style-name="gr14" draw:text-style-name="P1" draw:layer="layout" svg:width="1.5cm" svg:height="0.429cm" svg:x="18.5cm" svg:y="3.5cm">
          <text:p/>
        </draw:rect>
        <draw:rect draw:style-name="gr14" draw:text-style-name="P1" draw:layer="layout" svg:width="1.5cm" svg:height="0.428cm" svg:x="18.5cm" svg:y="3.929cm">
          <text:p/>
        </draw:rect>
        <draw:rect draw:style-name="gr14" draw:text-style-name="P1" xml:id="id244" draw:id="id244" draw:layer="layout" svg:width="1.5cm" svg:height="0.429cm" svg:x="21.8cm" svg:y="3.5cm">
          <text:p/>
        </draw:rect>
        <draw:rect draw:style-name="gr14" draw:text-style-name="P1" xml:id="id245" draw:id="id245" draw:layer="layout" svg:width="1.5cm" svg:height="0.428cm" svg:x="21.8cm" svg:y="3.929cm">
          <text:p/>
        </draw:rect>
        <draw:rect draw:style-name="gr14" draw:text-style-name="P1" xml:id="id246" draw:id="id246" draw:layer="layout" svg:width="1.5cm" svg:height="0.429cm" svg:x="21.8cm" svg:y="6.071cm">
          <text:p/>
        </draw:rect>
        <draw:connector draw:style-name="gr92" draw:text-style-name="P1" draw:layer="layout" draw:type="line" svg:x1="20cm" svg:y1="5.857cm" svg:x2="21.8cm" svg:y2="3.714cm" draw:start-shape="id243" draw:start-glue-point="1" draw:end-shape="id244" draw:end-glue-point="3" svg:d="M20000 5857l1800-2143">
          <text:p/>
        </draw:connector>
        <draw:connector draw:style-name="gr92" draw:text-style-name="P1" draw:layer="layout" draw:type="line" svg:x1="20cm" svg:y1="5.857cm" svg:x2="21.8cm" svg:y2="4.143cm" draw:start-shape="id243" draw:start-glue-point="1" draw:end-shape="id245" draw:end-glue-point="3" svg:d="M20000 5857l1800-1714">
          <text:p/>
        </draw:connector>
        <draw:connector draw:style-name="gr92" draw:text-style-name="P1" draw:layer="layout" draw:type="line" svg:x1="20cm" svg:y1="5.857cm" svg:x2="21.8cm" svg:y2="6.285cm" draw:start-shape="id243" draw:start-glue-point="1" draw:end-shape="id246" draw:end-glue-point="3" svg:d="M20000 5857l1800 428">
          <text:p/>
        </draw:connector>
        <draw:connector draw:style-name="gr111" draw:text-style-name="P1" draw:layer="layout" draw:type="line" svg:x1="20cm" svg:y1="5.857cm" svg:x2="21.8cm" svg:y2="5cm" draw:start-shape="id243" draw:start-glue-point="1" draw:end-shape="id247" draw:end-glue-point="3" svg:d="M20000 5857l1800-857">
          <text:p/>
        </draw:connector>
        <draw:line draw:style-name="gr79" draw:text-style-name="P1" draw:layer="layout" svg:x1="18cm" svg:y1="3.5cm" svg:x2="18cm" svg:y2="6.071cm">
          <text:p/>
        </draw:line>
        <draw:rect draw:style-name="gr57" draw:text-style-name="P1" draw:layer="layout" svg:width="1.5cm" svg:height="2.499cm" svg:x="2.5cm" svg:y="11.201cm">
          <text:p/>
        </draw:rect>
        <draw:rect draw:style-name="gr57" draw:text-style-name="P1" draw:layer="layout" svg:width="1.5cm" svg:height="2.916cm" svg:x="6.7cm" svg:y="11.201cm">
          <text:p/>
        </draw:rect>
        <draw:rect draw:style-name="gr44" draw:text-style-name="P1" xml:id="id249" draw:id="id249" draw:layer="layout" svg:width="1.5cm" svg:height="0.416cm" svg:x="2.5cm" svg:y="11.201cm">
          <text:p/>
        </draw:rect>
        <draw:rect draw:style-name="gr14" draw:text-style-name="P1" draw:layer="layout" svg:width="1.5cm" svg:height="0.417cm" svg:x="2.5cm" svg:y="12.034cm">
          <text:p/>
        </draw:rect>
        <draw:rect draw:style-name="gr14" draw:text-style-name="P1" draw:layer="layout" svg:width="1.5cm" svg:height="0.416cm" svg:x="2.5cm" svg:y="13.284cm">
          <text:p/>
        </draw:rect>
        <draw:rect draw:style-name="gr14" draw:text-style-name="P1" draw:layer="layout" svg:width="1.5cm" svg:height="0.416cm" svg:x="6.7cm" svg:y="11.201cm">
          <text:p/>
        </draw:rect>
        <draw:rect draw:style-name="gr44" draw:text-style-name="P1" xml:id="id251" draw:id="id251" draw:layer="layout" svg:width="1.5cm" svg:height="0.417cm" svg:x="6.7cm" svg:y="11.617cm">
          <text:p/>
        </draw:rect>
        <draw:rect draw:style-name="gr17" draw:text-style-name="P1" draw:layer="layout" svg:width="1.5cm" svg:height="0.417cm" svg:x="6.7cm" svg:y="13.7cm">
          <text:p/>
        </draw:rect>
        <draw:custom-shape draw:style-name="gr15" draw:text-style-name="P1" draw:layer="layout" svg:width="1cm" svg:height="1.667cm" svg:x="9.5cm" svg:y="11.6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" xml:id="id248" draw:id="id248" draw:layer="layout" svg:width="1.75cm" svg:height="0.7cm" svg:x="1.6cm" svg:y="10.2cm">
          <text:p text:style-name="P1"><text:span text:style-name="T1">idx</text:span></text:p>
          <draw:enhanced-geometry svg:viewBox="0 0 21600 21600" draw:glue-points="10800 0 ?f1 10800 0 21600 10800 21600 21600 21600 ?f7 10800" draw:text-areas="?f1 10800 ?f2 18000 ?f3 7200 ?f4 21600" draw:type="isosceles-triangle" draw:modifiers="11201.59936025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1" draw:text-style-name="P1" draw:layer="layout" svg:x1="1.6cm" svg:y1="10.9cm" svg:x2="2.5cm" svg:y2="11.409cm" draw:start-shape="id248" draw:start-glue-point="6" draw:end-shape="id249" draw:end-glue-point="3" svg:d="M1600 10900v509h900">
          <text:p/>
        </draw:connector>
        <draw:frame draw:style-name="gr112" draw:text-style-name="P4" draw:layer="layout" svg:width="1.543cm" svg:height="0.725cm" svg:x="0.6cm" svg:y="11.481cm">
          <draw:text-box>
            <text:p><text:span text:style-name="T1">bid =1</text:span></text:p>
          </draw:text-box>
        </draw:frame>
        <draw:custom-shape draw:style-name="gr58" draw:text-style-name="P2" xml:id="id250" draw:id="id250" draw:layer="layout" svg:width="1.75cm" svg:height="0.7cm" svg:x="5.8cm" svg:y="10.3cm">
          <text:p text:style-name="P1"><text:span text:style-name="T1">idx</text:span></text:p>
          <draw:enhanced-geometry svg:viewBox="0 0 21600 21600" draw:glue-points="10800 0 ?f1 10800 0 21600 10800 21600 21600 21600 ?f7 10800" draw:text-areas="?f1 10800 ?f2 18000 ?f3 7200 ?f4 21600" draw:type="isosceles-triangle" draw:modifiers="11201.59936025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1" draw:text-style-name="P1" draw:layer="layout" draw:line-skew="0cm 0.101cm" svg:x1="4cm" svg:y1="11.409cm" svg:x2="6.675cm" svg:y2="10.3cm" draw:start-shape="id249" draw:start-glue-point="1" draw:end-shape="id250" draw:end-glue-point="4" svg:d="M4000 11409h900v-1509h1775v400">
          <text:p/>
        </draw:connector>
        <draw:connector draw:style-name="gr111" draw:text-style-name="P1" draw:layer="layout" draw:type="lines" draw:line-skew="0cm 0.301cm" svg:x1="5.8cm" svg:y1="11cm" svg:x2="6.7cm" svg:y2="11.825cm" draw:start-shape="id250" draw:start-glue-point="6" draw:end-shape="id251" draw:end-glue-point="3" svg:d="M5800 11000v502l700 323h200">
          <text:p/>
        </draw:connector>
        <draw:rect draw:style-name="gr57" draw:text-style-name="P1" draw:layer="layout" svg:width="1.5cm" svg:height="2.5cm" svg:x="12.5cm" svg:y="11.285cm">
          <text:p/>
        </draw:rect>
        <draw:rect draw:style-name="gr57" draw:text-style-name="P1" xml:id="id258" draw:id="id258" draw:layer="layout" svg:width="1.5cm" svg:height="2.916cm" svg:x="16.7cm" svg:y="11.285cm">
          <text:p/>
        </draw:rect>
        <draw:rect draw:style-name="gr44" draw:text-style-name="P1" xml:id="id253" draw:id="id253" draw:layer="layout" svg:width="1.5cm" svg:height="0.417cm" svg:x="12.5cm" svg:y="12.118cm">
          <text:p/>
        </draw:rect>
        <draw:rect draw:style-name="gr14" draw:text-style-name="P1" draw:layer="layout" svg:width="1.5cm" svg:height="0.417cm" svg:x="12.5cm" svg:y="11.285cm">
          <text:p/>
        </draw:rect>
        <draw:rect draw:style-name="gr14" draw:text-style-name="P1" draw:layer="layout" svg:width="1.5cm" svg:height="0.417cm" svg:x="12.5cm" svg:y="13.368cm">
          <text:p/>
        </draw:rect>
        <draw:rect draw:style-name="gr44" draw:text-style-name="P1" xml:id="id255" draw:id="id255" draw:layer="layout" svg:width="1.5cm" svg:height="0.416cm" svg:x="16.7cm" svg:y="13.785cm">
          <text:p/>
        </draw:rect>
        <draw:rect draw:style-name="gr17" draw:text-style-name="P1" draw:layer="layout" svg:width="1.5cm" svg:height="0.416cm" svg:x="16.7cm" svg:y="11.702cm">
          <text:p/>
        </draw:rect>
        <draw:rect draw:style-name="gr17" draw:text-style-name="P1" draw:layer="layout" svg:width="1.5cm" svg:height="0.417cm" svg:x="16.7cm" svg:y="11.285cm">
          <text:p/>
        </draw:rect>
        <draw:custom-shape draw:style-name="gr58" draw:text-style-name="P2" xml:id="id252" draw:id="id252" draw:layer="layout" svg:width="1.75cm" svg:height="0.7cm" svg:x="11.6cm" svg:y="10.301cm">
          <text:p text:style-name="P1"><text:span text:style-name="T1">idx</text:span></text:p>
          <draw:enhanced-geometry svg:viewBox="0 0 21600 21600" draw:glue-points="10800 0 ?f1 10800 0 21600 10800 21600 21600 21600 ?f7 10800" draw:text-areas="?f1 10800 ?f2 18000 ?f3 7200 ?f4 21600" draw:type="isosceles-triangle" draw:modifiers="11201.59936025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1" draw:text-style-name="P1" draw:layer="layout" svg:x1="11.6cm" svg:y1="11.001cm" svg:x2="12.5cm" svg:y2="12.326cm" draw:start-shape="id252" draw:start-glue-point="6" draw:end-shape="id253" draw:end-glue-point="3" svg:d="M11600 11001v1325h900">
          <text:p/>
        </draw:connector>
        <draw:frame draw:style-name="gr113" draw:text-style-name="P4" draw:layer="layout" svg:width="1.717cm" svg:height="0.725cm" svg:x="10.6cm" svg:y="11.534cm">
          <draw:text-box>
            <text:p><text:span text:style-name="T1">bid =10</text:span></text:p>
          </draw:text-box>
        </draw:frame>
        <draw:custom-shape draw:style-name="gr58" draw:text-style-name="P2" xml:id="id254" draw:id="id254" draw:layer="layout" svg:width="1.75cm" svg:height="0.7cm" svg:x="15.8cm" svg:y="10.301cm">
          <text:p text:style-name="P1"><text:span text:style-name="T1">idx</text:span></text:p>
          <draw:enhanced-geometry svg:viewBox="0 0 21600 21600" draw:glue-points="10800 0 ?f1 10800 0 21600 10800 21600 21600 21600 ?f7 10800" draw:text-areas="?f1 10800 ?f2 18000 ?f3 7200 ?f4 21600" draw:type="isosceles-triangle" draw:modifiers="11201.59936025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1" draw:text-style-name="P1" draw:layer="layout" draw:line-skew="0cm 0.101cm" svg:x1="14cm" svg:y1="12.326cm" svg:x2="16.675cm" svg:y2="10.301cm" draw:start-shape="id253" draw:start-glue-point="1" draw:end-shape="id254" draw:end-glue-point="4" svg:d="M14000 12326h900v-2425h1775v400">
          <text:p/>
        </draw:connector>
        <draw:connector draw:style-name="gr111" draw:text-style-name="P1" draw:layer="layout" draw:type="lines" svg:x1="15.8cm" svg:y1="11.001cm" svg:x2="16.7cm" svg:y2="13.993cm" draw:start-shape="id254" draw:start-glue-point="6" draw:end-shape="id255" draw:end-glue-point="3" svg:d="M15800 11001v502l399 2490h501">
          <text:p/>
        </draw:connector>
        <draw:frame draw:style-name="gr113" draw:text-style-name="P4" draw:layer="layout" svg:width="1.717cm" svg:height="0.725cm" svg:x="5.001cm" svg:y="11.017cm">
          <draw:text-box>
            <text:p><text:span text:style-name="T1">aid = 1</text:span></text:p>
          </draw:text-box>
        </draw:frame>
        <draw:frame draw:style-name="gr114" draw:text-style-name="P4" draw:layer="layout" svg:width="1.891cm" svg:height="0.725cm" svg:x="15.002cm" svg:y="11.533cm">
          <draw:text-box>
            <text:p><text:span text:style-name="T1">aid = 10</text:span></text:p>
          </draw:text-box>
        </draw:frame>
        <draw:connector draw:style-name="gr115" draw:text-style-name="P1" draw:layer="layout" draw:type="line" svg:x1="4cm" svg:y1="11.409cm" svg:x2="6.7cm" svg:y2="11.825cm" draw:start-shape="id249" draw:start-glue-point="1" draw:end-shape="id251" draw:end-glue-point="3" svg:d="M4000 11409l2700 416">
          <text:p/>
        </draw:connector>
        <draw:connector draw:style-name="gr115" draw:text-style-name="P1" draw:layer="layout" draw:type="line" svg:x1="14cm" svg:y1="12.326cm" svg:x2="16.7cm" svg:y2="13.993cm" draw:start-shape="id253" draw:start-glue-point="1" draw:end-shape="id255" draw:end-glue-point="3" svg:d="M14000 12326l2700 1667">
          <text:p/>
        </draw:connector>
        <draw:line draw:style-name="gr116" draw:text-style-name="P1" draw:layer="layout" svg:x1="2.1cm" svg:y1="3.501cm" svg:x2="2.1cm" svg:y2="6.072cm">
          <text:p/>
        </draw:line>
        <draw:line draw:style-name="gr116" draw:text-style-name="P1" draw:layer="layout" svg:x1="10.4cm" svg:y1="3.502cm" svg:x2="10.4cm" svg:y2="6.073cm">
          <text:p/>
        </draw:line>
        <draw:frame draw:style-name="gr109" draw:text-style-name="P20" draw:layer="layout" svg:width="3.753cm" svg:height="1.199cm" svg:x="1.55cm" svg:y="8.626cm">
          <draw:text-box>
            <text:p text:style-name="P31"><text:span text:style-name="T19">pgbench_branches</text:span></text:p>
            <text:p text:style-name="P31"><text:span text:style-name="T18">外側テーブル</text:span><text:span text:style-name="T18">(M)</text:span></text:p>
          </draw:text-box>
        </draw:frame>
        <draw:frame draw:style-name="gr109" draw:text-style-name="P32" draw:layer="layout" svg:width="3.753cm" svg:height="1.199cm" svg:x="5.679cm" svg:y="8.607cm">
          <draw:text-box>
            <text:p text:style-name="P25"><text:span text:style-name="T19">pgbench_accounts</text:span></text:p>
            <text:p text:style-name="P31"><text:span text:style-name="T18">内側テーブル</text:span><text:span text:style-name="T18">(N)</text:span></text:p>
          </draw:text-box>
        </draw:frame>
        <draw:frame draw:style-name="gr110" draw:text-style-name="P34" draw:layer="layout" svg:width="6.909cm" svg:height="0.818cm" svg:x="0.587cm" svg:y="7.642cm">
          <draw:text-box>
            <text:p text:style-name="P25"><text:span text:style-name="T27">Nested <text:s/>loop <text:s/>join (2)</text:span></text:p>
          </draw:text-box>
        </draw:frame>
        <draw:rect draw:style-name="gr44" draw:text-style-name="P1" xml:id="id256" draw:id="id256" draw:layer="layout" svg:width="1.5cm" svg:height="0.417cm" svg:x="6.7cm" svg:y="12.518cm">
          <text:p/>
        </draw:rect>
        <draw:connector draw:style-name="gr111" draw:text-style-name="P1" draw:layer="layout" draw:type="lines" svg:x1="5.8cm" svg:y1="11.001cm" svg:x2="6.7cm" svg:y2="12.726cm" draw:end-shape="id256" draw:end-glue-point="3" svg:d="M5800 11001l399 1725h501">
          <text:p/>
        </draw:connector>
        <draw:connector draw:style-name="gr115" draw:text-style-name="P1" draw:layer="layout" draw:type="line" svg:x1="4cm" svg:y1="11.409cm" svg:x2="6.7cm" svg:y2="12.726cm" draw:end-shape="id256" draw:end-glue-point="3" svg:d="M4000 11409l2700 1317">
          <text:p/>
        </draw:connector>
        <draw:rect draw:style-name="gr44" draw:text-style-name="P1" xml:id="id257" draw:id="id257" draw:layer="layout" svg:width="1.5cm" svg:height="0.416cm" svg:x="16.7cm" svg:y="12.685cm">
          <text:p/>
        </draw:rect>
        <draw:connector draw:style-name="gr111" draw:text-style-name="P1" draw:layer="layout" draw:type="lines" svg:x1="15.8cm" svg:y1="11.001cm" svg:x2="16.7cm" svg:y2="12.893cm" draw:end-shape="id257" draw:end-glue-point="3" svg:d="M15800 11001l399 1892h501">
          <text:p/>
        </draw:connector>
        <draw:connector draw:style-name="gr115" draw:text-style-name="P1" draw:layer="layout" draw:type="line" svg:x1="14cm" svg:y1="12.327cm" svg:x2="16.7cm" svg:y2="12.743cm" draw:end-shape="id258" svg:d="M14000 12327l2700 416">
          <text:p/>
        </draw:connector>
        <presentation:notes draw:style-name="dp2">
          <draw:page-thumbnail draw:style-name="gr11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>
        <office:forms form:automatic-focus="false" form:apply-design-mode="false"/>
        <draw:rect draw:style-name="gr57" draw:text-style-name="P1" draw:layer="layout" svg:width="1.5cm" svg:height="2.499cm" svg:x="12.6cm" svg:y="4.001cm">
          <text:p/>
        </draw:rect>
        <draw:rect draw:style-name="gr57" draw:text-style-name="P1" draw:layer="layout" svg:width="1.5cm" svg:height="2.916cm" svg:x="16.1cm" svg:y="4.001cm">
          <text:p/>
        </draw:rect>
        <draw:rect draw:style-name="gr44" draw:text-style-name="P1" xml:id="id260" draw:id="id260" draw:layer="layout" svg:width="1.5cm" svg:height="0.416cm" svg:x="12.6cm" svg:y="4.001cm">
          <text:p/>
        </draw:rect>
        <draw:rect draw:style-name="gr14" draw:text-style-name="P1" draw:layer="layout" svg:width="1.5cm" svg:height="0.417cm" svg:x="12.6cm" svg:y="4.434cm">
          <text:p/>
        </draw:rect>
        <draw:rect draw:style-name="gr14" draw:text-style-name="P1" draw:layer="layout" svg:width="1.5cm" svg:height="0.416cm" svg:x="12.6cm" svg:y="6.084cm">
          <text:p/>
        </draw:rect>
        <draw:rect draw:style-name="gr17" draw:text-style-name="P1" draw:layer="layout" svg:width="1.5cm" svg:height="0.416cm" svg:x="16.1cm" svg:y="4.801cm">
          <text:p/>
        </draw:rect>
        <draw:rect draw:style-name="gr44" draw:text-style-name="P1" xml:id="id261" draw:id="id261" draw:layer="layout" svg:width="1.5cm" svg:height="0.417cm" svg:x="16.1cm" svg:y="4.017cm">
          <text:p/>
        </draw:rect>
        <draw:rect draw:style-name="gr17" draw:text-style-name="P1" draw:layer="layout" svg:width="1.5cm" svg:height="0.417cm" svg:x="16.1cm" svg:y="6.5cm">
          <text:p/>
        </draw:rect>
        <draw:custom-shape draw:style-name="gr15" draw:text-style-name="P1" draw:layer="layout" svg:width="1cm" svg:height="1.667cm" svg:x="18.8cm" svg:y="4.4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" xml:id="id259" draw:id="id259" draw:layer="layout" svg:width="1.75cm" svg:height="0.7cm" svg:x="11.7cm" svg:y="3cm">
          <text:p text:style-name="P1"><text:span text:style-name="T1">idx</text:span></text:p>
          <draw:enhanced-geometry svg:viewBox="0 0 21600 21600" draw:glue-points="10800 0 ?f1 10800 0 21600 10800 21600 21600 21600 ?f7 10800" draw:text-areas="?f1 10800 ?f2 18000 ?f3 7200 ?f4 21600" draw:type="isosceles-triangle" draw:modifiers="11201.59936025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1" draw:text-style-name="P1" draw:layer="layout" svg:x1="11.7cm" svg:y1="3.7cm" svg:x2="12.6cm" svg:y2="4.209cm" draw:start-shape="id259" draw:start-glue-point="6" draw:end-shape="id260" draw:end-glue-point="3" svg:d="M11700 3700v509h900">
          <text:p/>
        </draw:connector>
        <draw:frame draw:style-name="gr113" draw:text-style-name="P4" draw:layer="layout" svg:width="1.717cm" svg:height="0.725cm" svg:x="11cm" svg:y="4.281cm">
          <draw:text-box>
            <text:p><text:span text:style-name="T1">aid = 1</text:span></text:p>
          </draw:text-box>
        </draw:frame>
        <draw:line draw:style-name="gr116" draw:text-style-name="P1" draw:layer="layout" svg:x1="11.4cm" svg:y1="3.901cm" svg:x2="11.4cm" svg:y2="6.472cm">
          <text:p/>
        </draw:line>
        <draw:frame draw:style-name="gr117" draw:text-style-name="P32" draw:layer="layout" svg:width="3.601cm" svg:height="1.199cm" svg:x="15.379cm" svg:y="1.309cm">
          <draw:text-box>
            <text:p text:style-name="P25"><text:span text:style-name="T19">pgbench_tellers</text:span></text:p>
            <text:p text:style-name="P25"><text:span text:style-name="T19">を</text:span><text:span text:style-name="T19">Sort</text:span><text:span text:style-name="T19">したデータ</text:span></text:p>
          </draw:text-box>
        </draw:frame>
        <draw:connector draw:style-name="gr92" draw:text-style-name="P1" draw:layer="layout" draw:type="line" svg:x1="14.1cm" svg:y1="4.209cm" svg:x2="16.1cm" svg:y2="4.225cm" draw:start-shape="id260" draw:start-glue-point="1" draw:end-shape="id261" draw:end-glue-point="3" svg:d="M14100 4209l2000 16">
          <text:p/>
        </draw:connector>
        <draw:rect draw:style-name="gr44" draw:text-style-name="P1" xml:id="id262" draw:id="id262" draw:layer="layout" svg:width="1.5cm" svg:height="0.416cm" svg:x="16.1cm" svg:y="4.401cm">
          <text:p/>
        </draw:rect>
        <draw:connector draw:style-name="gr92" draw:text-style-name="P1" draw:layer="layout" draw:type="line" svg:x1="14.1cm" svg:y1="4.209cm" svg:x2="16.1cm" svg:y2="4.609cm" draw:start-shape="id260" draw:start-glue-point="1" draw:end-shape="id262" draw:end-glue-point="3" svg:d="M14100 4209l2000 400">
          <text:p/>
        </draw:connector>
        <draw:custom-shape draw:style-name="gr28" draw:text-style-name="P2" draw:layer="layout" svg:width="4cm" svg:height="1cm" svg:x="15.1cm" svg:y="2.4cm">
          <text:p text:style-name="P1"><text:span text:style-name="T1">Sort(</text:span><text:span text:style-name="T1">並べ替え</text:span><text:span text:style-name="T1">)</text:span><text:span text:style-name="T1">済み</text:span></text:p>
          <text:p text:style-name="P1"><text:span text:style-name="T1">のデータをスキャンする</text:span></text:p>
          <draw:enhanced-geometry svg:viewBox="0 0 21600 21600" draw:glue-points="10800 0 0 10800 10800 21600 21600 10800 ?f40 ?f41" draw:text-areas="0 0 21600 21600" draw:type="rectangular-callout" draw:modifiers="9447.63809047738 33834.965034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6cm" svg:height="1.5cm" svg:x="10.3cm" svg:y="7.2cm">
          <text:p text:style-name="P5"><text:span text:style-name="T1">Merge</text:span><text:span text:style-name="T1">条件</text:span><text:span text:style-name="T1">(</text:span><text:span text:style-name="T1">この場合 </text:span><text:span text:style-name="T1">a.aid = t.tid)</text:span></text:p>
          <text:p text:style-name="P5"><text:span text:style-name="T1">に一致するものだけ取り出す</text:span></text:p>
          <draw:enhanced-geometry svg:viewBox="0 0 21600 21600" draw:glue-points="10800 0 0 10800 10800 21600 21600 10800 ?f40 ?f41" draw:text-areas="0 0 21600 21600" draw:type="rectangular-callout" draw:modifiers="20066.6555574071 -36479.6802131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57" draw:text-style-name="P1" draw:layer="layout" svg:width="1.5cm" svg:height="2.499cm" svg:x="22.201cm" svg:y="4.002cm">
          <text:p/>
        </draw:rect>
        <draw:rect draw:style-name="gr57" draw:text-style-name="P1" draw:layer="layout" svg:width="1.5cm" svg:height="2.916cm" svg:x="25.401cm" svg:y="4.002cm">
          <text:p/>
        </draw:rect>
        <draw:rect draw:style-name="gr44" draw:text-style-name="P1" xml:id="id264" draw:id="id264" draw:layer="layout" svg:width="1.5cm" svg:height="0.416cm" svg:x="22.201cm" svg:y="4.502cm">
          <text:p/>
        </draw:rect>
        <draw:rect draw:style-name="gr14" draw:text-style-name="P1" draw:layer="layout" svg:width="1.5cm" svg:height="0.417cm" svg:x="22.201cm" svg:y="4.035cm">
          <text:p/>
        </draw:rect>
        <draw:rect draw:style-name="gr14" draw:text-style-name="P1" draw:layer="layout" svg:width="1.5cm" svg:height="0.416cm" svg:x="22.201cm" svg:y="6.085cm">
          <text:p/>
        </draw:rect>
        <draw:rect draw:style-name="gr17" draw:text-style-name="P1" draw:layer="layout" svg:width="1.5cm" svg:height="0.416cm" svg:x="25.401cm" svg:y="4.002cm">
          <text:p/>
        </draw:rect>
        <draw:rect draw:style-name="gr17" draw:text-style-name="P1" draw:layer="layout" svg:width="1.5cm" svg:height="0.417cm" svg:x="25.401cm" svg:y="4.418cm">
          <text:p/>
        </draw:rect>
        <draw:rect draw:style-name="gr17" draw:text-style-name="P1" draw:layer="layout" svg:width="1.5cm" svg:height="0.417cm" svg:x="25.401cm" svg:y="6.501cm">
          <text:p/>
        </draw:rect>
        <draw:custom-shape draw:style-name="gr58" draw:text-style-name="P2" xml:id="id263" draw:id="id263" draw:layer="layout" svg:width="1.75cm" svg:height="0.7cm" svg:x="21.301cm" svg:y="3.001cm">
          <text:p text:style-name="P1"><text:span text:style-name="T1">idx</text:span></text:p>
          <draw:enhanced-geometry svg:viewBox="0 0 21600 21600" draw:glue-points="10800 0 ?f1 10800 0 21600 10800 21600 21600 21600 ?f7 10800" draw:text-areas="?f1 10800 ?f2 18000 ?f3 7200 ?f4 21600" draw:type="isosceles-triangle" draw:modifiers="11201.59936025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1" draw:text-style-name="P1" draw:layer="layout" svg:x1="21.301cm" svg:y1="3.701cm" svg:x2="22.201cm" svg:y2="4.71cm" draw:start-shape="id263" draw:start-glue-point="6" draw:end-shape="id264" draw:end-glue-point="3" svg:d="M21301 3701v1009h900">
          <text:p/>
        </draw:connector>
        <draw:frame draw:style-name="gr113" draw:text-style-name="P4" draw:layer="layout" svg:width="1.717cm" svg:height="0.725cm" svg:x="20.601cm" svg:y="4.782cm">
          <draw:text-box>
            <text:p><text:span text:style-name="T1">aid = 2</text:span></text:p>
          </draw:text-box>
        </draw:frame>
        <draw:line draw:style-name="gr116" draw:text-style-name="P1" draw:layer="layout" svg:x1="21.001cm" svg:y1="3.902cm" svg:x2="21.001cm" svg:y2="6.473cm">
          <text:p/>
        </draw:line>
        <draw:connector draw:style-name="gr92" draw:text-style-name="P1" draw:layer="layout" draw:type="line" svg:x1="23.701cm" svg:y1="4.71cm" svg:x2="25.401cm" svg:y2="5.01cm" draw:start-shape="id264" draw:start-glue-point="1" draw:end-shape="id265" draw:end-glue-point="3" svg:d="M23701 4710l1700 300">
          <text:p/>
        </draw:connector>
        <draw:rect draw:style-name="gr44" draw:text-style-name="P1" xml:id="id265" draw:id="id265" draw:layer="layout" svg:width="1.5cm" svg:height="0.416cm" svg:x="25.401cm" svg:y="4.802cm">
          <text:p/>
        </draw:rect>
        <draw:custom-shape draw:style-name="gr28" draw:text-style-name="P6" draw:layer="layout" svg:width="5.399cm" svg:height="1.099cm" svg:x="19.601cm" svg:y="7.401cm">
          <text:p text:style-name="P5"><text:span text:style-name="T1">直前に取り出したタプルの次から</text:span></text:p>
          <text:p text:style-name="P5"><text:span text:style-name="T1">Merge</text:span><text:span text:style-name="T1">条件に一致するか検査する。</text:span></text:p>
          <draw:enhanced-geometry svg:viewBox="0 0 21600 21600" draw:glue-points="10800 0 0 10800 10800 21600 21600 10800 ?f40 ?f41" draw:text-areas="0 0 21600 21600" draw:type="rectangular-callout" draw:modifiers="22164 -42237.81818181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57" draw:text-style-name="P1" draw:layer="layout" svg:width="1.5cm" svg:height="2.499cm" svg:x="1.401cm" svg:y="13.202cm">
          <text:p/>
        </draw:rect>
        <draw:rect draw:style-name="gr57" draw:text-style-name="P1" draw:layer="layout" svg:width="0.799cm" svg:height="2.916cm" svg:x="4.401cm" svg:y="13.202cm">
          <text:p/>
        </draw:rect>
        <draw:rect draw:style-name="gr17" draw:text-style-name="P1" draw:layer="layout" svg:width="1.5cm" svg:height="0.416cm" svg:x="1.401cm" svg:y="13.202cm">
          <text:p/>
        </draw:rect>
        <draw:rect draw:style-name="gr14" draw:text-style-name="P1" draw:layer="layout" svg:width="1.5cm" svg:height="0.417cm" svg:x="1.401cm" svg:y="13.635cm">
          <text:p/>
        </draw:rect>
        <draw:rect draw:style-name="gr14" draw:text-style-name="P1" draw:layer="layout" svg:width="1.5cm" svg:height="0.416cm" svg:x="1.401cm" svg:y="15.285cm">
          <text:p/>
        </draw:rect>
        <draw:rect draw:style-name="gr17" draw:text-style-name="P1" draw:layer="layout" svg:width="0.799cm" svg:height="0.416cm" svg:x="4.401cm" svg:y="14.002cm">
          <text:p/>
        </draw:rect>
        <draw:rect draw:style-name="gr17" draw:text-style-name="P1" draw:layer="layout" svg:width="0.799cm" svg:height="0.417cm" svg:x="4.401cm" svg:y="13.218cm">
          <text:p/>
        </draw:rect>
        <draw:rect draw:style-name="gr17" draw:text-style-name="P1" draw:layer="layout" svg:width="0.799cm" svg:height="0.417cm" svg:x="4.401cm" svg:y="15.701cm">
          <text:p/>
        </draw:rect>
        <draw:rect draw:style-name="gr108" draw:text-style-name="P1" draw:layer="layout" svg:width="1.5cm" svg:height="2.916cm" svg:x="6.801cm" svg:y="13.203cm">
          <text:p/>
        </draw:rect>
        <draw:rect draw:style-name="gr44" draw:text-style-name="P1" draw:layer="layout" svg:width="1.5cm" svg:height="0.416cm" svg:x="6.801cm" svg:y="13.203cm">
          <text:p/>
        </draw:rect>
        <draw:rect draw:style-name="gr44" draw:text-style-name="P1" draw:layer="layout" svg:width="1.5cm" svg:height="0.417cm" svg:x="6.801cm" svg:y="13.619cm">
          <text:p/>
        </draw:rect>
        <draw:rect draw:style-name="gr44" draw:text-style-name="P1" draw:layer="layout" svg:width="1.5cm" svg:height="0.417cm" svg:x="6.801cm" svg:y="15.702cm">
          <text:p/>
        </draw:rect>
        <draw:rect draw:style-name="gr17" draw:text-style-name="P1" draw:layer="layout" svg:width="0.799cm" svg:height="0.416cm" svg:x="4.401cm" svg:y="13.602cm">
          <text:p/>
        </draw:rect>
        <draw:rect draw:style-name="gr57" draw:text-style-name="P1" draw:layer="layout" svg:width="1.5cm" svg:height="2.499cm" svg:x="1.5cm" svg:y="4.002cm">
          <text:p/>
        </draw:rect>
        <draw:rect draw:style-name="gr57" draw:text-style-name="P1" draw:layer="layout" svg:width="1.5cm" svg:height="2.916cm" svg:x="4.3cm" svg:y="4.002cm">
          <text:p/>
        </draw:rect>
        <draw:frame draw:style-name="gr118" draw:text-style-name="P32" draw:layer="layout" svg:width="3.753cm" svg:height="1.268cm" svg:x="0.55cm" svg:y="1.428cm">
          <draw:text-box>
            <text:p text:style-name="P25"><text:span text:style-name="T19">pgbench_accounts</text:span></text:p>
            <text:p text:style-name="P31"><text:span text:style-name="T18">外側テーブル</text:span><text:span text:style-name="T18">(M)</text:span></text:p>
          </draw:text-box>
        </draw:frame>
        <draw:rect draw:style-name="gr17" draw:text-style-name="P1" draw:layer="layout" svg:width="1.5cm" svg:height="0.416cm" svg:x="1.5cm" svg:y="4.002cm">
          <text:p/>
        </draw:rect>
        <draw:rect draw:style-name="gr14" draw:text-style-name="P1" draw:layer="layout" svg:width="1.5cm" svg:height="0.417cm" svg:x="1.5cm" svg:y="4.435cm">
          <text:p/>
        </draw:rect>
        <draw:rect draw:style-name="gr14" draw:text-style-name="P1" draw:layer="layout" svg:width="1.5cm" svg:height="0.416cm" svg:x="1.5cm" svg:y="6.085cm">
          <text:p/>
        </draw:rect>
        <draw:rect draw:style-name="gr17" draw:text-style-name="P1" draw:layer="layout" svg:width="1.5cm" svg:height="0.416cm" svg:x="4.3cm" svg:y="4.802cm">
          <text:p/>
        </draw:rect>
        <draw:rect draw:style-name="gr17" draw:text-style-name="P1" draw:layer="layout" svg:width="1.5cm" svg:height="0.417cm" svg:x="4.3cm" svg:y="4.018cm">
          <text:p/>
        </draw:rect>
        <draw:rect draw:style-name="gr17" draw:text-style-name="P1" draw:layer="layout" svg:width="1.5cm" svg:height="0.417cm" svg:x="4.3cm" svg:y="6.501cm">
          <text:p/>
        </draw:rect>
        <draw:custom-shape draw:style-name="gr15" draw:text-style-name="P1" draw:layer="layout" svg:width="1cm" svg:height="1.667cm" svg:x="9.6cm" svg:y="4.4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" draw:layer="layout" svg:width="1.75cm" svg:height="0.7cm" svg:x="0.6cm" svg:y="3.001cm">
          <text:p text:style-name="P1"><text:span text:style-name="T1">idx</text:span></text:p>
          <draw:enhanced-geometry svg:viewBox="0 0 21600 21600" draw:glue-points="10800 0 ?f1 10800 0 21600 10800 21600 21600 21600 ?f7 10800" draw:text-areas="?f1 10800 ?f2 18000 ?f3 7200 ?f4 21600" draw:type="isosceles-triangle" draw:modifiers="11201.59936025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08" draw:text-style-name="P1" draw:layer="layout" svg:width="1.5cm" svg:height="2.916cm" svg:x="7.3cm" svg:y="4.003cm">
          <text:p/>
        </draw:rect>
        <draw:frame draw:style-name="gr119" draw:text-style-name="P32" draw:layer="layout" svg:width="3.55cm" svg:height="1.199cm" svg:x="6.279cm" svg:y="1.41cm">
          <draw:text-box>
            <text:p text:style-name="P25"><text:span text:style-name="T19">pgbench_tellers</text:span></text:p>
            <text:p text:style-name="P31"><text:span text:style-name="T18">内側テーブル</text:span><text:span text:style-name="T18">(N)</text:span></text:p>
          </draw:text-box>
        </draw:frame>
        <draw:rect draw:style-name="gr44" draw:text-style-name="P1" draw:layer="layout" svg:width="1.5cm" svg:height="0.416cm" svg:x="7.3cm" svg:y="4.003cm">
          <text:p/>
        </draw:rect>
        <draw:rect draw:style-name="gr44" draw:text-style-name="P1" draw:layer="layout" svg:width="1.5cm" svg:height="0.417cm" svg:x="7.3cm" svg:y="4.419cm">
          <text:p/>
        </draw:rect>
        <draw:rect draw:style-name="gr44" draw:text-style-name="P1" draw:layer="layout" svg:width="1.5cm" svg:height="0.417cm" svg:x="7.3cm" svg:y="6.502cm">
          <text:p/>
        </draw:rect>
        <draw:custom-shape draw:style-name="gr120" draw:text-style-name="P12" draw:layer="layout" svg:width="1cm" svg:height="1.5cm" svg:x="6.1cm" svg:y="4.501cm">
          <text:p text:style-name="P1"><text:span text:style-name="T21">Sor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7" draw:text-style-name="P1" draw:layer="layout" svg:width="1.5cm" svg:height="0.416cm" svg:x="4.3cm" svg:y="4.402cm">
          <text:p/>
        </draw:rect>
        <draw:custom-shape draw:style-name="gr28" draw:text-style-name="P6" draw:layer="layout" svg:width="3.6cm" svg:height="1cm" svg:x="5.1cm" svg:y="2.401cm">
          <text:p text:style-name="P5"><text:span text:style-name="T1">Sort(</text:span><text:span text:style-name="T1">並べ替え</text:span><text:span text:style-name="T1">)</text:span><text:span text:style-name="T1">した</text:span></text:p>
          <text:p text:style-name="P5"><text:span text:style-name="T1">データを準備</text:span></text:p>
          <draw:enhanced-geometry svg:viewBox="0 0 21600 21600" draw:glue-points="10800 0 0 10800 10800 21600 21600 10800 ?f40 ?f41" draw:text-areas="0 0 21600 21600" draw:type="rectangular-callout" draw:modifiers="10089.1974451541 54097.10289710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0" draw:text-style-name="P12" draw:layer="layout" svg:width="1cm" svg:height="1.5cm" svg:x="5.3cm" svg:y="14.001cm">
          <text:p text:style-name="P1"><text:span text:style-name="T21">Hash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1" draw:text-style-name="P1" draw:layer="layout" svg:x1="7.501cm" svg:y1="13.103cm" svg:x2="7.501cm" svg:y2="16.073cm">
          <text:p/>
        </draw:line>
        <draw:custom-shape draw:style-name="gr15" draw:text-style-name="P1" draw:layer="layout" svg:width="1cm" svg:height="1.667cm" svg:x="9.1cm" svg:y="13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7" draw:text-style-name="P1" draw:layer="layout" svg:width="1.5cm" svg:height="2.499cm" svg:x="11.202cm" svg:y="13.203cm">
          <text:p/>
        </draw:rect>
        <draw:rect draw:style-name="gr57" draw:text-style-name="P1" draw:layer="layout" svg:width="0.799cm" svg:height="2.916cm" svg:x="14.202cm" svg:y="13.203cm">
          <text:p/>
        </draw:rect>
        <draw:rect draw:style-name="gr44" draw:text-style-name="P1" xml:id="id266" draw:id="id266" draw:layer="layout" svg:width="1.5cm" svg:height="0.416cm" svg:x="11.202cm" svg:y="13.203cm">
          <text:p/>
        </draw:rect>
        <draw:rect draw:style-name="gr14" draw:text-style-name="P1" draw:layer="layout" svg:width="1.5cm" svg:height="0.417cm" svg:x="11.202cm" svg:y="13.636cm">
          <text:p/>
        </draw:rect>
        <draw:rect draw:style-name="gr14" draw:text-style-name="P1" draw:layer="layout" svg:width="1.5cm" svg:height="0.416cm" svg:x="11.202cm" svg:y="15.286cm">
          <text:p/>
        </draw:rect>
        <draw:rect draw:style-name="gr17" draw:text-style-name="P1" xml:id="id267" draw:id="id267" draw:layer="layout" svg:width="0.799cm" svg:height="0.416cm" svg:x="14.202cm" svg:y="14.003cm">
          <text:p/>
        </draw:rect>
        <draw:rect draw:style-name="gr17" draw:text-style-name="P1" draw:layer="layout" svg:width="0.799cm" svg:height="0.417cm" svg:x="14.202cm" svg:y="13.219cm">
          <text:p/>
        </draw:rect>
        <draw:rect draw:style-name="gr17" draw:text-style-name="P1" draw:layer="layout" svg:width="0.799cm" svg:height="0.417cm" svg:x="14.202cm" svg:y="15.702cm">
          <text:p/>
        </draw:rect>
        <draw:rect draw:style-name="gr57" draw:text-style-name="P1" draw:layer="layout" svg:width="1.5cm" svg:height="2.916cm" svg:x="16.302cm" svg:y="13.204cm">
          <text:p/>
        </draw:rect>
        <draw:rect draw:style-name="gr44" draw:text-style-name="P1" xml:id="id268" draw:id="id268" draw:layer="layout" svg:width="1.5cm" svg:height="0.416cm" svg:x="16.302cm" svg:y="13.204cm">
          <text:p/>
        </draw:rect>
        <draw:rect draw:style-name="gr17" draw:text-style-name="P1" draw:layer="layout" svg:width="1.5cm" svg:height="0.417cm" svg:x="16.302cm" svg:y="13.62cm">
          <text:p/>
        </draw:rect>
        <draw:rect draw:style-name="gr44" draw:text-style-name="P1" xml:id="id269" draw:id="id269" draw:layer="layout" svg:width="1.5cm" svg:height="0.417cm" svg:x="16.302cm" svg:y="15.703cm">
          <text:p/>
        </draw:rect>
        <draw:rect draw:style-name="gr17" draw:text-style-name="P1" draw:layer="layout" svg:width="0.799cm" svg:height="0.416cm" svg:x="14.202cm" svg:y="13.603cm">
          <text:p/>
        </draw:rect>
        <draw:custom-shape draw:style-name="gr15" draw:text-style-name="P1" draw:layer="layout" svg:width="1cm" svg:height="1.667cm" svg:x="18.501cm" svg:y="13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6" draw:text-style-name="P1" draw:layer="layout" svg:x1="10.901cm" svg:y1="13.103cm" svg:x2="10.901cm" svg:y2="16cm">
          <text:p/>
        </draw:line>
        <draw:connector draw:style-name="gr92" draw:text-style-name="P1" draw:layer="layout" draw:type="line" svg:x1="12.702cm" svg:y1="13.411cm" svg:x2="14.202cm" svg:y2="14.211cm" draw:start-shape="id266" draw:start-glue-point="1" draw:end-shape="id267" draw:end-glue-point="3" svg:d="M12702 13411l1500 800">
          <text:p/>
        </draw:connector>
        <draw:connector draw:style-name="gr92" draw:text-style-name="P1" draw:layer="layout" draw:type="line" svg:x1="15.001cm" svg:y1="14.211cm" svg:x2="16.302cm" svg:y2="13.412cm" draw:start-shape="id267" draw:start-glue-point="1" draw:end-shape="id268" draw:end-glue-point="3" svg:d="M15001 14211l1301-799">
          <text:p/>
        </draw:connector>
        <draw:connector draw:style-name="gr92" draw:text-style-name="P1" draw:layer="layout" draw:type="line" svg:x1="15.001cm" svg:y1="14.211cm" svg:x2="16.302cm" svg:y2="15.911cm" draw:start-shape="id267" draw:start-glue-point="1" draw:end-shape="id269" draw:end-glue-point="3" svg:d="M15001 14211l1301 1700">
          <text:p/>
        </draw:connector>
        <draw:rect draw:style-name="gr57" draw:text-style-name="P1" draw:layer="layout" svg:width="1.5cm" svg:height="2.499cm" svg:x="20.603cm" svg:y="13.203cm">
          <text:p/>
        </draw:rect>
        <draw:rect draw:style-name="gr57" draw:text-style-name="P1" draw:layer="layout" svg:width="0.799cm" svg:height="2.916cm" svg:x="23.603cm" svg:y="13.203cm">
          <text:p/>
        </draw:rect>
        <draw:rect draw:style-name="gr17" draw:text-style-name="P1" draw:layer="layout" svg:width="1.5cm" svg:height="0.416cm" svg:x="20.603cm" svg:y="13.203cm">
          <text:p/>
        </draw:rect>
        <draw:rect draw:style-name="gr14" draw:text-style-name="P1" draw:layer="layout" svg:width="1.5cm" svg:height="0.417cm" svg:x="20.603cm" svg:y="13.636cm">
          <text:p/>
        </draw:rect>
        <draw:rect draw:style-name="gr44" draw:text-style-name="P1" xml:id="id270" draw:id="id270" draw:layer="layout" svg:width="1.5cm" svg:height="0.416cm" svg:x="20.603cm" svg:y="15.286cm">
          <text:p/>
        </draw:rect>
        <draw:rect draw:style-name="gr17" draw:text-style-name="P1" draw:layer="layout" svg:width="0.799cm" svg:height="0.416cm" svg:x="23.603cm" svg:y="14.003cm">
          <text:p/>
        </draw:rect>
        <draw:rect draw:style-name="gr17" draw:text-style-name="P1" xml:id="id271" draw:id="id271" draw:layer="layout" svg:width="0.799cm" svg:height="0.417cm" svg:x="23.603cm" svg:y="13.219cm">
          <text:p/>
        </draw:rect>
        <draw:rect draw:style-name="gr17" draw:text-style-name="P1" draw:layer="layout" svg:width="0.799cm" svg:height="0.417cm" svg:x="23.603cm" svg:y="15.702cm">
          <text:p/>
        </draw:rect>
        <draw:rect draw:style-name="gr57" draw:text-style-name="P1" draw:layer="layout" svg:width="1.5cm" svg:height="2.916cm" svg:x="25.703cm" svg:y="13.204cm">
          <text:p/>
        </draw:rect>
        <draw:rect draw:style-name="gr17" draw:text-style-name="P1" draw:layer="layout" svg:width="1.5cm" svg:height="0.416cm" svg:x="25.703cm" svg:y="13.204cm">
          <text:p/>
        </draw:rect>
        <draw:rect draw:style-name="gr44" draw:text-style-name="P1" xml:id="id272" draw:id="id272" draw:layer="layout" svg:width="1.5cm" svg:height="0.417cm" svg:x="25.703cm" svg:y="13.62cm">
          <text:p/>
        </draw:rect>
        <draw:rect draw:style-name="gr17" draw:text-style-name="P1" draw:layer="layout" svg:width="1.5cm" svg:height="0.417cm" svg:x="25.703cm" svg:y="15.703cm">
          <text:p/>
        </draw:rect>
        <draw:rect draw:style-name="gr17" draw:text-style-name="P1" draw:layer="layout" svg:width="0.799cm" svg:height="0.416cm" svg:x="23.603cm" svg:y="13.603cm">
          <text:p/>
        </draw:rect>
        <draw:line draw:style-name="gr122" draw:text-style-name="P1" draw:layer="layout" svg:x1="20.302cm" svg:y1="13.103cm" svg:x2="20.302cm" svg:y2="16cm">
          <text:p/>
        </draw:line>
        <draw:connector draw:style-name="gr92" draw:text-style-name="P1" draw:layer="layout" draw:type="line" svg:x1="22.103cm" svg:y1="15.494cm" svg:x2="23.603cm" svg:y2="13.427cm" draw:start-shape="id270" draw:start-glue-point="1" draw:end-shape="id271" draw:end-glue-point="3" svg:d="M22103 15494l1500-2067">
          <text:p/>
        </draw:connector>
        <draw:connector draw:style-name="gr92" draw:text-style-name="P1" draw:layer="layout" draw:type="line" svg:x1="24.402cm" svg:y1="13.427cm" svg:x2="25.703cm" svg:y2="13.828cm" draw:start-shape="id271" draw:start-glue-point="1" draw:end-shape="id272" draw:end-glue-point="3" svg:d="M24402 13427l1301 401">
          <text:p/>
        </draw:connector>
        <draw:custom-shape draw:style-name="gr28" draw:text-style-name="P6" draw:layer="layout" svg:width="5.5cm" svg:height="1.7cm" svg:x="3.5cm" svg:y="11cm">
          <text:p text:style-name="P5"><text:span text:style-name="T1">pgbench_tellers</text:span><text:span text:style-name="T1">を</text:span><text:span text:style-name="T1">SeqScan</text:span><text:span text:style-name="T1">して</text:span></text:p>
          <text:p text:style-name="P5"><text:span text:style-name="T1">Hash</text:span><text:span text:style-name="T1">条件を満たすキーを持った</text:span></text:p>
          <text:p text:style-name="P5"><text:span text:style-name="T1">Hash</text:span><text:span text:style-name="T1">テーブルをつくる</text:span></text:p>
          <draw:enhanced-geometry svg:viewBox="0 0 21600 21600" draw:glue-points="10800 0 0 10800 10800 21600 21600 10800 ?f40 ?f41" draw:text-areas="0 0 21600 21600" draw:type="rectangular-callout" draw:modifiers="4849.30012724959 26539.68253968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3.5cm" svg:height="1.3cm" svg:x="10.5cm" svg:y="11.5cm">
          <text:p text:style-name="P5"><text:span text:style-name="T1">a.bid</text:span><text:span text:style-name="T1">をキーとして</text:span></text:p>
          <text:p text:style-name="P5"><text:span text:style-name="T1">Hash</text:span><text:span text:style-name="T1">テーブルを検索</text:span></text:p>
          <draw:enhanced-geometry svg:viewBox="0 0 21600 21600" draw:glue-points="10800 0 0 10800 10800 21600 21600 10800 ?f40 ?f41" draw:text-areas="0 0 21600 21600" draw:type="rectangular-callout" draw:modifiers="18977.8920308483 37372.4827056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4.2cm" svg:height="1.2cm" svg:x="15.1cm" svg:y="11.5cm">
          <text:p text:style-name="P5"><text:span text:style-name="T1">a.bid=t.bid</text:span><text:span text:style-name="T1">となる</text:span></text:p>
          <text:p text:style-name="P5"><text:span text:style-name="T1">pgbench_tellers</text:span><text:span text:style-name="T1">のデータ</text:span></text:p>
          <text:p text:style-name="P5"><text:span text:style-name="T1">を取り出す</text:span></text:p>
          <draw:enhanced-geometry svg:viewBox="0 0 21600 21600" draw:glue-points="10800 0 0 10800 10800 21600 21600 10800 ?f40 ?f41" draw:text-areas="0 0 21600 21600" draw:type="rectangular-callout" draw:modifiers="3270.07855272554 37354.8709408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4.2cm" svg:height="1cm" svg:x="19.9cm" svg:y="11.5cm">
          <text:p text:style-name="P5"><text:span text:style-name="T1">pgbench_accounts</text:span><text:span text:style-name="T1">を</text:span></text:p>
          <text:p text:style-name="P5"><text:span text:style-name="T1">最後まで</text:span><text:span text:style-name="T1">SeqScan</text:span><text:span text:style-name="T1">する</text:span></text:p>
          <draw:enhanced-geometry svg:viewBox="0 0 21600 21600" draw:glue-points="10800 0 0 10800 10800 21600 21600 10800 ?f40 ?f41" draw:text-areas="0 0 21600 21600" draw:type="rectangular-callout" draw:modifiers="3270.07855272554 36187.012987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21" draw:text-style-name="P1" draw:layer="layout" svg:x1="7.9cm" svg:y1="4.202cm" svg:x2="7.9cm" svg:y2="6.773cm">
          <text:p/>
        </draw:line>
        <draw:frame draw:style-name="gr118" draw:text-style-name="P32" draw:layer="layout" svg:width="3.753cm" svg:height="1.268cm" svg:x="0.551cm" svg:y="9.828cm">
          <draw:text-box>
            <text:p text:style-name="P25"><text:span text:style-name="T19">pgbench_accounts</text:span></text:p>
            <text:p text:style-name="P31"><text:span text:style-name="T18">外側テーブル</text:span><text:span text:style-name="T18">(M)</text:span></text:p>
          </draw:text-box>
        </draw:frame>
        <draw:frame draw:style-name="gr119" draw:text-style-name="P32" draw:layer="layout" svg:width="3.55cm" svg:height="1.199cm" svg:x="6.28cm" svg:y="9.81cm">
          <draw:text-box>
            <text:p text:style-name="P25"><text:span text:style-name="T19">pgbench_tellers</text:span></text:p>
            <text:p text:style-name="P31"><text:span text:style-name="T18">内側テーブル</text:span><text:span text:style-name="T18">(N)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>
        <office:forms form:automatic-focus="false" form:apply-design-mode="false"/>
        <draw:frame draw:style-name="gr123" draw:text-style-name="P8" draw:layer="layout" svg:width="21.868cm" svg:height="7.055cm" svg:x="0.988cm" svg:y="2.1cm">
          <draw:text-box>
            <text:p><text:span text:style-name="T5">sampledb=# EXPLAIN SELECT * FROM pgbench_accounts AS a, pgbench_tellers AS t WHERE a.aid = t.tid;</text:span></text:p>
            <text:p><text:span text:style-name="T5"><text:s text:c="50"/></text:span><text:span text:style-name="T5">QUERY PLAN</text:span></text:p>
            <text:p><text:span text:style-name="T5">-------------------------------------------------------------------------------------------------------</text:span></text:p>
            <text:p><text:span text:style-name="T5"><text:s/></text:span><text:span text:style-name="T5">Merge Join <text:s/>(cost=31.29..32.09 rows=10 width=449)</text:span></text:p>
            <text:p><text:span text:style-name="T5"><text:s text:c="3"/></text:span><text:span text:style-name="T5">Merge Cond: (a.aid = t.tid)</text:span></text:p>
            <text:p><text:span text:style-name="T5"><text:s text:c="3"/></text:span><text:span text:style-name="T5">-&gt; <text:s/>Index Scan using pgbench_accounts_pkey on pgbench_accounts a</text:span></text:p>
            <text:p><text:span text:style-name="T5"><text:s text:c="58"/></text:span><text:span text:style-name="T5">(cost=0.00..8140.42 rows=100000 width=97)</text:span></text:p>
            <text:p><text:span text:style-name="T5"><text:s text:c="3"/></text:span><text:span text:style-name="T5">-&gt; <text:s/>Sort <text:s/>(cost=31.27..31.29 rows=10 width=352)</text:span></text:p>
            <text:p><text:span text:style-name="T5"><text:s text:c="9"/></text:span><text:span text:style-name="T5">Sort Key: t.tid</text:span></text:p>
            <text:p><text:span text:style-name="T5"><text:s text:c="9"/></text:span><text:span text:style-name="T5">-&gt; <text:s/>Seq Scan on pgbench_tellers t <text:s/>(cost=0.00..31.10 rows=10 width=352)</text:span></text:p>
            <text:p><text:span text:style-name="T5">(6 rows)</text:span></text:p>
            <text:p><text:span text:style-name="T5"/></text:p>
          </draw:text-box>
        </draw:frame>
        <draw:frame draw:style-name="gr124" draw:text-style-name="P8" draw:layer="layout" svg:width="21.051cm" svg:height="5.921cm" svg:x="1.027cm" svg:y="10.5cm">
          <draw:text-box>
            <text:p><text:span text:style-name="T5">sampledb=# EXPLAIN SELECT * FROM pgbench_accounts AS a, pgbench_tellers AS t WHERE a.bid = t.bid;</text:span></text:p>
            <text:p><text:span text:style-name="T5"><text:s text:c="35"/></text:span><text:span text:style-name="T5">QUERY PLAN</text:span></text:p>
            <text:p><text:span text:style-name="T5">---------------------------------------------------------------------------------</text:span></text:p>
            <text:p><text:span text:style-name="T5"><text:s/></text:span><text:span text:style-name="T5">Hash Join <text:s/>(cost=31.23..14414.23 rows=1000000 width=449)</text:span></text:p>
            <text:p><text:span text:style-name="T5"><text:s text:c="3"/></text:span><text:span text:style-name="T5">Hash Cond: (a.bid = t.bid)</text:span></text:p>
            <text:p><text:span text:style-name="T5"><text:s text:c="3"/></text:span><text:span text:style-name="T5">-&gt; <text:s/>Seq Scan on pgbench_accounts a <text:s/>(cost=0.00..2883.00 rows=100000 width=97)</text:span></text:p>
            <text:p><text:span text:style-name="T5"><text:s text:c="3"/></text:span><text:span text:style-name="T5">-&gt; <text:s/>Hash <text:s/>(cost=31.10..31.10 rows=10 width=352)</text:span></text:p>
            <text:p><text:span text:style-name="T5"><text:s text:c="9"/></text:span><text:span text:style-name="T5">-&gt; <text:s/>Seq Scan on pgbench_tellers t <text:s/>(cost=0.00..31.10 rows=10 width=352)</text:span></text:p>
            <text:p><text:span text:style-name="T5">(5 rows)</text:span></text:p>
            <text:p><text:span text:style-name="T5"/></text:p>
          </draw:text-box>
        </draw:frame>
        <draw:rect draw:style-name="gr57" draw:text-style-name="P1" draw:layer="layout" svg:width="16.5cm" svg:height="1.5cm" svg:x="2.5cm" svg:y="5.8cm">
          <text:p/>
        </draw:rect>
        <draw:frame draw:style-name="gr125" draw:text-style-name="P35" draw:layer="layout" svg:width="6.852cm" svg:height="0.772cm" svg:x="11.7cm" svg:y="5.8cm">
          <draw:text-box>
            <text:p><text:span text:style-name="T28">シーケンシャルスキャンでソート</text:span></text:p>
          </draw:text-box>
        </draw:frame>
        <draw:rect draw:style-name="gr57" draw:text-style-name="P1" draw:layer="layout" svg:width="18cm" svg:height="1cm" svg:x="2.5cm" svg:y="13.7cm">
          <text:p/>
        </draw:rect>
        <draw:frame draw:style-name="gr126" draw:text-style-name="P35" draw:layer="layout" svg:width="9.036cm" svg:height="0.772cm" svg:x="11.7cm" svg:y="13.7cm">
          <draw:text-box>
            <text:p><text:span text:style-name="T28">シーケンシャルスキャンで</text:span><text:span text:style-name="T28">HASH</text:span><text:span text:style-name="T28">テーブル生成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さざなみゴシック" style:font-family-generic="roman" style:font-pitch="variable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さざなみ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さざなみゴシック" style:font-family-generic="roman" style:font-pitch="variable" fo:font-size="20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20pt" style:font-style-asian="normal" style:font-weight-asian="normal" style:font-family-complex="さざなみ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さざなみゴシック" style:font-family-generic="roman" style:font-pitch="variable" fo:font-size="44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44pt" style:font-style-asian="normal" style:font-weight-asian="normal" style:font-family-complex="さざなみ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zuki hironobu</meta:initial-creator>
    <meta:creation-date>2011-09-17T23:10:27</meta:creation-date>
    <meta:editing-duration>P10DT10H2M57S</meta:editing-duration>
    <meta:editing-cycles>449</meta:editing-cycles>
    <dc:date>2018-08-11T03:25:13</dc:date>
    <meta:generator>OpenOffice/4.1.3$Unix OpenOffice.org_project/413m1$Build-9783</meta:generator>
    <meta:document-statistic meta:object-count="9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fo:border-bottom="none" fo:border-left="0.035cm solid #000000" fo:border-right="0.035cm solid #000000" fo:border-top="none"/>
    </style:style>
    <style:style style:name="ce3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 table:number-rows-repeated="4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012/04/24</text:date>, <text:time>16:0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fo:border-bottom="none" fo:border-left="0.035cm solid #000000" fo:border-right="0.035cm solid #000000" fo:border-top="none"/>
    </style:style>
    <style:style style:name="ce3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 table:number-rows-repeated="4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012/04/24</text:date>, <text:time>16:0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fo:border-bottom="none" fo:border-left="0.035cm solid #000000" fo:border-right="0.035cm solid #000000" fo:border-top="none"/>
    </style:style>
    <style:style style:name="ce3" style:family="table-cell" style:parent-style-name="Default">
      <style:table-cell-properties fo:border-bottom="0.035cm solid #000000" fo:border-left="0.035cm solid #000000" fo:border-right="0.035cm solid #000000" fo:border-top="non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 table:number-rows-repeated="4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none" fo:country="none" style:font-name-asian="HG Mincho Light J" style:language-asian="ja" style:country-asian="JP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8">2006/02/28</text:date>, <text:time>21:55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fo:border-bottom="none" fo:border-left="0.035cm solid #000000" fo:border-right="0.035cm solid #000000" fo:border-top="none"/>
    </style:style>
    <style:style style:name="ce3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 table:number-rows-repeated="4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2012/04/09</text:date>, <text:time>13:14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fo:border-bottom="none" fo:border-left="0.035cm solid #000000" fo:border-right="0.035cm solid #000000" fo:border-top="none"/>
    </style:style>
    <style:style style:name="ce3" style:family="table-cell" style:parent-style-name="Default">
      <style:table-cell-properties fo:border-bottom="0.035cm solid #000000" fo:border-left="0.035cm solid #000000" fo:border-right="0.035cm solid #000000" fo:border-top="non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 table:number-rows-repeated="4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none" fo:country="none" style:font-name-asian="HG Mincho Light J" style:language-asian="ja" style:country-asian="JP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8">2006/02/28</text:date>, <text:time>21:55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fo:border-bottom="none" fo:border-left="0.035cm solid #000000" fo:border-right="0.035cm solid #000000" fo:border-top="none"/>
    </style:style>
    <style:style style:name="ce3" style:family="table-cell" style:parent-style-name="Default">
      <style:table-cell-properties fo:border-bottom="0.035cm solid #000000" fo:border-left="0.035cm solid #000000" fo:border-right="0.035cm solid #000000" fo:border-top="non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 table:number-rows-repeated="4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none" fo:country="none" style:font-name-asian="HG Mincho Light J" style:language-asian="ja" style:country-asian="JP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8">2006/02/28</text:date>, <text:time>21:55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fo:border-bottom="none" fo:border-left="0.035cm solid #000000" fo:border-right="0.035cm solid #000000" fo:border-top="none"/>
    </style:style>
    <style:style style:name="ce3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 table:number-rows-repeated="4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2012/04/09</text:date>, <text:time>13:14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fo:border-bottom="none" fo:border-left="0.035cm solid #000000" fo:border-right="0.035cm solid #000000" fo:border-top="none"/>
    </style:style>
    <style:style style:name="ce3" style:family="table-cell" style:parent-style-name="Default">
      <style:table-cell-properties fo:border-bottom="0.035cm solid #000000" fo:border-left="0.035cm solid #000000" fo:border-right="0.035cm solid #000000" fo:border-top="non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 table:number-rows-repeated="4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none" fo:country="none" style:font-name-asian="HG Mincho Light J" style:language-asian="ja" style:country-asian="JP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8">2006/02/28</text:date>, <text:time>21:5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</style:style>
    <style:style style:name="ce2" style:family="table-cell" style:parent-style-name="Default">
      <style:table-cell-properties fo:border-bottom="none" fo:border-left="0.035cm solid #000000" fo:border-right="0.035cm solid #000000" fo:border-top="none"/>
    </style:style>
    <style:style style:name="ce3" style:family="table-cell" style:parent-style-name="Default">
      <style:table-cell-properties fo:border-bottom="0.035cm solid #000000" fo:border-left="0.035cm solid #000000" fo:border-right="0.035cm solid #000000" fo:border-top="non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row table:style-name="ro1" table:number-rows-repeated="4">
          <table:table-cell/>
        </table:table-row>
        <table:table-row table:style-name="ro1" table:number-rows-repeated="4">
          <table:table-cell table:style-name="ce2"/>
        </table:table-row>
        <table:table-row table:style-name="ro1">
          <table:table-cell table:style-name="ce3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none" fo:country="none" style:font-name-asian="HG Mincho Light J" style:language-asian="ja" style:country-asian="JP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28">2006/02/28</text:date>, <text:time>21:5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